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9000001D78F9EC6F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Sans" svg:font-family="NimbusSan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22cm" svg:stroke-color="#e5e5e5" draw:stroke-linejoin="round" svg:stroke-linecap="butt" draw:fill="none" fo:padding-top="0.011cm" fo:padding-bottom="0.011cm" fo:padding-left="0.011cm" fo:padding-right="0.011cm" loext:decorative="false"/>
    </style:style>
    <style:style style:name="gr3" style:family="graphic" style:parent-style-name="standard">
      <style:graphic-properties draw:stroke="none" draw:fill="solid" draw:fill-color="#e5e5e5" draw:opacity="50%" loext:decorative="false"/>
    </style:style>
    <style:style style:name="gr4" style:family="graphic" style:parent-style-name="standard">
      <style:graphic-properties draw:stroke="solid" svg:stroke-width="0.03cm" svg:stroke-color="#ffffff" draw:stroke-linejoin="round" svg:stroke-linecap="butt" draw:fill="none" fo:padding-top="0.015cm" fo:padding-bottom="0.015cm" fo:padding-left="0.015cm" fo:padding-right="0.015cm" loext:decorative="false"/>
    </style:style>
    <style:style style:name="gr5" style:family="graphic" style:parent-style-name="standard">
      <style:graphic-properties draw:stroke="dash" draw:stroke-dash="stroke-dash66" svg:stroke-width="0.022cm" svg:stroke-color="#7f7f7f" draw:stroke-linejoin="round" svg:stroke-linecap="butt" draw:fill="none" fo:padding-top="0.011cm" fo:padding-bottom="0.011cm" fo:padding-left="0.011cm" fo:padding-right="0.011cm" loext:decorative="false"/>
    </style:style>
    <style:style style:name="gr6" style:family="graphic" style:parent-style-name="standard">
      <style:graphic-properties draw:stroke="none" draw:fill="solid" draw:fill-color="#937668" loext:decorative="false"/>
    </style:style>
    <style:style style:name="gr7" style:family="graphic" style:parent-style-name="standard">
      <style:graphic-properties draw:stroke="none" draw:fill="solid" draw:fill-color="#7fa688" loext:decorative="false"/>
    </style:style>
    <style:style style:name="gr8" style:family="graphic" style:parent-style-name="standard">
      <style:graphic-properties draw:stroke="none" draw:fill="solid" draw:fill-color="#ddb166" loext:decorative="false"/>
    </style:style>
    <style:style style:name="gr9" style:family="graphic" style:parent-style-name="standard">
      <style:graphic-properties draw:stroke="none" draw:fill="solid" draw:fill-color="#d98b65" loext:decorative="false"/>
    </style:style>
    <style:style style:name="gr10" style:family="graphic" style:parent-style-name="standard">
      <style:graphic-properties draw:stroke="none" draw:fill="solid" draw:fill-color="#bd8985" loext:decorative="false"/>
    </style:style>
    <style:style style:name="gr11" style:family="graphic" style:parent-style-name="standard">
      <style:graphic-properties draw:stroke="none" draw:fill="solid" draw:fill-color="#a25752" loext:decorative="false"/>
    </style:style>
    <style:style style:name="gr12" style:family="graphic" style:parent-style-name="standard">
      <style:graphic-properties draw:stroke="solid" svg:stroke-width="0.015cm" svg:stroke-color="#4d4d4d" draw:stroke-linejoin="miter" svg:stroke-linecap="butt" draw:fill="none" fo:padding-top="0.007cm" fo:padding-bottom="0.007cm" fo:padding-left="0.007cm" fo:padding-right="0.007cm" loext:decorative="false"/>
    </style:style>
    <style:style style:name="gr13" style:family="graphic" style:parent-style-name="standard">
      <style:graphic-properties draw:stroke="solid" svg:stroke-width="0.06cm" svg:stroke-color="#ffffff" draw:stroke-linejoin="round" svg:stroke-linecap="butt" draw:fill="none" fo:padding-top="0.03cm" fo:padding-bottom="0.03cm" fo:padding-left="0.03cm" fo:padding-right="0.03cm" loext:decorative="false"/>
    </style:style>
    <style:style style:name="gr14" style:family="graphic" style:parent-style-name="standard">
      <style:graphic-properties draw:stroke="solid" svg:stroke-width="0.03cm" svg:stroke-color="#4d4d4d" draw:stroke-linejoin="round" svg:stroke-linecap="butt" draw:fill="none" fo:padding-top="0.015cm" fo:padding-bottom="0.015cm" fo:padding-left="0.015cm" fo:padding-right="0.015cm" loext:decorative="false"/>
    </style:style>
    <style:style style:name="gr15" style:family="graphic" style:parent-style-name="standard">
      <style:graphic-properties draw:stroke="solid" svg:stroke-width="0.03cm" svg:stroke-color="#4d4d4d" draw:stroke-linejoin="round" svg:stroke-linecap="round" draw:fill="none" fo:padding-top="0.015cm" fo:padding-bottom="0.015cm" fo:padding-left="0.015cm" fo:padding-right="0.015cm" loext:decorative="false"/>
    </style:style>
    <style:style style:name="gr16" style:family="graphic" style:parent-style-name="standard">
      <style:graphic-properties draw:stroke="solid" svg:stroke-width="0.037cm" svg:stroke-color="#333333" draw:stroke-linejoin="round" svg:stroke-linecap="butt" draw:fill="none" fo:padding-top="0.018cm" fo:padding-bottom="0.018cm" fo:padding-left="0.018cm" fo:padding-right="0.018cm" loext:decorative="false"/>
    </style:style>
    <style:style style:name="gr17"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299cm" fo:min-width="0.299cm" fo:padding-top="0cm" fo:padding-bottom="0cm" fo:padding-left="0cm" fo:padding-right="0cm" loext:decorative="false"/>
      <style:paragraph-properties style:writing-mode="lr-tb"/>
    </style:style>
    <style:style style:name="gr19" style:family="graphic" style:parent-style-name="standard">
      <style:graphic-properties draw:stroke="none" draw:fill="solid" draw:fill-color="#bfbfbf" loext:decorative="false"/>
    </style:style>
    <style:style style:name="gr20" style:family="graphic" style:parent-style-name="standard">
      <style:graphic-properties draw:stroke="none" draw:fill="solid" draw:fill-color="#d9d9d9" loext:decorative="false"/>
    </style:style>
    <style:style style:name="gr21" style:family="graphic" style:parent-style-name="standard">
      <style:graphic-properties draw:stroke="none" draw:fill="solid" draw:fill-color="#f2f2f2" loext:decorative="false"/>
    </style:style>
    <style:style style:name="gr22" style:family="graphic" style:parent-style-name="standard">
      <style:graphic-properties draw:stroke="none" draw:fill="solid" draw:fill-color="#ebebeb" loext:decorative="false"/>
    </style:style>
    <style:style style:name="gr23" style:family="graphic" style:parent-style-name="standard">
      <style:graphic-properties draw:stroke="none" draw:fill="solid" draw:fill-color="#dedede" loext:decorative="false"/>
    </style:style>
    <style:style style:name="gr24" style:family="graphic" style:parent-style-name="standard">
      <style:graphic-properties draw:stroke="none" draw:fill="solid" draw:fill-color="#e5e5e5" loext:decorative="false"/>
    </style:style>
    <style:style style:name="gr25" style:family="graphic">
      <style:graphic-properties loext:decorative="false"/>
    </style:style>
    <style:style style:name="gr26" style:family="graphic" style:parent-style-name="standard">
      <style:graphic-properties draw:stroke="none" draw:fill="none" draw:textarea-horizontal-align="left" draw:textarea-vertical-align="top" draw:auto-grow-height="true" draw:auto-grow-width="true" fo:min-height="0.228cm" fo:min-width="0.228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15cm" fo:min-width="0.215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17cm" fo:min-width="1.36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17cm" fo:min-width="0.305cm" fo:padding-top="0cm" fo:padding-bottom="0cm" fo:padding-left="0cm" fo:padding-right="0cm" loext:decorative="false"/>
      <style:paragraph-properties style:writing-mode="lr-tb"/>
    </style:style>
    <style:style style:name="gr30" style:family="graphic" style:parent-style-name="standard">
      <style:graphic-properties draw:stroke="solid" svg:stroke-width="0.026cm" svg:stroke-color="#e5e5e5" draw:stroke-linejoin="round" svg:stroke-linecap="round" draw:fill="none" fo:padding-top="0.013cm" fo:padding-bottom="0.013cm" fo:padding-left="0.013cm" fo:padding-right="0.013cm" loext:decorative="false"/>
    </style:style>
    <style:style style:name="gr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32" style:family="graphic" style:parent-style-name="standard">
      <style:graphic-properties draw:stroke="solid" svg:stroke-width="0.007cm" svg:stroke-color="#666666" draw:stroke-linejoin="round" svg:stroke-linecap="butt" draw:fill="none" fo:padding-top="0.003cm" fo:padding-bottom="0.003cm" fo:padding-left="0.003cm" fo:padding-right="0.003cm" loext:decorative="false"/>
    </style:style>
    <style:style style:name="gr33" style:family="graphic" style:parent-style-name="standard">
      <style:graphic-properties draw:stroke="none" draw:fill="solid" draw:fill-color="#e76f51" draw:opacity="80%" loext:decorative="false"/>
    </style:style>
    <style:style style:name="gr34" style:family="graphic" style:parent-style-name="standard">
      <style:graphic-properties draw:stroke="none" draw:fill="solid" draw:fill-color="#80b25b" draw:opacity="80%" loext:decorative="false"/>
    </style:style>
    <style:style style:name="gr35" style:family="graphic" style:parent-style-name="standard">
      <style:graphic-properties draw:stroke="none" draw:fill="solid" draw:fill-color="#e9c46a" draw:opacity="80%" loext:decorative="false"/>
    </style:style>
    <style:style style:name="gr36" style:family="graphic" style:parent-style-name="standard">
      <style:graphic-properties draw:stroke="none" draw:fill="solid" draw:fill-color="#c0ddf0" draw:opacity="80%" loext:decorative="false"/>
    </style:style>
    <style:style style:name="gr37" style:family="graphic" style:parent-style-name="standard">
      <style:graphic-properties draw:stroke="none" draw:fill="solid" draw:fill-color="#2a9d8f" draw:opacity="80%" loext:decorative="false"/>
    </style:style>
    <style:style style:name="gr38" style:family="graphic" style:parent-style-name="standard">
      <style:graphic-properties draw:stroke="none" draw:fill="solid" draw:fill-color="#e5e5e5" draw:opacity="80%"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e5e5e5" draw:opacity="50%"/>
    </style:style>
    <style:style style:name="P4" style:family="paragraph">
      <loext:graphic-properties draw:fill="solid" draw:fill-color="#937668"/>
    </style:style>
    <style:style style:name="P5" style:family="paragraph">
      <loext:graphic-properties draw:fill="solid" draw:fill-color="#7fa688"/>
    </style:style>
    <style:style style:name="P6" style:family="paragraph">
      <loext:graphic-properties draw:fill="solid" draw:fill-color="#ddb166"/>
    </style:style>
    <style:style style:name="P7" style:family="paragraph">
      <loext:graphic-properties draw:fill="solid" draw:fill-color="#d98b65"/>
    </style:style>
    <style:style style:name="P8" style:family="paragraph">
      <loext:graphic-properties draw:fill="solid" draw:fill-color="#bd8985"/>
    </style:style>
    <style:style style:name="P9" style:family="paragraph">
      <loext:graphic-properties draw:fill="solid" draw:fill-color="#a25752"/>
    </style:style>
    <style:style style:name="P10" style:family="paragraph">
      <style:paragraph-properties fo:text-align="start" style:writing-mode="lr-tb"/>
    </style:style>
    <style:style style:name="P11" style:family="paragraph">
      <loext:graphic-properties draw:fill="none"/>
      <style:text-properties fo:font-size="7pt" style:font-size-asian="7pt" style:font-size-complex="7pt"/>
    </style:style>
    <style:style style:name="P12" style:family="paragraph">
      <loext:graphic-properties draw:fill="none"/>
      <style:text-properties fo:font-size="8.5pt" style:font-size-asian="8.5pt" style:font-size-complex="8.5pt"/>
    </style:style>
    <style:style style:name="P13" style:family="paragraph">
      <loext:graphic-properties draw:fill="solid" draw:fill-color="#bfbfbf"/>
    </style:style>
    <style:style style:name="P14" style:family="paragraph">
      <loext:graphic-properties draw:fill="solid" draw:fill-color="#d9d9d9"/>
    </style:style>
    <style:style style:name="P15" style:family="paragraph">
      <loext:graphic-properties draw:fill="solid" draw:fill-color="#f2f2f2"/>
    </style:style>
    <style:style style:name="P16" style:family="paragraph">
      <loext:graphic-properties draw:fill="solid" draw:fill-color="#ebebeb"/>
    </style:style>
    <style:style style:name="P17" style:family="paragraph">
      <loext:graphic-properties draw:fill="solid" draw:fill-color="#dedede"/>
    </style:style>
    <style:style style:name="P18" style:family="paragraph">
      <loext:graphic-properties draw:fill="solid" draw:fill-color="#e5e5e5"/>
    </style:style>
    <style:style style:name="P19" style:family="paragraph">
      <loext:graphic-properties draw:fill="none"/>
      <style:text-properties fo:font-size="6.5pt" style:font-size-asian="6.5pt" style:font-size-complex="6.5pt"/>
    </style:style>
    <style:style style:name="P20" style:family="paragraph">
      <loext:graphic-properties draw:fill="none"/>
      <style:text-properties fo:font-size="6.09999990463257pt" style:font-size-asian="6.09999990463257pt" style:font-size-complex="6.09999990463257pt"/>
    </style:style>
    <style:style style:name="P21" style:family="paragraph">
      <loext:graphic-properties draw:fill="none"/>
      <style:paragraph-properties fo:text-align="start"/>
      <style:text-properties fo:font-size="6.09999990463257pt" style:font-size-asian="6.09999990463257pt" style:font-size-complex="6.09999990463257pt"/>
    </style:style>
    <style:style style:name="P22" style:family="paragraph">
      <loext:graphic-properties draw:fill="solid" draw:fill-color="#e76f51" draw:opacity="80%"/>
    </style:style>
    <style:style style:name="P23" style:family="paragraph">
      <loext:graphic-properties draw:fill="solid" draw:fill-color="#80b25b" draw:opacity="80%"/>
    </style:style>
    <style:style style:name="P24" style:family="paragraph">
      <loext:graphic-properties draw:fill="solid" draw:fill-color="#e9c46a" draw:opacity="80%"/>
    </style:style>
    <style:style style:name="P25" style:family="paragraph">
      <loext:graphic-properties draw:fill="solid" draw:fill-color="#c0ddf0" draw:opacity="80%"/>
    </style:style>
    <style:style style:name="P26" style:family="paragraph">
      <loext:graphic-properties draw:fill="solid" draw:fill-color="#2a9d8f" draw:opacity="80%"/>
    </style:style>
    <style:style style:name="P27" style:family="paragraph">
      <loext:graphic-properties draw:fill="solid" draw:fill-color="#e5e5e5" draw:opacity="80%"/>
    </style:style>
    <style:style style:name="P28" style:family="paragraph">
      <loext:graphic-properties draw:fill="none"/>
      <style:paragraph-properties fo:text-align="start"/>
      <style:text-properties fo:font-size="6.5pt" style:font-size-asian="6.5pt" style:font-size-complex="6.5pt"/>
    </style:style>
    <style:style style:name="P29" style:family="paragraph">
      <style:paragraph-properties fo:text-align="start" style:writing-mode="lr-tb"/>
      <style:text-properties fo:font-size="10pt" fo:font-weight="bold" style:font-size-asian="10pt" style:font-weight-asian="bold" style:font-size-complex="10pt" style:font-weight-complex="bold"/>
    </style:style>
    <style:style style:name="P30" style:family="paragraph">
      <loext:graphic-properties draw:fill="none"/>
      <style:text-properties fo:font-size="10pt" fo:font-weight="bold" style:font-size-asian="10pt" style:font-weight-asian="bold" style:font-size-complex="10pt" style:font-weight-complex="bold"/>
    </style:style>
    <style:style style:name="P31" style:family="paragraph">
      <style:paragraph-properties fo:text-align="start" style:writing-mode="lr-tb"/>
      <style:text-properties fo:font-size="7.5pt" style:font-size-asian="7.5pt" style:font-size-complex="7.5pt"/>
    </style:style>
    <style:style style:name="P32" style:family="paragraph">
      <loext:graphic-properties draw:fill="none"/>
      <style:paragraph-properties fo:text-align="start"/>
      <style:text-properties fo:font-size="7.5pt" style:font-size-asian="7.5pt" style:font-size-complex="7.5pt"/>
    </style:style>
    <style:style style:name="T1" style:family="text">
      <style:text-properties fo:color="#4d4d4d" loext:opacity="100%" style:font-name="NimbusSans" fo:font-size="7pt" fo:font-weight="normal" style:font-name-asian="NimbusSans" style:font-size-asian="7pt" style:font-weight-asian="normal" style:font-name-complex="NimbusSans" style:font-size-complex="7pt" style:font-weight-complex="normal"/>
    </style:style>
    <style:style style:name="T2" style:family="text">
      <style:text-properties fo:color="#000000" loext:opacity="100%" style:font-name="NimbusSans" fo:font-size="8.5pt" fo:font-weight="normal" style:font-name-asian="NimbusSans" style:font-size-asian="8.5pt" style:font-weight-asian="normal" style:font-name-complex="NimbusSans" style:font-size-complex="8.5pt" style:font-weight-complex="normal"/>
    </style:style>
    <style:style style:name="T3" style:family="text">
      <style:text-properties fo:color="#000000" loext:opacity="100%" style:font-name="NimbusSans" fo:font-size="6.5pt" fo:font-weight="normal" style:font-name-asian="NimbusSans" style:font-size-asian="6.5pt" style:font-weight-asian="normal" style:font-name-complex="NimbusSans" style:font-size-complex="6.5pt" style:font-weight-complex="normal"/>
    </style:style>
    <style:style style:name="T4" style:family="text">
      <style:text-properties fo:color="#1a1a1a" loext:opacity="100%" style:font-name="NimbusSans" fo:font-size="6.09999990463257pt" fo:font-weight="normal" style:font-name-asian="NimbusSans" style:font-size-asian="6.09999990463257pt" style:font-weight-asian="normal" style:font-name-complex="NimbusSans" style:font-size-complex="6.09999990463257pt" style:font-weight-complex="normal"/>
    </style:style>
    <style:style style:name="T5" style:family="text">
      <style:text-properties fo:color="#4d4d4d" loext:opacity="100%" style:font-name="NimbusSans" fo:font-size="10pt" fo:font-weight="bold" style:font-name-asian="NimbusSans" style:font-size-asian="10pt" style:font-weight-asian="bold" style:font-name-complex="NimbusSans" style:font-size-complex="10pt" style:font-weight-complex="bold"/>
    </style:style>
    <style:style style:name="T6" style:family="text">
      <style:text-properties fo:color="#000000" loext:opacity="100%" style:font-name="NimbusSans" fo:font-size="7.5pt" fo:font-weight="normal" style:font-name-asian="NimbusSans" style:font-size-asian="7.5pt" style:font-weight-asian="normal" style:font-name-complex="NimbusSans" style:font-size-complex="7.5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7.672cm" svg:height="7.266cm" svg:x="1.486cm" svg:y="0.502cm" svg:viewBox="0 0 7673 7267" draw:points="0,0 7673,0 7673,7267 0,7267">
          <text:p/>
        </draw:polygon>
        <draw:line draw:style-name="gr2" draw:text-style-name="P2" draw:layer="layout" svg:x1="1.486cm" svg:y1="7.341cm" svg:x2="9.158cm" svg:y2="7.341cm">
          <text:p/>
        </draw:line>
        <draw:line draw:style-name="gr2" draw:text-style-name="P2" draw:layer="layout" svg:x1="1.486cm" svg:y1="6.272cm" svg:x2="9.158cm" svg:y2="6.272cm">
          <text:p/>
        </draw:line>
        <draw:line draw:style-name="gr2" draw:text-style-name="P2" draw:layer="layout" svg:x1="1.486cm" svg:y1="5.203cm" svg:x2="9.158cm" svg:y2="5.203cm">
          <text:p/>
        </draw:line>
        <draw:line draw:style-name="gr2" draw:text-style-name="P2" draw:layer="layout" svg:x1="1.486cm" svg:y1="4.135cm" svg:x2="9.158cm" svg:y2="4.135cm">
          <text:p/>
        </draw:line>
        <draw:line draw:style-name="gr2" draw:text-style-name="P2" draw:layer="layout" svg:x1="1.486cm" svg:y1="3.066cm" svg:x2="9.158cm" svg:y2="3.066cm">
          <text:p/>
        </draw:line>
        <draw:line draw:style-name="gr2" draw:text-style-name="P2" draw:layer="layout" svg:x1="1.486cm" svg:y1="1.998cm" svg:x2="9.158cm" svg:y2="1.998cm">
          <text:p/>
        </draw:line>
        <draw:line draw:style-name="gr2" draw:text-style-name="P2" draw:layer="layout" svg:x1="1.486cm" svg:y1="0.929cm" svg:x2="9.158cm" svg:y2="0.929cm">
          <text:p/>
        </draw:line>
        <draw:polygon draw:style-name="gr3" draw:text-style-name="P3" draw:layer="layout" svg:width="1.535cm" svg:height="7.266cm" svg:x="3.02cm" svg:y="0.502cm" svg:viewBox="0 0 1536 7267" draw:points="0,0 1536,0 1536,7267 0,7267">
          <text:p/>
        </draw:polygon>
        <draw:polygon draw:style-name="gr3" draw:text-style-name="P3" draw:layer="layout" svg:width="1.534cm" svg:height="7.266cm" svg:x="6.089cm" svg:y="0.502cm" svg:viewBox="0 0 1535 7267" draw:points="0,0 1535,0 1535,7267 0,7267">
          <text:p/>
        </draw:polygon>
        <draw:line draw:style-name="gr4" draw:text-style-name="P2" draw:layer="layout" svg:x1="1.486cm" svg:y1="4.135cm" svg:x2="9.158cm" svg:y2="4.135cm">
          <text:p/>
        </draw:line>
        <draw:line draw:style-name="gr5" draw:text-style-name="P2" draw:layer="layout" svg:x1="1.486cm" svg:y1="4.135cm" svg:x2="9.158cm" svg:y2="4.135cm">
          <text:p/>
        </draw:line>
        <draw:polygon draw:style-name="gr6" draw:text-style-name="P4" draw:layer="layout" svg:width="0.123cm" svg:height="1.385cm" svg:x="3.258cm" svg:y="4.226cm" svg:viewBox="0 0 124 1386" draw:points="0,0 124,0 124,1386 0,1386">
          <text:p/>
        </draw:polygon>
        <draw:polygon draw:style-name="gr6" draw:text-style-name="P4" draw:layer="layout" svg:width="0.123cm" svg:height="2.477cm" svg:x="3.73cm" svg:y="3.591cm" svg:viewBox="0 0 124 2478" draw:points="0,0 124,0 124,2478 0,2478">
          <text:p/>
        </draw:polygon>
        <draw:polygon draw:style-name="gr6" draw:text-style-name="P4" draw:layer="layout" svg:width="0.123cm" svg:height="2.966cm" svg:x="3.887cm" svg:y="3.228cm" svg:viewBox="0 0 124 2967" draw:points="0,0 124,0 124,2967 0,2967">
          <text:p/>
        </draw:polygon>
        <draw:polygon draw:style-name="gr6" draw:text-style-name="P4" draw:layer="layout" svg:width="0.123cm" svg:height="1.762cm" svg:x="4.044cm" svg:y="3.237cm" svg:viewBox="0 0 124 1763" draw:points="0,0 124,0 124,1763 0,1763">
          <text:p/>
        </draw:polygon>
        <draw:polygon draw:style-name="gr6" draw:text-style-name="P4" draw:layer="layout" svg:width="0.122cm" svg:height="1.808cm" svg:x="4.202cm" svg:y="2.546cm" svg:viewBox="0 0 123 1809" draw:points="0,0 123,0 123,1809 0,1809">
          <text:p/>
        </draw:polygon>
        <draw:polygon draw:style-name="gr6" draw:text-style-name="P4" draw:layer="layout" svg:width="0.123cm" svg:height="1.357cm" svg:x="4.359cm" svg:y="2.436cm" svg:viewBox="0 0 124 1358" draw:points="0,0 124,0 124,1358 0,1358">
          <text:p/>
        </draw:polygon>
        <draw:polygon draw:style-name="gr6" draw:text-style-name="P4" draw:layer="layout" svg:width="0.123cm" svg:height="2.09cm" svg:x="3.415cm" svg:y="4.315cm" svg:viewBox="0 0 124 2091" draw:points="0,0 124,0 124,2091 0,2091">
          <text:p/>
        </draw:polygon>
        <draw:polygon draw:style-name="gr6" draw:text-style-name="P4" draw:layer="layout" svg:width="0.122cm" svg:height="2.487cm" svg:x="3.573cm" svg:y="4.137cm" svg:viewBox="0 0 123 2488" draw:points="0,0 123,0 123,2488 0,2488">
          <text:p/>
        </draw:polygon>
        <draw:polygon draw:style-name="gr6" draw:text-style-name="P4" draw:layer="layout" svg:width="0.123cm" svg:height="1.832cm" svg:x="3.101cm" svg:y="4.489cm" svg:viewBox="0 0 124 1833" draw:points="0,0 124,0 124,1833 0,1833">
          <text:p/>
        </draw:polygon>
        <draw:polygon draw:style-name="gr6" draw:text-style-name="P4" draw:layer="layout" svg:width="0.123cm" svg:height="1.851cm" svg:x="7.861cm" svg:y="2.59cm" svg:viewBox="0 0 124 1852" draw:points="0,0 124,0 124,1852 0,1852">
          <text:p/>
        </draw:polygon>
        <draw:polygon draw:style-name="gr6" draw:text-style-name="P4" draw:layer="layout" svg:width="0.123cm" svg:height="2.783cm" svg:x="8.333cm" svg:y="1.255cm" svg:viewBox="0 0 124 2784" draw:points="0,0 124,0 124,2784 0,2784">
          <text:p/>
        </draw:polygon>
        <draw:polygon draw:style-name="gr6" draw:text-style-name="P4" draw:layer="layout" svg:width="0.123cm" svg:height="2.655cm" svg:x="8.49cm" svg:y="1.367cm" svg:viewBox="0 0 124 2656" draw:points="0,0 124,0 124,2656 0,2656">
          <text:p/>
        </draw:polygon>
        <draw:polygon draw:style-name="gr6" draw:text-style-name="P4" draw:layer="layout" svg:width="0.122cm" svg:height="3.04cm" svg:x="8.648cm" svg:y="0.968cm" svg:viewBox="0 0 123 3041" draw:points="0,0 123,0 123,3041 0,3041">
          <text:p/>
        </draw:polygon>
        <draw:polygon draw:style-name="gr6" draw:text-style-name="P4" draw:layer="layout" svg:width="0.123cm" svg:height="3.179cm" svg:x="8.805cm" svg:y="1.742cm" svg:viewBox="0 0 124 3180" draw:points="0,0 124,0 124,3180 0,3180">
          <text:p/>
        </draw:polygon>
        <draw:polygon draw:style-name="gr6" draw:text-style-name="P4" draw:layer="layout" svg:width="0.123cm" svg:height="4.135cm" svg:x="8.962cm" svg:y="0.58cm" svg:viewBox="0 0 124 4136" draw:points="0,0 124,0 124,4136 0,4136">
          <text:p/>
        </draw:polygon>
        <draw:polygon draw:style-name="gr6" draw:text-style-name="P4" draw:layer="layout" svg:width="0.123cm" svg:height="2.83cm" svg:x="8.018cm" svg:y="2.263cm" svg:viewBox="0 0 124 2831" draw:points="0,0 124,0 124,2831 0,2831">
          <text:p/>
        </draw:polygon>
        <draw:polygon draw:style-name="gr6" draw:text-style-name="P4" draw:layer="layout" svg:width="0.123cm" svg:height="2.362cm" svg:x="8.176cm" svg:y="1.752cm" svg:viewBox="0 0 124 2363" draw:points="0,0 124,0 124,2363 0,2363">
          <text:p/>
        </draw:polygon>
        <draw:polygon draw:style-name="gr6" draw:text-style-name="P4" draw:layer="layout" svg:width="0.123cm" svg:height="3.596cm" svg:x="7.704cm" svg:y="2.754cm" svg:viewBox="0 0 124 3597" draw:points="0,0 124,0 124,3597 0,3597">
          <text:p/>
        </draw:polygon>
        <draw:polygon draw:style-name="gr6" draw:text-style-name="P4" draw:layer="layout" svg:width="0.122cm" svg:height="0.829cm" svg:x="1.724cm" svg:y="4.212cm" svg:viewBox="0 0 123 830" draw:points="0,0 123,0 123,830 0,830">
          <text:p/>
        </draw:polygon>
        <draw:polygon draw:style-name="gr6" draw:text-style-name="P4" draw:layer="layout" svg:width="0.122cm" svg:height="1.311cm" svg:x="2.196cm" svg:y="4.133cm" svg:viewBox="0 0 123 1312" draw:points="0,0 123,0 123,1312 0,1312">
          <text:p/>
        </draw:polygon>
        <draw:polygon draw:style-name="gr6" draw:text-style-name="P4" draw:layer="layout" svg:width="0.123cm" svg:height="1.499cm" svg:x="2.353cm" svg:y="4.132cm" svg:viewBox="0 0 124 1500" draw:points="0,0 124,0 124,1500 0,1500">
          <text:p/>
        </draw:polygon>
        <draw:polygon draw:style-name="gr6" draw:text-style-name="P4" draw:layer="layout" svg:width="0.123cm" svg:height="1.111cm" svg:x="2.51cm" svg:y="4.019cm" svg:viewBox="0 0 124 1112" draw:points="0,0 124,0 124,1112 0,1112">
          <text:p/>
        </draw:polygon>
        <draw:polygon draw:style-name="gr6" draw:text-style-name="P4" draw:layer="layout" svg:width="0.123cm" svg:height="1.984cm" svg:x="2.667cm" svg:y="3.591cm" svg:viewBox="0 0 124 1985" draw:points="0,0 124,0 124,1985 0,1985">
          <text:p/>
        </draw:polygon>
        <draw:polygon draw:style-name="gr6" draw:text-style-name="P4" draw:layer="layout" svg:width="0.122cm" svg:height="1.777cm" svg:x="2.825cm" svg:y="3.758cm" svg:viewBox="0 0 123 1778" draw:points="0,0 123,0 123,1778 0,1778">
          <text:p/>
        </draw:polygon>
        <draw:polygon draw:style-name="gr6" draw:text-style-name="P4" draw:layer="layout" svg:width="0.123cm" svg:height="1.149cm" svg:x="1.881cm" svg:y="4.123cm" svg:viewBox="0 0 124 1150" draw:points="0,0 124,0 124,1150 0,1150">
          <text:p/>
        </draw:polygon>
        <draw:polygon draw:style-name="gr6" draw:text-style-name="P4" draw:layer="layout" svg:width="0.123cm" svg:height="1.689cm" svg:x="2.038cm" svg:y="4.151cm" svg:viewBox="0 0 124 1690" draw:points="0,0 124,0 124,1690 0,1690">
          <text:p/>
        </draw:polygon>
        <draw:polygon draw:style-name="gr6" draw:text-style-name="P4" draw:layer="layout" svg:width="0.123cm" svg:height="1.16cm" svg:x="1.566cm" svg:y="4.316cm" svg:viewBox="0 0 124 1161" draw:points="0,0 124,0 124,1161 0,1161">
          <text:p/>
        </draw:polygon>
        <draw:polygon draw:style-name="gr6" draw:text-style-name="P4" draw:layer="layout" svg:width="0.123cm" svg:height="2.069cm" svg:x="4.792cm" svg:y="3.719cm" svg:viewBox="0 0 124 2070" draw:points="0,0 124,0 124,2070 0,2070">
          <text:p/>
        </draw:polygon>
        <draw:polygon draw:style-name="gr6" draw:text-style-name="P4" draw:layer="layout" svg:width="0.123cm" svg:height="4.03cm" svg:x="5.264cm" svg:y="1.847cm" svg:viewBox="0 0 124 4031" draw:points="0,0 124,0 124,4031 0,4031">
          <text:p/>
        </draw:polygon>
        <draw:polygon draw:style-name="gr6" draw:text-style-name="P4" draw:layer="layout" svg:width="0.122cm" svg:height="2.161cm" svg:x="5.422cm" svg:y="3.029cm" svg:viewBox="0 0 123 2162" draw:points="0,0 123,0 123,2162 0,2162">
          <text:p/>
        </draw:polygon>
        <draw:polygon draw:style-name="gr6" draw:text-style-name="P4" draw:layer="layout" svg:width="0.123cm" svg:height="2.377cm" svg:x="5.579cm" svg:y="2.845cm" svg:viewBox="0 0 124 2378" draw:points="0,0 124,0 124,2378 0,2378">
          <text:p/>
        </draw:polygon>
        <draw:polygon draw:style-name="gr6" draw:text-style-name="P4" draw:layer="layout" svg:width="0.123cm" svg:height="2.091cm" svg:x="5.736cm" svg:y="2.126cm" svg:viewBox="0 0 124 2092" draw:points="0,0 124,0 124,2092 0,2092">
          <text:p/>
        </draw:polygon>
        <draw:polygon draw:style-name="gr6" draw:text-style-name="P4" draw:layer="layout" svg:width="0.123cm" svg:height="2.356cm" svg:x="5.893cm" svg:y="1.393cm" svg:viewBox="0 0 124 2357" draw:points="0,0 124,0 124,2357 0,2357">
          <text:p/>
        </draw:polygon>
        <draw:polygon draw:style-name="gr6" draw:text-style-name="P4" draw:layer="layout" svg:width="0.122cm" svg:height="2.765cm" svg:x="4.95cm" svg:y="3.857cm" svg:viewBox="0 0 123 2766" draw:points="0,0 123,0 123,2766 0,2766">
          <text:p/>
        </draw:polygon>
        <draw:polygon draw:style-name="gr6" draw:text-style-name="P4" draw:layer="layout" svg:width="0.123cm" svg:height="3.533cm" svg:x="5.107cm" svg:y="2.529cm" svg:viewBox="0 0 124 3534" draw:points="0,0 124,0 124,3534 0,3534">
          <text:p/>
        </draw:polygon>
        <draw:polygon draw:style-name="gr6" draw:text-style-name="P4" draw:layer="layout" svg:width="0.123cm" svg:height="3.133cm" svg:x="4.635cm" svg:y="4.39cm" svg:viewBox="0 0 124 3134" draw:points="0,0 124,0 124,3134 0,3134">
          <text:p/>
        </draw:polygon>
        <draw:polygon draw:style-name="gr6" draw:text-style-name="P4" draw:layer="layout" svg:width="0.123cm" svg:height="1.408cm" svg:x="6.327cm" svg:y="2.757cm" svg:viewBox="0 0 124 1409" draw:points="0,0 124,0 124,1409 0,1409">
          <text:p/>
        </draw:polygon>
        <draw:polygon draw:style-name="gr6" draw:text-style-name="P4" draw:layer="layout" svg:width="0.122cm" svg:height="1.937cm" svg:x="6.799cm" svg:y="2.157cm" svg:viewBox="0 0 123 1938" draw:points="0,0 123,0 123,1938 0,1938">
          <text:p/>
        </draw:polygon>
        <draw:polygon draw:style-name="gr6" draw:text-style-name="P4" draw:layer="layout" svg:width="0.123cm" svg:height="1.515cm" svg:x="6.956cm" svg:y="2.557cm" svg:viewBox="0 0 124 1516" draw:points="0,0 124,0 124,1516 0,1516">
          <text:p/>
        </draw:polygon>
        <draw:polygon draw:style-name="gr6" draw:text-style-name="P4" draw:layer="layout" svg:width="0.123cm" svg:height="2.032cm" svg:x="7.113cm" svg:y="2.101cm" svg:viewBox="0 0 124 2033" draw:points="0,0 124,0 124,2033 0,2033">
          <text:p/>
        </draw:polygon>
        <draw:polygon draw:style-name="gr6" draw:text-style-name="P4" draw:layer="layout" svg:width="0.123cm" svg:height="1.776cm" svg:x="7.27cm" svg:y="2.663cm" svg:viewBox="0 0 124 1777" draw:points="0,0 124,0 124,1777 0,1777">
          <text:p/>
        </draw:polygon>
        <draw:polygon draw:style-name="gr6" draw:text-style-name="P4" draw:layer="layout" svg:width="0.122cm" svg:height="2.222cm" svg:x="7.428cm" svg:y="2.114cm" svg:viewBox="0 0 123 2223" draw:points="0,0 123,0 123,2223 0,2223">
          <text:p/>
        </draw:polygon>
        <draw:polygon draw:style-name="gr6" draw:text-style-name="P4" draw:layer="layout" svg:width="0.123cm" svg:height="1.617cm" svg:x="6.484cm" svg:y="2.499cm" svg:viewBox="0 0 124 1618" draw:points="0,0 124,0 124,1618 0,1618">
          <text:p/>
        </draw:polygon>
        <draw:polygon draw:style-name="gr6" draw:text-style-name="P4" draw:layer="layout" svg:width="0.123cm" svg:height="1.88cm" svg:x="6.641cm" svg:y="2.296cm" svg:viewBox="0 0 124 1881" draw:points="0,0 124,0 124,1881 0,1881">
          <text:p/>
        </draw:polygon>
        <draw:polygon draw:style-name="gr6" draw:text-style-name="P4" draw:layer="layout" svg:width="0.122cm" svg:height="2.657cm" svg:x="6.17cm" svg:y="2.534cm" svg:viewBox="0 0 123 2658" draw:points="0,0 123,0 123,2658 0,2658">
          <text:p/>
        </draw:polygon>
        <draw:polygon draw:style-name="gr7" draw:text-style-name="P5" draw:layer="layout" svg:width="0.123cm" svg:height="1.379cm" svg:x="3.258cm" svg:y="4.229cm" svg:viewBox="0 0 124 1380" draw:points="0,0 124,0 124,1380 0,1380">
          <text:p/>
        </draw:polygon>
        <draw:polygon draw:style-name="gr7" draw:text-style-name="P5" draw:layer="layout" svg:width="0.123cm" svg:height="2.469cm" svg:x="3.73cm" svg:y="3.595cm" svg:viewBox="0 0 124 2470" draw:points="0,0 124,0 124,2470 0,2470">
          <text:p/>
        </draw:polygon>
        <draw:polygon draw:style-name="gr7" draw:text-style-name="P5" draw:layer="layout" svg:width="0.123cm" svg:height="2.939cm" svg:x="3.887cm" svg:y="3.242cm" svg:viewBox="0 0 124 2940" draw:points="0,0 124,0 124,2940 0,2940">
          <text:p/>
        </draw:polygon>
        <draw:polygon draw:style-name="gr7" draw:text-style-name="P5" draw:layer="layout" svg:width="0.123cm" svg:height="1.74cm" svg:x="4.044cm" svg:y="3.248cm" svg:viewBox="0 0 124 1741" draw:points="0,0 124,0 124,1741 0,1741">
          <text:p/>
        </draw:polygon>
        <draw:polygon draw:style-name="gr7" draw:text-style-name="P5" draw:layer="layout" svg:width="0.122cm" svg:height="1.787cm" svg:x="4.202cm" svg:y="2.557cm" svg:viewBox="0 0 123 1788" draw:points="0,0 123,0 123,1788 0,1788">
          <text:p/>
        </draw:polygon>
        <draw:polygon draw:style-name="gr7" draw:text-style-name="P5" draw:layer="layout" svg:width="0.123cm" svg:height="1.303cm" svg:x="4.359cm" svg:y="2.463cm" svg:viewBox="0 0 124 1304" draw:points="0,0 124,0 124,1304 0,1304">
          <text:p/>
        </draw:polygon>
        <draw:polygon draw:style-name="gr7" draw:text-style-name="P5" draw:layer="layout" svg:width="0.123cm" svg:height="2.07cm" svg:x="3.415cm" svg:y="4.325cm" svg:viewBox="0 0 124 2071" draw:points="0,0 124,0 124,2071 0,2071">
          <text:p/>
        </draw:polygon>
        <draw:polygon draw:style-name="gr7" draw:text-style-name="P5" draw:layer="layout" svg:width="0.122cm" svg:height="2.452cm" svg:x="3.573cm" svg:y="4.154cm" svg:viewBox="0 0 123 2453" draw:points="0,0 123,0 123,2453 0,2453">
          <text:p/>
        </draw:polygon>
        <draw:polygon draw:style-name="gr7" draw:text-style-name="P5" draw:layer="layout" svg:width="0.123cm" svg:height="1.807cm" svg:x="3.101cm" svg:y="4.501cm" svg:viewBox="0 0 124 1808" draw:points="0,0 124,0 124,1808 0,1808">
          <text:p/>
        </draw:polygon>
        <draw:polygon draw:style-name="gr7" draw:text-style-name="P5" draw:layer="layout" svg:width="0.123cm" svg:height="1.802cm" svg:x="7.861cm" svg:y="2.615cm" svg:viewBox="0 0 124 1803" draw:points="0,0 124,0 124,1803 0,1803">
          <text:p/>
        </draw:polygon>
        <draw:polygon draw:style-name="gr7" draw:text-style-name="P5" draw:layer="layout" svg:width="0.123cm" svg:height="2.621cm" svg:x="8.333cm" svg:y="1.336cm" svg:viewBox="0 0 124 2622" draw:points="0,0 124,0 124,2622 0,2622">
          <text:p/>
        </draw:polygon>
        <draw:polygon draw:style-name="gr7" draw:text-style-name="P5" draw:layer="layout" svg:width="0.123cm" svg:height="2.603cm" svg:x="8.49cm" svg:y="1.393cm" svg:viewBox="0 0 124 2604" draw:points="0,0 124,0 124,2604 0,2604">
          <text:p/>
        </draw:polygon>
        <draw:polygon draw:style-name="gr7" draw:text-style-name="P5" draw:layer="layout" svg:width="0.122cm" svg:height="3.027cm" svg:x="8.648cm" svg:y="0.975cm" svg:viewBox="0 0 123 3028" draw:points="0,0 123,0 123,3028 0,3028">
          <text:p/>
        </draw:polygon>
        <draw:polygon draw:style-name="gr7" draw:text-style-name="P5" draw:layer="layout" svg:width="0.123cm" svg:height="3.149cm" svg:x="8.805cm" svg:y="1.757cm" svg:viewBox="0 0 124 3150" draw:points="0,0 124,0 124,3150 0,3150">
          <text:p/>
        </draw:polygon>
        <draw:polygon draw:style-name="gr7" draw:text-style-name="P5" draw:layer="layout" svg:width="0.123cm" svg:height="4.114cm" svg:x="8.962cm" svg:y="0.59cm" svg:viewBox="0 0 124 4115" draw:points="0,0 124,0 124,4115 0,4115">
          <text:p/>
        </draw:polygon>
        <draw:polygon draw:style-name="gr7" draw:text-style-name="P5" draw:layer="layout" svg:width="0.123cm" svg:height="2.648cm" svg:x="8.018cm" svg:y="2.354cm" svg:viewBox="0 0 124 2649" draw:points="0,0 124,0 124,2649 0,2649">
          <text:p/>
        </draw:polygon>
        <draw:polygon draw:style-name="gr7" draw:text-style-name="P5" draw:layer="layout" svg:width="0.123cm" svg:height="2.308cm" svg:x="8.176cm" svg:y="1.779cm" svg:viewBox="0 0 124 2309" draw:points="0,0 124,0 124,2309 0,2309">
          <text:p/>
        </draw:polygon>
        <draw:polygon draw:style-name="gr7" draw:text-style-name="P5" draw:layer="layout" svg:width="0.123cm" svg:height="3.512cm" svg:x="7.704cm" svg:y="2.796cm" svg:viewBox="0 0 124 3513" draw:points="0,0 124,0 124,3513 0,3513">
          <text:p/>
        </draw:polygon>
        <draw:polygon draw:style-name="gr7" draw:text-style-name="P5" draw:layer="layout" svg:width="0.122cm" svg:height="0.827cm" svg:x="1.724cm" svg:y="4.213cm" svg:viewBox="0 0 123 828" draw:points="0,0 123,0 123,828 0,828">
          <text:p/>
        </draw:polygon>
        <draw:polygon draw:style-name="gr7" draw:text-style-name="P5" draw:layer="layout" svg:width="0.122cm" svg:height="1.299cm" svg:x="2.196cm" svg:y="4.139cm" svg:viewBox="0 0 123 1300" draw:points="0,0 123,0 123,1300 0,1300">
          <text:p/>
        </draw:polygon>
        <draw:polygon draw:style-name="gr7" draw:text-style-name="P5" draw:layer="layout" svg:width="0.123cm" svg:height="1.479cm" svg:x="2.353cm" svg:y="4.142cm" svg:viewBox="0 0 124 1480" draw:points="0,0 124,0 124,1480 0,1480">
          <text:p/>
        </draw:polygon>
        <draw:polygon draw:style-name="gr7" draw:text-style-name="P5" draw:layer="layout" svg:width="0.123cm" svg:height="1.08cm" svg:x="2.51cm" svg:y="4.034cm" svg:viewBox="0 0 124 1081" draw:points="0,0 124,0 124,1081 0,1081">
          <text:p/>
        </draw:polygon>
        <draw:polygon draw:style-name="gr7" draw:text-style-name="P5" draw:layer="layout" svg:width="0.123cm" svg:height="1.973cm" svg:x="2.667cm" svg:y="3.597cm" svg:viewBox="0 0 124 1974" draw:points="0,0 124,0 124,1974 0,1974">
          <text:p/>
        </draw:polygon>
        <draw:polygon draw:style-name="gr7" draw:text-style-name="P5" draw:layer="layout" svg:width="0.122cm" svg:height="1.757cm" svg:x="2.825cm" svg:y="3.768cm" svg:viewBox="0 0 123 1758" draw:points="0,0 123,0 123,1758 0,1758">
          <text:p/>
        </draw:polygon>
        <draw:polygon draw:style-name="gr7" draw:text-style-name="P5" draw:layer="layout" svg:width="0.123cm" svg:height="1.146cm" svg:x="1.881cm" svg:y="4.125cm" svg:viewBox="0 0 124 1147" draw:points="0,0 124,0 124,1147 0,1147">
          <text:p/>
        </draw:polygon>
        <draw:polygon draw:style-name="gr7" draw:text-style-name="P5" draw:layer="layout" svg:width="0.123cm" svg:height="1.685cm" svg:x="2.038cm" svg:y="4.153cm" svg:viewBox="0 0 124 1686" draw:points="0,0 124,0 124,1686 0,1686">
          <text:p/>
        </draw:polygon>
        <draw:polygon draw:style-name="gr7" draw:text-style-name="P5" draw:layer="layout" svg:width="0.123cm" svg:height="1.156cm" svg:x="1.566cm" svg:y="4.318cm" svg:viewBox="0 0 124 1157" draw:points="0,0 124,0 124,1157 0,1157">
          <text:p/>
        </draw:polygon>
        <draw:polygon draw:style-name="gr7" draw:text-style-name="P5" draw:layer="layout" svg:width="0.123cm" svg:height="1.993cm" svg:x="4.792cm" svg:y="3.757cm" svg:viewBox="0 0 124 1994" draw:points="0,0 124,0 124,1994 0,1994">
          <text:p/>
        </draw:polygon>
        <draw:polygon draw:style-name="gr7" draw:text-style-name="P5" draw:layer="layout" svg:width="0.123cm" svg:height="3.985cm" svg:x="5.264cm" svg:y="1.87cm" svg:viewBox="0 0 124 3986" draw:points="0,0 124,0 124,3986 0,3986">
          <text:p/>
        </draw:polygon>
        <draw:polygon draw:style-name="gr7" draw:text-style-name="P5" draw:layer="layout" svg:width="0.122cm" svg:height="2.085cm" svg:x="5.422cm" svg:y="3.067cm" svg:viewBox="0 0 123 2086" draw:points="0,0 123,0 123,2086 0,2086">
          <text:p/>
        </draw:polygon>
        <draw:polygon draw:style-name="gr7" draw:text-style-name="P5" draw:layer="layout" svg:width="0.123cm" svg:height="2.345cm" svg:x="5.579cm" svg:y="2.861cm" svg:viewBox="0 0 124 2346" draw:points="0,0 124,0 124,2346 0,2346">
          <text:p/>
        </draw:polygon>
        <draw:polygon draw:style-name="gr7" draw:text-style-name="P5" draw:layer="layout" svg:width="0.123cm" svg:height="2.07cm" svg:x="5.736cm" svg:y="2.137cm" svg:viewBox="0 0 124 2071" draw:points="0,0 124,0 124,2071 0,2071">
          <text:p/>
        </draw:polygon>
        <draw:polygon draw:style-name="gr7" draw:text-style-name="P5" draw:layer="layout" svg:width="0.123cm" svg:height="2.284cm" svg:x="5.893cm" svg:y="1.429cm" svg:viewBox="0 0 124 2285" draw:points="0,0 124,0 124,2285 0,2285">
          <text:p/>
        </draw:polygon>
        <draw:polygon draw:style-name="gr7" draw:text-style-name="P5" draw:layer="layout" svg:width="0.122cm" svg:height="2.738cm" svg:x="4.95cm" svg:y="3.87cm" svg:viewBox="0 0 123 2739" draw:points="0,0 123,0 123,2739 0,2739">
          <text:p/>
        </draw:polygon>
        <draw:polygon draw:style-name="gr7" draw:text-style-name="P5" draw:layer="layout" svg:width="0.123cm" svg:height="3.333cm" svg:x="5.107cm" svg:y="2.629cm" svg:viewBox="0 0 124 3334" draw:points="0,0 124,0 124,3334 0,3334">
          <text:p/>
        </draw:polygon>
        <draw:polygon draw:style-name="gr7" draw:text-style-name="P5" draw:layer="layout" svg:width="0.123cm" svg:height="3.049cm" svg:x="4.635cm" svg:y="4.432cm" svg:viewBox="0 0 124 3050" draw:points="0,0 124,0 124,3050 0,3050">
          <text:p/>
        </draw:polygon>
        <draw:polygon draw:style-name="gr7" draw:text-style-name="P5" draw:layer="layout" svg:width="0.123cm" svg:height="1.36cm" svg:x="6.327cm" svg:y="2.781cm" svg:viewBox="0 0 124 1361" draw:points="0,0 124,0 124,1361 0,1361">
          <text:p/>
        </draw:polygon>
        <draw:polygon draw:style-name="gr7" draw:text-style-name="P5" draw:layer="layout" svg:width="0.122cm" svg:height="1.82cm" svg:x="6.799cm" svg:y="2.216cm" svg:viewBox="0 0 123 1821" draw:points="0,0 123,0 123,1821 0,1821">
          <text:p/>
        </draw:polygon>
        <draw:polygon draw:style-name="gr7" draw:text-style-name="P5" draw:layer="layout" svg:width="0.123cm" svg:height="1.47cm" svg:x="6.956cm" svg:y="2.58cm" svg:viewBox="0 0 124 1471" draw:points="0,0 124,0 124,1471 0,1471">
          <text:p/>
        </draw:polygon>
        <draw:polygon draw:style-name="gr7" draw:text-style-name="P5" draw:layer="layout" svg:width="0.123cm" svg:height="1.97cm" svg:x="7.113cm" svg:y="2.132cm" svg:viewBox="0 0 124 1971" draw:points="0,0 124,0 124,1971 0,1971">
          <text:p/>
        </draw:polygon>
        <draw:polygon draw:style-name="gr7" draw:text-style-name="P5" draw:layer="layout" svg:width="0.123cm" svg:height="1.71cm" svg:x="7.27cm" svg:y="2.696cm" svg:viewBox="0 0 124 1711" draw:points="0,0 124,0 124,1711 0,1711">
          <text:p/>
        </draw:polygon>
        <draw:polygon draw:style-name="gr7" draw:text-style-name="P5" draw:layer="layout" svg:width="0.122cm" svg:height="2.204cm" svg:x="7.428cm" svg:y="2.123cm" svg:viewBox="0 0 123 2205" draw:points="0,0 123,0 123,2205 0,2205">
          <text:p/>
        </draw:polygon>
        <draw:polygon draw:style-name="gr7" draw:text-style-name="P5" draw:layer="layout" svg:width="0.123cm" svg:height="1.574cm" svg:x="6.484cm" svg:y="2.521cm" svg:viewBox="0 0 124 1575" draw:points="0,0 124,0 124,1575 0,1575">
          <text:p/>
        </draw:polygon>
        <draw:polygon draw:style-name="gr7" draw:text-style-name="P5" draw:layer="layout" svg:width="0.123cm" svg:height="1.858cm" svg:x="6.641cm" svg:y="2.307cm" svg:viewBox="0 0 124 1859" draw:points="0,0 124,0 124,1859 0,1859">
          <text:p/>
        </draw:polygon>
        <draw:polygon draw:style-name="gr7" draw:text-style-name="P5" draw:layer="layout" svg:width="0.122cm" svg:height="2.608cm" svg:x="6.17cm" svg:y="2.559cm" svg:viewBox="0 0 123 2609" draw:points="0,0 123,0 123,2609 0,2609">
          <text:p/>
        </draw:polygon>
        <draw:polygon draw:style-name="gr8" draw:text-style-name="P6" draw:layer="layout" svg:width="0.123cm" svg:height="1.049cm" svg:x="3.258cm" svg:y="4.394cm" svg:viewBox="0 0 124 1050" draw:points="0,0 124,0 124,1050 0,1050">
          <text:p/>
        </draw:polygon>
        <draw:polygon draw:style-name="gr8" draw:text-style-name="P6" draw:layer="layout" svg:width="0.123cm" svg:height="0.992cm" svg:x="3.73cm" svg:y="4.334cm" svg:viewBox="0 0 124 993" draw:points="0,0 124,0 124,993 0,993">
          <text:p/>
        </draw:polygon>
        <draw:polygon draw:style-name="gr8" draw:text-style-name="P6" draw:layer="layout" svg:width="0.123cm" svg:height="0.558cm" svg:x="3.887cm" svg:y="4.432cm" svg:viewBox="0 0 124 559" draw:points="0,0 124,0 124,559 0,559">
          <text:p/>
        </draw:polygon>
        <draw:polygon draw:style-name="gr8" draw:text-style-name="P6" draw:layer="layout" svg:width="0.123cm" svg:height="0.606cm" svg:x="4.044cm" svg:y="3.815cm" svg:viewBox="0 0 124 607" draw:points="0,0 124,0 124,607 0,607">
          <text:p/>
        </draw:polygon>
        <draw:polygon draw:style-name="gr8" draw:text-style-name="P6" draw:layer="layout" svg:width="0.122cm" svg:height="0.374cm" svg:x="4.202cm" svg:y="3.263cm" svg:viewBox="0 0 123 375" draw:points="0,0 123,0 123,375 0,375">
          <text:p/>
        </draw:polygon>
        <draw:polygon draw:style-name="gr8" draw:text-style-name="P6" draw:layer="layout" svg:width="0.123cm" svg:height="0.801cm" svg:x="4.359cm" svg:y="2.714cm" svg:viewBox="0 0 124 802" draw:points="0,0 124,0 124,802 0,802">
          <text:p/>
        </draw:polygon>
        <draw:polygon draw:style-name="gr8" draw:text-style-name="P6" draw:layer="layout" svg:width="0.123cm" svg:height="1.668cm" svg:x="3.415cm" svg:y="4.526cm" svg:viewBox="0 0 124 1669" draw:points="0,0 124,0 124,1669 0,1669">
          <text:p/>
        </draw:polygon>
        <draw:polygon draw:style-name="gr8" draw:text-style-name="P6" draw:layer="layout" svg:width="0.122cm" svg:height="2.33cm" svg:x="3.573cm" svg:y="4.215cm" svg:viewBox="0 0 123 2331" draw:points="0,0 123,0 123,2331 0,2331">
          <text:p/>
        </draw:polygon>
        <draw:polygon draw:style-name="gr8" draw:text-style-name="P6" draw:layer="layout" svg:width="0.123cm" svg:height="1.454cm" svg:x="3.101cm" svg:y="4.678cm" svg:viewBox="0 0 124 1455" draw:points="0,0 124,0 124,1455 0,1455">
          <text:p/>
        </draw:polygon>
        <draw:polygon draw:style-name="gr8" draw:text-style-name="P6" draw:layer="layout" svg:width="0.123cm" svg:height="0.232cm" svg:x="7.861cm" svg:y="3.4cm" svg:viewBox="0 0 124 233" draw:points="0,0 124,0 124,233 0,233">
          <text:p/>
        </draw:polygon>
        <draw:polygon draw:style-name="gr8" draw:text-style-name="P6" draw:layer="layout" svg:width="0.123cm" svg:height="1.657cm" svg:x="8.333cm" svg:y="1.818cm" svg:viewBox="0 0 124 1658" draw:points="0,0 124,0 124,1658 0,1658">
          <text:p/>
        </draw:polygon>
        <draw:polygon draw:style-name="gr8" draw:text-style-name="P6" draw:layer="layout" svg:width="0.123cm" svg:height="1.157cm" svg:x="8.49cm" svg:y="2.116cm" svg:viewBox="0 0 124 1158" draw:points="0,0 124,0 124,1158 0,1158">
          <text:p/>
        </draw:polygon>
        <draw:polygon draw:style-name="gr8" draw:text-style-name="P6" draw:layer="layout" svg:width="0.122cm" svg:height="1.105cm" svg:x="8.648cm" svg:y="1.936cm" svg:viewBox="0 0 123 1106" draw:points="0,0 123,0 123,1106 0,1106">
          <text:p/>
        </draw:polygon>
        <draw:polygon draw:style-name="gr8" draw:text-style-name="P6" draw:layer="layout" svg:width="0.123cm" svg:height="1.767cm" svg:x="8.805cm" svg:y="2.448cm" svg:viewBox="0 0 124 1768" draw:points="0,0 124,0 124,1768 0,1768">
          <text:p/>
        </draw:polygon>
        <draw:polygon draw:style-name="gr8" draw:text-style-name="P6" draw:layer="layout" svg:width="0.123cm" svg:height="1.902cm" svg:x="8.962cm" svg:y="1.696cm" svg:viewBox="0 0 124 1903" draw:points="0,0 124,0 124,1903 0,1903">
          <text:p/>
        </draw:polygon>
        <draw:polygon draw:style-name="gr8" draw:text-style-name="P6" draw:layer="layout" svg:width="0.123cm" svg:height="0.866cm" svg:x="8.018cm" svg:y="3.245cm" svg:viewBox="0 0 124 867" draw:points="0,0 124,0 124,867 0,867">
          <text:p/>
        </draw:polygon>
        <draw:polygon draw:style-name="gr8" draw:text-style-name="P6" draw:layer="layout" svg:width="0.123cm" svg:height="1.187cm" svg:x="8.176cm" svg:y="2.339cm" svg:viewBox="0 0 124 1188" draw:points="0,0 124,0 124,1188 0,1188">
          <text:p/>
        </draw:polygon>
        <draw:polygon draw:style-name="gr8" draw:text-style-name="P6" draw:layer="layout" svg:width="0.123cm" svg:height="1.958cm" svg:x="7.704cm" svg:y="3.573cm" svg:viewBox="0 0 124 1959" draw:points="0,0 124,0 124,1959 0,1959">
          <text:p/>
        </draw:polygon>
        <draw:polygon draw:style-name="gr8" draw:text-style-name="P6" draw:layer="layout" svg:width="0.122cm" svg:height="0.257cm" svg:x="1.724cm" svg:y="4.498cm" svg:viewBox="0 0 123 258" draw:points="0,0 123,0 123,258 0,258">
          <text:p/>
        </draw:polygon>
        <draw:polygon draw:style-name="gr8" draw:text-style-name="P6" draw:layer="layout" svg:width="0.122cm" svg:height="0.378cm" svg:x="2.196cm" svg:y="4.6cm" svg:viewBox="0 0 123 379" draw:points="0,0 123,0 123,379 0,379">
          <text:p/>
        </draw:polygon>
        <draw:polygon draw:style-name="gr8" draw:text-style-name="P6" draw:layer="layout" svg:width="0.123cm" svg:height="0.692cm" svg:x="2.353cm" svg:y="4.536cm" svg:viewBox="0 0 124 693" draw:points="0,0 124,0 124,693 0,693">
          <text:p/>
        </draw:polygon>
        <draw:polygon draw:style-name="gr8" draw:text-style-name="P6" draw:layer="layout" svg:width="0.123cm" svg:height="0.605cm" svg:x="2.51cm" svg:y="4.272cm" svg:viewBox="0 0 124 606" draw:points="0,0 124,0 124,606 0,606">
          <text:p/>
        </draw:polygon>
        <draw:polygon draw:style-name="gr8" draw:text-style-name="P6" draw:layer="layout" svg:width="0.123cm" svg:height="0.483cm" svg:x="2.667cm" svg:y="4.342cm" svg:viewBox="0 0 124 484" draw:points="0,0 124,0 124,484 0,484">
          <text:p/>
        </draw:polygon>
        <draw:polygon draw:style-name="gr8" draw:text-style-name="P6" draw:layer="layout" svg:width="0.122cm" svg:height="1.243cm" svg:x="2.825cm" svg:y="4.025cm" svg:viewBox="0 0 123 1244" draw:points="0,0 123,0 123,1244 0,1244">
          <text:p/>
        </draw:polygon>
        <draw:polygon draw:style-name="gr8" draw:text-style-name="P6" draw:layer="layout" svg:width="0.123cm" svg:height="0.167cm" svg:x="1.881cm" svg:y="4.614cm" svg:viewBox="0 0 124 168" draw:points="0,0 124,0 124,168 0,168">
          <text:p/>
        </draw:polygon>
        <draw:polygon draw:style-name="gr8" draw:text-style-name="P6" draw:layer="layout" svg:width="0.123cm" svg:height="0.408cm" svg:x="2.038cm" svg:y="4.792cm" svg:viewBox="0 0 124 409" draw:points="0,0 124,0 124,409 0,409">
          <text:p/>
        </draw:polygon>
        <draw:polygon draw:style-name="gr8" draw:text-style-name="P6" draw:layer="layout" svg:width="0.123cm" svg:height="0.274cm" svg:x="1.566cm" svg:y="4.759cm" svg:viewBox="0 0 124 275" draw:points="0,0 124,0 124,275 0,275">
          <text:p/>
        </draw:polygon>
        <draw:polygon draw:style-name="gr8" draw:text-style-name="P6" draw:layer="layout" svg:width="0.123cm" svg:height="1.128cm" svg:x="4.792cm" svg:y="4.19cm" svg:viewBox="0 0 124 1129" draw:points="0,0 124,0 124,1129 0,1129">
          <text:p/>
        </draw:polygon>
        <draw:polygon draw:style-name="gr8" draw:text-style-name="P6" draw:layer="layout" svg:width="0.123cm" svg:height="0.948cm" svg:x="5.264cm" svg:y="3.388cm" svg:viewBox="0 0 124 949" draw:points="0,0 124,0 124,949 0,949">
          <text:p/>
        </draw:polygon>
        <draw:polygon draw:style-name="gr8" draw:text-style-name="P6" draw:layer="layout" svg:width="0.122cm" svg:height="1.097cm" svg:x="5.422cm" svg:y="3.561cm" svg:viewBox="0 0 123 1098" draw:points="0,0 123,0 123,1098 0,1098">
          <text:p/>
        </draw:polygon>
        <draw:polygon draw:style-name="gr8" draw:text-style-name="P6" draw:layer="layout" svg:width="0.123cm" svg:height="0.67cm" svg:x="5.579cm" svg:y="3.698cm" svg:viewBox="0 0 124 671" draw:points="0,0 124,0 124,671 0,671">
          <text:p/>
        </draw:polygon>
        <draw:polygon draw:style-name="gr8" draw:text-style-name="P6" draw:layer="layout" svg:width="0.123cm" svg:height="0.547cm" svg:x="5.736cm" svg:y="2.898cm" svg:viewBox="0 0 124 548" draw:points="0,0 124,0 124,548 0,548">
          <text:p/>
        </draw:polygon>
        <draw:polygon draw:style-name="gr8" draw:text-style-name="P6" draw:layer="layout" svg:width="0.123cm" svg:height="0.786cm" svg:x="5.893cm" svg:y="2.178cm" svg:viewBox="0 0 124 787" draw:points="0,0 124,0 124,787 0,787">
          <text:p/>
        </draw:polygon>
        <draw:polygon draw:style-name="gr8" draw:text-style-name="P6" draw:layer="layout" svg:width="0.122cm" svg:height="1.961cm" svg:x="4.95cm" svg:y="4.259cm" svg:viewBox="0 0 123 1962" draw:points="0,0 123,0 123,1962 0,1962">
          <text:p/>
        </draw:polygon>
        <draw:polygon draw:style-name="gr8" draw:text-style-name="P6" draw:layer="layout" svg:width="0.123cm" svg:height="1.231cm" svg:x="5.107cm" svg:y="3.68cm" svg:viewBox="0 0 124 1232" draw:points="0,0 124,0 124,1232 0,1232">
          <text:p/>
        </draw:polygon>
        <draw:polygon draw:style-name="gr8" draw:text-style-name="P6" draw:layer="layout" svg:width="0.123cm" svg:height="2.085cm" svg:x="4.635cm" svg:y="4.914cm" svg:viewBox="0 0 124 2086" draw:points="0,0 124,0 124,2086 0,2086">
          <text:p/>
        </draw:polygon>
        <draw:polygon draw:style-name="gr8" draw:text-style-name="P6" draw:layer="layout" svg:width="0.123cm" svg:height="0.269cm" svg:x="6.327cm" svg:y="3.327cm" svg:viewBox="0 0 124 270" draw:points="0,0 124,0 124,270 0,270">
          <text:p/>
        </draw:polygon>
        <draw:polygon draw:style-name="gr8" draw:text-style-name="P6" draw:layer="layout" svg:width="0.122cm" svg:height="1.492cm" svg:x="6.799cm" svg:y="2.38cm" svg:viewBox="0 0 123 1493" draw:points="0,0 123,0 123,1493 0,1493">
          <text:p/>
        </draw:polygon>
        <draw:polygon draw:style-name="gr8" draw:text-style-name="P6" draw:layer="layout" svg:width="0.123cm" svg:height="1.437cm" svg:x="6.956cm" svg:y="2.596cm" svg:viewBox="0 0 124 1438" draw:points="0,0 124,0 124,1438 0,1438">
          <text:p/>
        </draw:polygon>
        <draw:polygon draw:style-name="gr8" draw:text-style-name="P6" draw:layer="layout" svg:width="0.123cm" svg:height="1.708cm" svg:x="7.113cm" svg:y="2.263cm" svg:viewBox="0 0 124 1709" draw:points="0,0 124,0 124,1709 0,1709">
          <text:p/>
        </draw:polygon>
        <draw:polygon draw:style-name="gr8" draw:text-style-name="P6" draw:layer="layout" svg:width="0.123cm" svg:height="0.93cm" svg:x="7.27cm" svg:y="3.086cm" svg:viewBox="0 0 124 931" draw:points="0,0 124,0 124,931 0,931">
          <text:p/>
        </draw:polygon>
        <draw:polygon draw:style-name="gr8" draw:text-style-name="P6" draw:layer="layout" svg:width="0.122cm" svg:height="1.388cm" svg:x="7.428cm" svg:y="2.531cm" svg:viewBox="0 0 123 1389" draw:points="0,0 123,0 123,1389 0,1389">
          <text:p/>
        </draw:polygon>
        <draw:polygon draw:style-name="gr8" draw:text-style-name="P6" draw:layer="layout" svg:width="0.123cm" svg:height="0.516cm" svg:x="6.484cm" svg:y="3.05cm" svg:viewBox="0 0 124 517" draw:points="0,0 124,0 124,517 0,517">
          <text:p/>
        </draw:polygon>
        <draw:polygon draw:style-name="gr8" draw:text-style-name="P6" draw:layer="layout" svg:width="0.123cm" svg:height="1.584cm" svg:x="6.641cm" svg:y="2.444cm" svg:viewBox="0 0 124 1585" draw:points="0,0 124,0 124,1585 0,1585">
          <text:p/>
        </draw:polygon>
        <draw:polygon draw:style-name="gr8" draw:text-style-name="P6" draw:layer="layout" svg:width="0.122cm" svg:height="0.308cm" svg:x="6.17cm" svg:y="3.709cm" svg:viewBox="0 0 123 309" draw:points="0,0 123,0 123,309 0,309">
          <text:p/>
        </draw:polygon>
        <draw:polygon draw:style-name="gr9" draw:text-style-name="P7" draw:layer="layout" svg:width="0.123cm" svg:height="0.871cm" svg:x="3.258cm" svg:y="4.483cm" svg:viewBox="0 0 124 872" draw:points="0,0 124,0 124,872 0,872">
          <text:p/>
        </draw:polygon>
        <draw:polygon draw:style-name="gr9" draw:text-style-name="P7" draw:layer="layout" svg:width="0.123cm" svg:height="0.793cm" svg:x="3.73cm" svg:y="4.433cm" svg:viewBox="0 0 124 794" draw:points="0,0 124,0 124,794 0,794">
          <text:p/>
        </draw:polygon>
        <draw:polygon draw:style-name="gr9" draw:text-style-name="P7" draw:layer="layout" svg:width="0.123cm" svg:height="0.344cm" svg:x="3.887cm" svg:y="4.539cm" svg:viewBox="0 0 124 345" draw:points="0,0 124,0 124,345 0,345">
          <text:p/>
        </draw:polygon>
        <draw:polygon draw:style-name="gr9" draw:text-style-name="P7" draw:layer="layout" svg:width="0.123cm" svg:height="0.2cm" svg:x="4.044cm" svg:y="4.018cm" svg:viewBox="0 0 124 201" draw:points="0,0 124,0 124,201 0,201">
          <text:p/>
        </draw:polygon>
        <draw:polygon draw:style-name="gr9" draw:text-style-name="P7" draw:layer="layout" svg:width="0.122cm" svg:height="0.238cm" svg:x="4.202cm" svg:y="3.331cm" svg:viewBox="0 0 123 239" draw:points="0,0 123,0 123,239 0,239">
          <text:p/>
        </draw:polygon>
        <draw:polygon draw:style-name="gr9" draw:text-style-name="P7" draw:layer="layout" svg:width="0.123cm" svg:height="0.617cm" svg:x="4.359cm" svg:y="2.806cm" svg:viewBox="0 0 124 618" draw:points="0,0 124,0 124,618 0,618">
          <text:p/>
        </draw:polygon>
        <draw:polygon draw:style-name="gr9" draw:text-style-name="P7" draw:layer="layout" svg:width="0.123cm" svg:height="1.385cm" svg:x="3.415cm" svg:y="4.667cm" svg:viewBox="0 0 124 1386" draw:points="0,0 124,0 124,1386 0,1386">
          <text:p/>
        </draw:polygon>
        <draw:polygon draw:style-name="gr9" draw:text-style-name="P7" draw:layer="layout" svg:width="0.122cm" svg:height="2.136cm" svg:x="3.573cm" svg:y="4.312cm" svg:viewBox="0 0 123 2137" draw:points="0,0 123,0 123,2137 0,2137">
          <text:p/>
        </draw:polygon>
        <draw:polygon draw:style-name="gr9" draw:text-style-name="P7" draw:layer="layout" svg:width="0.123cm" svg:height="1.305cm" svg:x="3.101cm" svg:y="4.752cm" svg:viewBox="0 0 124 1306" draw:points="0,0 124,0 124,1306 0,1306">
          <text:p/>
        </draw:polygon>
        <draw:polygon draw:style-name="gr9" draw:text-style-name="P7" draw:layer="layout" svg:width="0.123cm" svg:height="0.183cm" svg:x="7.861cm" svg:y="3.424cm" svg:viewBox="0 0 124 184" draw:points="0,0 124,0 124,184 0,184">
          <text:p/>
        </draw:polygon>
        <draw:polygon draw:style-name="gr9" draw:text-style-name="P7" draw:layer="layout" svg:width="0.123cm" svg:height="1.007cm" svg:x="8.333cm" svg:y="2.143cm" svg:viewBox="0 0 124 1008" draw:points="0,0 124,0 124,1008 0,1008">
          <text:p/>
        </draw:polygon>
        <draw:polygon draw:style-name="gr9" draw:text-style-name="P7" draw:layer="layout" svg:width="0.123cm" svg:height="0.833cm" svg:x="8.49cm" svg:y="2.278cm" svg:viewBox="0 0 124 834" draw:points="0,0 124,0 124,834 0,834">
          <text:p/>
        </draw:polygon>
        <draw:polygon draw:style-name="gr9" draw:text-style-name="P7" draw:layer="layout" svg:width="0.122cm" svg:height="0.736cm" svg:x="8.648cm" svg:y="2.12cm" svg:viewBox="0 0 123 737" draw:points="0,0 123,0 123,737 0,737">
          <text:p/>
        </draw:polygon>
        <draw:polygon draw:style-name="gr9" draw:text-style-name="P7" draw:layer="layout" svg:width="0.123cm" svg:height="1.154cm" svg:x="8.805cm" svg:y="2.754cm" svg:viewBox="0 0 124 1155" draw:points="0,0 124,0 124,1155 0,1155">
          <text:p/>
        </draw:polygon>
        <draw:polygon draw:style-name="gr9" draw:text-style-name="P7" draw:layer="layout" svg:width="0.123cm" svg:height="1.474cm" svg:x="8.962cm" svg:y="1.91cm" svg:viewBox="0 0 124 1475" draw:points="0,0 124,0 124,1475 0,1475">
          <text:p/>
        </draw:polygon>
        <draw:polygon draw:style-name="gr9" draw:text-style-name="P7" draw:layer="layout" svg:width="0.123cm" svg:height="0.631cm" svg:x="8.018cm" svg:y="3.363cm" svg:viewBox="0 0 124 632" draw:points="0,0 124,0 124,632 0,632">
          <text:p/>
        </draw:polygon>
        <draw:polygon draw:style-name="gr9" draw:text-style-name="P7" draw:layer="layout" svg:width="0.123cm" svg:height="0.767cm" svg:x="8.176cm" svg:y="2.549cm" svg:viewBox="0 0 124 768" draw:points="0,0 124,0 124,768 0,768">
          <text:p/>
        </draw:polygon>
        <draw:polygon draw:style-name="gr9" draw:text-style-name="P7" draw:layer="layout" svg:width="0.123cm" svg:height="1.769cm" svg:x="7.704cm" svg:y="3.667cm" svg:viewBox="0 0 124 1770" draw:points="0,0 124,0 124,1770 0,1770">
          <text:p/>
        </draw:polygon>
        <draw:polygon draw:style-name="gr9" draw:text-style-name="P7" draw:layer="layout" svg:width="0.122cm" svg:height="0.179cm" svg:x="1.724cm" svg:y="4.537cm" svg:viewBox="0 0 123 180" draw:points="0,0 123,0 123,180 0,180">
          <text:p/>
        </draw:polygon>
        <draw:polygon draw:style-name="gr9" draw:text-style-name="P7" draw:layer="layout" svg:width="0.122cm" svg:height="0.316cm" svg:x="2.196cm" svg:y="4.631cm" svg:viewBox="0 0 123 317" draw:points="0,0 123,0 123,317 0,317">
          <text:p/>
        </draw:polygon>
        <draw:polygon draw:style-name="gr9" draw:text-style-name="P7" draw:layer="layout" svg:width="0.123cm" svg:height="0.431cm" svg:x="2.353cm" svg:y="4.666cm" svg:viewBox="0 0 124 432" draw:points="0,0 124,0 124,432 0,432">
          <text:p/>
        </draw:polygon>
        <draw:polygon draw:style-name="gr9" draw:text-style-name="P7" draw:layer="layout" svg:width="0.123cm" svg:height="0.468cm" svg:x="2.51cm" svg:y="4.34cm" svg:viewBox="0 0 124 469" draw:points="0,0 124,0 124,469 0,469">
          <text:p/>
        </draw:polygon>
        <draw:polygon draw:style-name="gr9" draw:text-style-name="P7" draw:layer="layout" svg:width="0.123cm" svg:height="0.327cm" svg:x="2.667cm" svg:y="4.42cm" svg:viewBox="0 0 124 328" draw:points="0,0 124,0 124,328 0,328">
          <text:p/>
        </draw:polygon>
        <draw:polygon draw:style-name="gr9" draw:text-style-name="P7" draw:layer="layout" svg:width="0.122cm" svg:height="0.925cm" svg:x="2.825cm" svg:y="4.184cm" svg:viewBox="0 0 123 926" draw:points="0,0 123,0 123,926 0,926">
          <text:p/>
        </draw:polygon>
        <draw:polygon draw:style-name="gr9" draw:text-style-name="P7" draw:layer="layout" svg:width="0.123cm" svg:height="0.112cm" svg:x="1.881cm" svg:y="4.642cm" svg:viewBox="0 0 124 113" draw:points="0,0 124,0 124,113 0,113">
          <text:p/>
        </draw:polygon>
        <draw:polygon draw:style-name="gr9" draw:text-style-name="P7" draw:layer="layout" svg:width="0.123cm" svg:height="0.256cm" svg:x="2.038cm" svg:y="4.868cm" svg:viewBox="0 0 124 257" draw:points="0,0 124,0 124,257 0,257">
          <text:p/>
        </draw:polygon>
        <draw:polygon draw:style-name="gr9" draw:text-style-name="P7" draw:layer="layout" svg:width="0.123cm" svg:height="0.19cm" svg:x="1.566cm" svg:y="4.801cm" svg:viewBox="0 0 124 191" draw:points="0,0 124,0 124,191 0,191">
          <text:p/>
        </draw:polygon>
        <draw:polygon draw:style-name="gr9" draw:text-style-name="P7" draw:layer="layout" svg:width="0.123cm" svg:height="0.802cm" svg:x="4.792cm" svg:y="4.353cm" svg:viewBox="0 0 124 803" draw:points="0,0 124,0 124,803 0,803">
          <text:p/>
        </draw:polygon>
        <draw:polygon draw:style-name="gr9" draw:text-style-name="P7" draw:layer="layout" svg:width="0.123cm" svg:height="0.445cm" svg:x="5.264cm" svg:y="3.64cm" svg:viewBox="0 0 124 446" draw:points="0,0 124,0 124,446 0,446">
          <text:p/>
        </draw:polygon>
        <draw:polygon draw:style-name="gr9" draw:text-style-name="P7" draw:layer="layout" svg:width="0.122cm" svg:height="0.705cm" svg:x="5.422cm" svg:y="3.757cm" svg:viewBox="0 0 123 706" draw:points="0,0 123,0 123,706 0,706">
          <text:p/>
        </draw:polygon>
        <draw:polygon draw:style-name="gr9" draw:text-style-name="P7" draw:layer="layout" svg:width="0.123cm" svg:height="0.301cm" svg:x="5.579cm" svg:y="3.883cm" svg:viewBox="0 0 124 302" draw:points="0,0 124,0 124,302 0,302">
          <text:p/>
        </draw:polygon>
        <draw:polygon draw:style-name="gr9" draw:text-style-name="P7" draw:layer="layout" svg:width="0.123cm" svg:height="0.369cm" svg:x="5.736cm" svg:y="2.987cm" svg:viewBox="0 0 124 370" draw:points="0,0 124,0 124,370 0,370">
          <text:p/>
        </draw:polygon>
        <draw:polygon draw:style-name="gr9" draw:text-style-name="P7" draw:layer="layout" svg:width="0.123cm" svg:height="0.478cm" svg:x="5.893cm" svg:y="2.332cm" svg:viewBox="0 0 124 479" draw:points="0,0 124,0 124,479 0,479">
          <text:p/>
        </draw:polygon>
        <draw:polygon draw:style-name="gr9" draw:text-style-name="P7" draw:layer="layout" svg:width="0.122cm" svg:height="1.202cm" svg:x="4.95cm" svg:y="4.638cm" svg:viewBox="0 0 123 1203" draw:points="0,0 123,0 123,1203 0,1203">
          <text:p/>
        </draw:polygon>
        <draw:polygon draw:style-name="gr9" draw:text-style-name="P7" draw:layer="layout" svg:width="0.123cm" svg:height="0.964cm" svg:x="5.107cm" svg:y="3.813cm" svg:viewBox="0 0 124 965" draw:points="0,0 124,0 124,965 0,965">
          <text:p/>
        </draw:polygon>
        <draw:polygon draw:style-name="gr9" draw:text-style-name="P7" draw:layer="layout" svg:width="0.123cm" svg:height="1.433cm" svg:x="4.635cm" svg:y="5.24cm" svg:viewBox="0 0 124 1434" draw:points="0,0 124,0 124,1434 0,1434">
          <text:p/>
        </draw:polygon>
        <draw:polygon draw:style-name="gr9" draw:text-style-name="P7" draw:layer="layout" svg:width="0.123cm" svg:height="0.186cm" svg:x="6.327cm" svg:y="3.368cm" svg:viewBox="0 0 124 187" draw:points="0,0 124,0 124,187 0,187">
          <text:p/>
        </draw:polygon>
        <draw:polygon draw:style-name="gr9" draw:text-style-name="P7" draw:layer="layout" svg:width="0.122cm" svg:height="1.35cm" svg:x="6.799cm" svg:y="2.451cm" svg:viewBox="0 0 123 1351" draw:points="0,0 123,0 123,1351 0,1351">
          <text:p/>
        </draw:polygon>
        <draw:polygon draw:style-name="gr9" draw:text-style-name="P7" draw:layer="layout" svg:width="0.123cm" svg:height="1.312cm" svg:x="6.956cm" svg:y="2.659cm" svg:viewBox="0 0 124 1313" draw:points="0,0 124,0 124,1313 0,1313">
          <text:p/>
        </draw:polygon>
        <draw:polygon draw:style-name="gr9" draw:text-style-name="P7" draw:layer="layout" svg:width="0.123cm" svg:height="1.534cm" svg:x="7.113cm" svg:y="2.35cm" svg:viewBox="0 0 124 1535" draw:points="0,0 124,0 124,1535 0,1535">
          <text:p/>
        </draw:polygon>
        <draw:polygon draw:style-name="gr9" draw:text-style-name="P7" draw:layer="layout" svg:width="0.123cm" svg:height="0.576cm" svg:x="7.27cm" svg:y="3.263cm" svg:viewBox="0 0 124 577" draw:points="0,0 124,0 124,577 0,577">
          <text:p/>
        </draw:polygon>
        <draw:polygon draw:style-name="gr9" draw:text-style-name="P7" draw:layer="layout" svg:width="0.122cm" svg:height="1.202cm" svg:x="7.428cm" svg:y="2.624cm" svg:viewBox="0 0 123 1203" draw:points="0,0 123,0 123,1203 0,1203">
          <text:p/>
        </draw:polygon>
        <draw:polygon draw:style-name="gr9" draw:text-style-name="P7" draw:layer="layout" svg:width="0.123cm" svg:height="0.368cm" svg:x="6.484cm" svg:y="3.124cm" svg:viewBox="0 0 124 369" draw:points="0,0 124,0 124,369 0,369">
          <text:p/>
        </draw:polygon>
        <draw:polygon draw:style-name="gr9" draw:text-style-name="P7" draw:layer="layout" svg:width="0.123cm" svg:height="1.427cm" svg:x="6.641cm" svg:y="2.523cm" svg:viewBox="0 0 124 1428" draw:points="0,0 124,0 124,1428 0,1428">
          <text:p/>
        </draw:polygon>
        <draw:polygon draw:style-name="gr9" draw:text-style-name="P7" draw:layer="layout" svg:width="0.122cm" svg:height="0.127cm" svg:x="6.17cm" svg:y="3.799cm" svg:viewBox="0 0 123 128" draw:points="0,0 123,0 123,128 0,128">
          <text:p/>
        </draw:polygon>
        <draw:polygon draw:style-name="gr10" draw:text-style-name="P8" draw:layer="layout" svg:width="0.123cm" svg:height="0.361cm" svg:x="3.258cm" svg:y="4.738cm" svg:viewBox="0 0 124 362" draw:points="0,0 124,0 124,362 0,362">
          <text:p/>
        </draw:polygon>
        <draw:polygon draw:style-name="gr10" draw:text-style-name="P8" draw:layer="layout" svg:width="0.123cm" svg:height="0.392cm" svg:x="3.73cm" svg:y="4.634cm" svg:viewBox="0 0 124 393" draw:points="0,0 124,0 124,393 0,393">
          <text:p/>
        </draw:polygon>
        <draw:polygon draw:style-name="gr10" draw:text-style-name="P8" draw:layer="layout" svg:width="0.123cm" svg:height="0.198cm" svg:x="3.887cm" svg:y="4.612cm" svg:viewBox="0 0 124 199" draw:points="0,0 124,0 124,199 0,199">
          <text:p/>
        </draw:polygon>
        <draw:polygon draw:style-name="gr10" draw:text-style-name="P8" draw:layer="layout" svg:width="0.123cm" svg:height="0.153cm" svg:x="4.044cm" svg:y="4.041cm" svg:viewBox="0 0 124 154" draw:points="0,0 124,0 124,154 0,154">
          <text:p/>
        </draw:polygon>
        <draw:polygon draw:style-name="gr10" draw:text-style-name="P8" draw:layer="layout" svg:width="0.122cm" svg:height="0.051cm" svg:x="4.202cm" svg:y="3.425cm" svg:viewBox="0 0 123 52" draw:points="0,0 123,0 123,52 0,52">
          <text:p/>
        </draw:polygon>
        <draw:polygon draw:style-name="gr10" draw:text-style-name="P8" draw:layer="layout" svg:width="0.123cm" svg:height="0.127cm" svg:x="4.359cm" svg:y="3.051cm" svg:viewBox="0 0 124 128" draw:points="0,0 124,0 124,128 0,128">
          <text:p/>
        </draw:polygon>
        <draw:polygon draw:style-name="gr10" draw:text-style-name="P8" draw:layer="layout" svg:width="0.123cm" svg:height="0.518cm" svg:x="3.415cm" svg:y="5.101cm" svg:viewBox="0 0 124 519" draw:points="0,0 124,0 124,519 0,519">
          <text:p/>
        </draw:polygon>
        <draw:polygon draw:style-name="gr10" draw:text-style-name="P8" draw:layer="layout" svg:width="0.122cm" svg:height="0.889cm" svg:x="3.573cm" svg:y="4.936cm" svg:viewBox="0 0 123 890" draw:points="0,0 123,0 123,890 0,890">
          <text:p/>
        </draw:polygon>
        <draw:polygon draw:style-name="gr10" draw:text-style-name="P8" draw:layer="layout" svg:width="0.123cm" svg:height="0.422cm" svg:x="3.101cm" svg:y="5.194cm" svg:viewBox="0 0 124 423" draw:points="0,0 124,0 124,423 0,423">
          <text:p/>
        </draw:polygon>
        <draw:polygon draw:style-name="gr10" draw:text-style-name="P8" draw:layer="layout" svg:width="0.123cm" svg:height="0.123cm" svg:x="7.861cm" svg:y="3.454cm" svg:viewBox="0 0 124 124" draw:points="0,0 124,0 124,124 0,124">
          <text:p/>
        </draw:polygon>
        <draw:polygon draw:style-name="gr10" draw:text-style-name="P8" draw:layer="layout" svg:width="0.123cm" svg:height="0.607cm" svg:x="8.333cm" svg:y="2.343cm" svg:viewBox="0 0 124 608" draw:points="0,0 124,0 124,608 0,608">
          <text:p/>
        </draw:polygon>
        <draw:polygon draw:style-name="gr10" draw:text-style-name="P8" draw:layer="layout" svg:width="0.123cm" svg:height="0.414cm" svg:x="8.49cm" svg:y="2.488cm" svg:viewBox="0 0 124 415" draw:points="0,0 124,0 124,415 0,415">
          <text:p/>
        </draw:polygon>
        <draw:polygon draw:style-name="gr10" draw:text-style-name="P8" draw:layer="layout" svg:width="0.122cm" svg:height="0.339cm" svg:x="8.648cm" svg:y="2.319cm" svg:viewBox="0 0 123 340" draw:points="0,0 123,0 123,340 0,340">
          <text:p/>
        </draw:polygon>
        <draw:polygon draw:style-name="gr10" draw:text-style-name="P8" draw:layer="layout" svg:width="0.123cm" svg:height="0.383cm" svg:x="8.805cm" svg:y="3.14cm" svg:viewBox="0 0 124 384" draw:points="0,0 124,0 124,384 0,384">
          <text:p/>
        </draw:polygon>
        <draw:polygon draw:style-name="gr10" draw:text-style-name="P8" draw:layer="layout" svg:width="0.123cm" svg:height="0.581cm" svg:x="8.962cm" svg:y="2.357cm" svg:viewBox="0 0 124 582" draw:points="0,0 124,0 124,582 0,582">
          <text:p/>
        </draw:polygon>
        <draw:polygon draw:style-name="gr10" draw:text-style-name="P8" draw:layer="layout" svg:width="0.123cm" svg:height="0.388cm" svg:x="8.018cm" svg:y="3.484cm" svg:viewBox="0 0 124 389" draw:points="0,0 124,0 124,389 0,389">
          <text:p/>
        </draw:polygon>
        <draw:polygon draw:style-name="gr10" draw:text-style-name="P8" draw:layer="layout" svg:width="0.123cm" svg:height="0.46cm" svg:x="8.176cm" svg:y="2.703cm" svg:viewBox="0 0 124 461" draw:points="0,0 124,0 124,461 0,461">
          <text:p/>
        </draw:polygon>
        <draw:polygon draw:style-name="gr10" draw:text-style-name="P8" draw:layer="layout" svg:width="0.123cm" svg:height="0.738cm" svg:x="7.704cm" svg:y="4.183cm" svg:viewBox="0 0 124 739" draw:points="0,0 124,0 124,739 0,739">
          <text:p/>
        </draw:polygon>
        <draw:polygon draw:style-name="gr10" draw:text-style-name="P8" draw:layer="layout" svg:width="0.122cm" svg:height="0.065cm" svg:x="1.724cm" svg:y="4.594cm" svg:viewBox="0 0 123 66" draw:points="0,0 123,0 123,66 0,66">
          <text:p/>
        </draw:polygon>
        <draw:polygon draw:style-name="gr10" draw:text-style-name="P8" draw:layer="layout" svg:width="0.122cm" svg:height="0.161cm" svg:x="2.196cm" svg:y="4.708cm" svg:viewBox="0 0 123 162" draw:points="0,0 123,0 123,162 0,162">
          <text:p/>
        </draw:polygon>
        <draw:polygon draw:style-name="gr10" draw:text-style-name="P8" draw:layer="layout" svg:width="0.123cm" svg:height="0.262cm" svg:x="2.353cm" svg:y="4.751cm" svg:viewBox="0 0 124 263" draw:points="0,0 124,0 124,263 0,263">
          <text:p/>
        </draw:polygon>
        <draw:polygon draw:style-name="gr10" draw:text-style-name="P8" draw:layer="layout" svg:width="0.123cm" svg:height="0.327cm" svg:x="2.51cm" svg:y="4.411cm" svg:viewBox="0 0 124 328" draw:points="0,0 124,0 124,328 0,328">
          <text:p/>
        </draw:polygon>
        <draw:polygon draw:style-name="gr10" draw:text-style-name="P8" draw:layer="layout" svg:width="0.123cm" svg:height="0.244cm" svg:x="2.667cm" svg:y="4.461cm" svg:viewBox="0 0 124 245" draw:points="0,0 124,0 124,245 0,245">
          <text:p/>
        </draw:polygon>
        <draw:polygon draw:style-name="gr10" draw:text-style-name="P8" draw:layer="layout" svg:width="0.122cm" svg:height="0.762cm" svg:x="2.825cm" svg:y="4.266cm" svg:viewBox="0 0 123 763" draw:points="0,0 123,0 123,763 0,763">
          <text:p/>
        </draw:polygon>
        <draw:polygon draw:style-name="gr10" draw:text-style-name="P8" draw:layer="layout" svg:width="0.123cm" svg:height="0.04cm" svg:x="1.881cm" svg:y="4.678cm" svg:viewBox="0 0 124 41" draw:points="0,0 124,0 124,41 0,41">
          <text:p/>
        </draw:polygon>
        <draw:polygon draw:style-name="gr10" draw:text-style-name="P8" draw:layer="layout" svg:width="0.123cm" svg:height="0.125cm" svg:x="2.038cm" svg:y="4.933cm" svg:viewBox="0 0 124 126" draw:points="0,0 124,0 124,126 0,126">
          <text:p/>
        </draw:polygon>
        <draw:polygon draw:style-name="gr10" draw:text-style-name="P8" draw:layer="layout" svg:width="0.123cm" svg:height="0.046cm" svg:x="1.566cm" svg:y="4.873cm" svg:viewBox="0 0 124 47" draw:points="0,0 124,0 124,47 0,47">
          <text:p/>
        </draw:polygon>
        <draw:polygon draw:style-name="gr10" draw:text-style-name="P8" draw:layer="layout" svg:width="0.123cm" svg:height="0.387cm" svg:x="4.792cm" svg:y="4.56cm" svg:viewBox="0 0 124 388" draw:points="0,0 124,0 124,388 0,388">
          <text:p/>
        </draw:polygon>
        <draw:polygon draw:style-name="gr10" draw:text-style-name="P8" draw:layer="layout" svg:width="0.123cm" svg:height="0.254cm" svg:x="5.264cm" svg:y="3.735cm" svg:viewBox="0 0 124 255" draw:points="0,0 124,0 124,255 0,255">
          <text:p/>
        </draw:polygon>
        <draw:polygon draw:style-name="gr10" draw:text-style-name="P8" draw:layer="layout" svg:width="0.122cm" svg:height="0.449cm" svg:x="5.422cm" svg:y="3.885cm" svg:viewBox="0 0 123 450" draw:points="0,0 123,0 123,450 0,450">
          <text:p/>
        </draw:polygon>
        <draw:polygon draw:style-name="gr10" draw:text-style-name="P8" draw:layer="layout" svg:width="0.123cm" svg:height="0.154cm" svg:x="5.579cm" svg:y="3.956cm" svg:viewBox="0 0 124 155" draw:points="0,0 124,0 124,155 0,155">
          <text:p/>
        </draw:polygon>
        <draw:polygon draw:style-name="gr10" draw:text-style-name="P8" draw:layer="layout" svg:width="0.123cm" svg:height="0.127cm" svg:x="5.736cm" svg:y="3.108cm" svg:viewBox="0 0 124 128" draw:points="0,0 124,0 124,128 0,128">
          <text:p/>
        </draw:polygon>
        <draw:polygon draw:style-name="gr10" draw:text-style-name="P8" draw:layer="layout" svg:width="0.123cm" svg:height="0.17cm" svg:x="5.893cm" svg:y="2.486cm" svg:viewBox="0 0 124 171" draw:points="0,0 124,0 124,171 0,171">
          <text:p/>
        </draw:polygon>
        <draw:polygon draw:style-name="gr10" draw:text-style-name="P8" draw:layer="layout" svg:width="0.122cm" svg:height="0.534cm" svg:x="4.95cm" svg:y="4.972cm" svg:viewBox="0 0 123 535" draw:points="0,0 123,0 123,535 0,535">
          <text:p/>
        </draw:polygon>
        <draw:polygon draw:style-name="gr10" draw:text-style-name="P8" draw:layer="layout" svg:width="0.123cm" svg:height="0.645cm" svg:x="5.107cm" svg:y="3.973cm" svg:viewBox="0 0 124 646" draw:points="0,0 124,0 124,646 0,646">
          <text:p/>
        </draw:polygon>
        <draw:polygon draw:style-name="gr10" draw:text-style-name="P8" draw:layer="layout" svg:width="0.123cm" svg:height="0.613cm" svg:x="4.635cm" svg:y="5.65cm" svg:viewBox="0 0 124 614" draw:points="0,0 124,0 124,614 0,614">
          <text:p/>
        </draw:polygon>
        <draw:polygon draw:style-name="gr10" draw:text-style-name="P8" draw:layer="layout" svg:width="0.123cm" svg:height="0.098cm" svg:x="6.327cm" svg:y="3.412cm" svg:viewBox="0 0 124 99" draw:points="0,0 124,0 124,99 0,99">
          <text:p/>
        </draw:polygon>
        <draw:polygon draw:style-name="gr10" draw:text-style-name="P8" draw:layer="layout" svg:width="0.122cm" svg:height="0.471cm" svg:x="6.799cm" svg:y="2.89cm" svg:viewBox="0 0 123 472" draw:points="0,0 123,0 123,472 0,472">
          <text:p/>
        </draw:polygon>
        <draw:polygon draw:style-name="gr10" draw:text-style-name="P8" draw:layer="layout" svg:width="0.123cm" svg:height="0.329cm" svg:x="6.956cm" svg:y="3.15cm" svg:viewBox="0 0 124 330" draw:points="0,0 124,0 124,330 0,330">
          <text:p/>
        </draw:polygon>
        <draw:polygon draw:style-name="gr10" draw:text-style-name="P8" draw:layer="layout" svg:width="0.123cm" svg:height="0.436cm" svg:x="7.113cm" svg:y="2.899cm" svg:viewBox="0 0 124 437" draw:points="0,0 124,0 124,437 0,437">
          <text:p/>
        </draw:polygon>
        <draw:polygon draw:style-name="gr10" draw:text-style-name="P8" draw:layer="layout" svg:width="0.123cm" svg:height="0.18cm" svg:x="7.27cm" svg:y="3.461cm" svg:viewBox="0 0 124 181" draw:points="0,0 124,0 124,181 0,181">
          <text:p/>
        </draw:polygon>
        <draw:polygon draw:style-name="gr10" draw:text-style-name="P8" draw:layer="layout" svg:width="0.122cm" svg:height="0.456cm" svg:x="7.428cm" svg:y="2.997cm" svg:viewBox="0 0 123 457" draw:points="0,0 123,0 123,457 0,457">
          <text:p/>
        </draw:polygon>
        <draw:polygon draw:style-name="gr10" draw:text-style-name="P8" draw:layer="layout" svg:width="0.123cm" svg:height="0.213cm" svg:x="6.484cm" svg:y="3.201cm" svg:viewBox="0 0 124 214" draw:points="0,0 124,0 124,214 0,214">
          <text:p/>
        </draw:polygon>
        <draw:polygon draw:style-name="gr10" draw:text-style-name="P8" draw:layer="layout" svg:width="0.123cm" svg:height="0.465cm" svg:x="6.641cm" svg:y="3.004cm" svg:viewBox="0 0 124 466" draw:points="0,0 124,0 124,466 0,466">
          <text:p/>
        </draw:polygon>
        <draw:polygon draw:style-name="gr10" draw:text-style-name="P8" draw:layer="layout" svg:width="0.122cm" svg:height="0.103cm" svg:x="6.17cm" svg:y="3.811cm" svg:viewBox="0 0 123 104" draw:points="0,0 123,0 123,104 0,104">
          <text:p/>
        </draw:polygon>
        <draw:polygon draw:style-name="gr11" draw:text-style-name="P9" draw:layer="layout" svg:width="0.123cm" svg:height="0.36cm" svg:x="3.258cm" svg:y="4.739cm" svg:viewBox="0 0 124 361" draw:points="0,0 124,0 124,361 0,361">
          <text:p/>
        </draw:polygon>
        <draw:polygon draw:style-name="gr11" draw:text-style-name="P9" draw:layer="layout" svg:width="0.123cm" svg:height="0.344cm" svg:x="3.73cm" svg:y="4.658cm" svg:viewBox="0 0 124 345" draw:points="0,0 124,0 124,345 0,345">
          <text:p/>
        </draw:polygon>
        <draw:polygon draw:style-name="gr11" draw:text-style-name="P9" draw:layer="layout" svg:width="0.123cm" svg:height="0.169cm" svg:x="3.887cm" svg:y="4.627cm" svg:viewBox="0 0 124 170" draw:points="0,0 124,0 124,170 0,170">
          <text:p/>
        </draw:polygon>
        <draw:polygon draw:style-name="gr11" draw:text-style-name="P9" draw:layer="layout" svg:width="0.123cm" svg:height="0.09cm" svg:x="4.044cm" svg:y="4.073cm" svg:viewBox="0 0 124 91" draw:points="0,0 124,0 124,91 0,91">
          <text:p/>
        </draw:polygon>
        <draw:polygon draw:style-name="gr11" draw:text-style-name="P9" draw:layer="layout" svg:width="0.122cm" svg:height="0.029cm" svg:x="4.202cm" svg:y="3.436cm" svg:viewBox="0 0 123 30" draw:points="0,0 123,0 123,30 0,30">
          <text:p/>
        </draw:polygon>
        <draw:polygon draw:style-name="gr11" draw:text-style-name="P9" draw:layer="layout" svg:width="0.123cm" svg:height="0.065cm" svg:x="4.359cm" svg:y="3.082cm" svg:viewBox="0 0 124 66" draw:points="0,0 124,0 124,66 0,66">
          <text:p/>
        </draw:polygon>
        <draw:polygon draw:style-name="gr11" draw:text-style-name="P9" draw:layer="layout" svg:width="0.123cm" svg:height="0.509cm" svg:x="3.415cm" svg:y="5.105cm" svg:viewBox="0 0 124 510" draw:points="0,0 124,0 124,510 0,510">
          <text:p/>
        </draw:polygon>
        <draw:polygon draw:style-name="gr11" draw:text-style-name="P9" draw:layer="layout" svg:width="0.122cm" svg:height="0.819cm" svg:x="3.573cm" svg:y="4.971cm" svg:viewBox="0 0 123 820" draw:points="0,0 123,0 123,820 0,820">
          <text:p/>
        </draw:polygon>
        <draw:polygon draw:style-name="gr11" draw:text-style-name="P9" draw:layer="layout" svg:width="0.123cm" svg:height="0.399cm" svg:x="3.101cm" svg:y="5.205cm" svg:viewBox="0 0 124 400" draw:points="0,0 124,0 124,400 0,400">
          <text:p/>
        </draw:polygon>
        <draw:polygon draw:style-name="gr11" draw:text-style-name="P9" draw:layer="layout" svg:width="0.123cm" svg:height="0.037cm" svg:x="7.861cm" svg:y="3.497cm" svg:viewBox="0 0 124 38" draw:points="0,0 124,0 124,38 0,38">
          <text:p/>
        </draw:polygon>
        <draw:polygon draw:style-name="gr11" draw:text-style-name="P9" draw:layer="layout" svg:width="0.123cm" svg:height="0.541cm" svg:x="8.333cm" svg:y="2.376cm" svg:viewBox="0 0 124 542" draw:points="0,0 124,0 124,542 0,542">
          <text:p/>
        </draw:polygon>
        <draw:polygon draw:style-name="gr11" draw:text-style-name="P9" draw:layer="layout" svg:width="0.123cm" svg:height="0.341cm" svg:x="8.49cm" svg:y="2.524cm" svg:viewBox="0 0 124 342" draw:points="0,0 124,0 124,342 0,342">
          <text:p/>
        </draw:polygon>
        <draw:polygon draw:style-name="gr11" draw:text-style-name="P9" draw:layer="layout" svg:width="0.122cm" svg:height="0.276cm" svg:x="8.648cm" svg:y="2.35cm" svg:viewBox="0 0 123 277" draw:points="0,0 123,0 123,277 0,277">
          <text:p/>
        </draw:polygon>
        <draw:polygon draw:style-name="gr11" draw:text-style-name="P9" draw:layer="layout" svg:width="0.123cm" svg:height="0.356cm" svg:x="8.805cm" svg:y="3.153cm" svg:viewBox="0 0 124 357" draw:points="0,0 124,0 124,357 0,357">
          <text:p/>
        </draw:polygon>
        <draw:polygon draw:style-name="gr11" draw:text-style-name="P9" draw:layer="layout" svg:width="0.123cm" svg:height="0.559cm" svg:x="8.962cm" svg:y="2.368cm" svg:viewBox="0 0 124 560" draw:points="0,0 124,0 124,560 0,560">
          <text:p/>
        </draw:polygon>
        <draw:polygon draw:style-name="gr11" draw:text-style-name="P9" draw:layer="layout" svg:width="0.123cm" svg:height="0.088cm" svg:x="8.018cm" svg:y="3.634cm" svg:viewBox="0 0 124 89" draw:points="0,0 124,0 124,89 0,89">
          <text:p/>
        </draw:polygon>
        <draw:polygon draw:style-name="gr11" draw:text-style-name="P9" draw:layer="layout" svg:width="0.123cm" svg:height="0.339cm" svg:x="8.176cm" svg:y="2.763cm" svg:viewBox="0 0 124 340" draw:points="0,0 124,0 124,340 0,340">
          <text:p/>
        </draw:polygon>
        <draw:polygon draw:style-name="gr11" draw:text-style-name="P9" draw:layer="layout" svg:width="0.123cm" svg:height="0.431cm" svg:x="7.704cm" svg:y="4.336cm" svg:viewBox="0 0 124 432" draw:points="0,0 124,0 124,432 0,432">
          <text:p/>
        </draw:polygon>
        <draw:polygon draw:style-name="gr11" draw:text-style-name="P9" draw:layer="layout" svg:width="0.122cm" svg:height="0.062cm" svg:x="1.724cm" svg:y="4.595cm" svg:viewBox="0 0 123 63" draw:points="0,0 123,0 123,63 0,63">
          <text:p/>
        </draw:polygon>
        <draw:polygon draw:style-name="gr11" draw:text-style-name="P9" draw:layer="layout" svg:width="0.122cm" svg:height="0.159cm" svg:x="2.196cm" svg:y="4.709cm" svg:viewBox="0 0 123 160" draw:points="0,0 123,0 123,160 0,160">
          <text:p/>
        </draw:polygon>
        <draw:polygon draw:style-name="gr11" draw:text-style-name="P9" draw:layer="layout" svg:width="0.123cm" svg:height="0.253cm" svg:x="2.353cm" svg:y="4.755cm" svg:viewBox="0 0 124 254" draw:points="0,0 124,0 124,254 0,254">
          <text:p/>
        </draw:polygon>
        <draw:polygon draw:style-name="gr11" draw:text-style-name="P9" draw:layer="layout" svg:width="0.123cm" svg:height="0.287cm" svg:x="2.51cm" svg:y="4.431cm" svg:viewBox="0 0 124 288" draw:points="0,0 124,0 124,288 0,288">
          <text:p/>
        </draw:polygon>
        <draw:polygon draw:style-name="gr11" draw:text-style-name="P9" draw:layer="layout" svg:width="0.123cm" svg:height="0.228cm" svg:x="2.667cm" svg:y="4.469cm" svg:viewBox="0 0 124 229" draw:points="0,0 124,0 124,229 0,229">
          <text:p/>
        </draw:polygon>
        <draw:polygon draw:style-name="gr11" draw:text-style-name="P9" draw:layer="layout" svg:width="0.122cm" svg:height="0.681cm" svg:x="2.825cm" svg:y="4.306cm" svg:viewBox="0 0 123 682" draw:points="0,0 123,0 123,682 0,682">
          <text:p/>
        </draw:polygon>
        <draw:polygon draw:style-name="gr11" draw:text-style-name="P9" draw:layer="layout" svg:width="0.123cm" svg:height="0.036cm" svg:x="1.881cm" svg:y="4.68cm" svg:viewBox="0 0 124 37" draw:points="0,0 124,0 124,37 0,37">
          <text:p/>
        </draw:polygon>
        <draw:polygon draw:style-name="gr11" draw:text-style-name="P9" draw:layer="layout" svg:width="0.123cm" svg:height="0.121cm" svg:x="2.038cm" svg:y="4.935cm" svg:viewBox="0 0 124 122" draw:points="0,0 124,0 124,122 0,122">
          <text:p/>
        </draw:polygon>
        <draw:polygon draw:style-name="gr11" draw:text-style-name="P9" draw:layer="layout" svg:width="0.123cm" svg:height="0.038cm" svg:x="1.566cm" svg:y="4.877cm" svg:viewBox="0 0 124 39" draw:points="0,0 124,0 124,39 0,39">
          <text:p/>
        </draw:polygon>
        <draw:polygon draw:style-name="gr11" draw:text-style-name="P9" draw:layer="layout" svg:width="0.123cm" svg:height="0.367cm" svg:x="4.792cm" svg:y="4.57cm" svg:viewBox="0 0 124 368" draw:points="0,0 124,0 124,368 0,368">
          <text:p/>
        </draw:polygon>
        <draw:polygon draw:style-name="gr11" draw:text-style-name="P9" draw:layer="layout" svg:width="0.123cm" svg:height="0.13cm" svg:x="5.264cm" svg:y="3.797cm" svg:viewBox="0 0 124 131" draw:points="0,0 124,0 124,131 0,131">
          <text:p/>
        </draw:polygon>
        <draw:polygon draw:style-name="gr11" draw:text-style-name="P9" draw:layer="layout" svg:width="0.122cm" svg:height="0.357cm" svg:x="5.422cm" svg:y="3.931cm" svg:viewBox="0 0 123 358" draw:points="0,0 123,0 123,358 0,358">
          <text:p/>
        </draw:polygon>
        <draw:polygon draw:style-name="gr11" draw:text-style-name="P9" draw:layer="layout" svg:width="0.123cm" svg:height="0.092cm" svg:x="5.579cm" svg:y="3.987cm" svg:viewBox="0 0 124 93" draw:points="0,0 124,0 124,93 0,93">
          <text:p/>
        </draw:polygon>
        <draw:polygon draw:style-name="gr11" draw:text-style-name="P9" draw:layer="layout" svg:width="0.123cm" svg:height="0.023cm" svg:x="5.736cm" svg:y="3.16cm" svg:viewBox="0 0 124 24" draw:points="0,0 124,0 124,24 0,24">
          <text:p/>
        </draw:polygon>
        <draw:polygon draw:style-name="gr11" draw:text-style-name="P9" draw:layer="layout" svg:width="0.123cm" svg:height="0.065cm" svg:x="5.893cm" svg:y="2.538cm" svg:viewBox="0 0 124 66" draw:points="0,0 124,0 124,66 0,66">
          <text:p/>
        </draw:polygon>
        <draw:polygon draw:style-name="gr11" draw:text-style-name="P9" draw:layer="layout" svg:width="0.122cm" svg:height="0.469cm" svg:x="4.95cm" svg:y="5.005cm" svg:viewBox="0 0 123 470" draw:points="0,0 123,0 123,470 0,470">
          <text:p/>
        </draw:polygon>
        <draw:polygon draw:style-name="gr11" draw:text-style-name="P9" draw:layer="layout" svg:width="0.123cm" svg:height="0.291cm" svg:x="5.107cm" svg:y="4.15cm" svg:viewBox="0 0 124 292" draw:points="0,0 124,0 124,292 0,292">
          <text:p/>
        </draw:polygon>
        <draw:polygon draw:style-name="gr11" draw:text-style-name="P9" draw:layer="layout" svg:width="0.123cm" svg:height="0.599cm" svg:x="4.635cm" svg:y="5.657cm" svg:viewBox="0 0 124 600" draw:points="0,0 124,0 124,600 0,600">
          <text:p/>
        </draw:polygon>
        <draw:polygon draw:style-name="gr11" draw:text-style-name="P9" draw:layer="layout" svg:width="0.123cm" svg:height="0.018cm" svg:x="6.327cm" svg:y="3.452cm" svg:viewBox="0 0 124 19" draw:points="0,0 124,0 124,19 0,19">
          <text:p/>
        </draw:polygon>
        <draw:polygon draw:style-name="gr11" draw:text-style-name="P9" draw:layer="layout" svg:width="0.122cm" svg:height="0.456cm" svg:x="6.799cm" svg:y="2.898cm" svg:viewBox="0 0 123 457" draw:points="0,0 123,0 123,457 0,457">
          <text:p/>
        </draw:polygon>
        <draw:polygon draw:style-name="gr11" draw:text-style-name="P9" draw:layer="layout" svg:width="0.123cm" svg:height="0.295cm" svg:x="6.956cm" svg:y="3.167cm" svg:viewBox="0 0 124 296" draw:points="0,0 124,0 124,296 0,296">
          <text:p/>
        </draw:polygon>
        <draw:polygon draw:style-name="gr11" draw:text-style-name="P9" draw:layer="layout" svg:width="0.123cm" svg:height="0.387cm" svg:x="7.113cm" svg:y="2.924cm" svg:viewBox="0 0 124 388" draw:points="0,0 124,0 124,388 0,388">
          <text:p/>
        </draw:polygon>
        <draw:polygon draw:style-name="gr11" draw:text-style-name="P9" draw:layer="layout" svg:width="0.123cm" svg:height="0.156cm" svg:x="7.27cm" svg:y="3.473cm" svg:viewBox="0 0 124 157" draw:points="0,0 124,0 124,157 0,157">
          <text:p/>
        </draw:polygon>
        <draw:polygon draw:style-name="gr11" draw:text-style-name="P9" draw:layer="layout" svg:width="0.122cm" svg:height="0.408cm" svg:x="7.428cm" svg:y="3.021cm" svg:viewBox="0 0 123 409" draw:points="0,0 123,0 123,409 0,409">
          <text:p/>
        </draw:polygon>
        <draw:polygon draw:style-name="gr11" draw:text-style-name="P9" draw:layer="layout" svg:width="0.123cm" svg:height="0.046cm" svg:x="6.484cm" svg:y="3.285cm" svg:viewBox="0 0 124 47" draw:points="0,0 124,0 124,47 0,47">
          <text:p/>
        </draw:polygon>
        <draw:polygon draw:style-name="gr11" draw:text-style-name="P9" draw:layer="layout" svg:width="0.123cm" svg:height="0.449cm" svg:x="6.641cm" svg:y="3.012cm" svg:viewBox="0 0 124 450" draw:points="0,0 124,0 124,450 0,450">
          <text:p/>
        </draw:polygon>
        <draw:polygon draw:style-name="gr11" draw:text-style-name="P9" draw:layer="layout" svg:width="0.122cm" svg:height="0.032cm" svg:x="6.17cm" svg:y="3.847cm" svg:viewBox="0 0 123 33" draw:points="0,0 123,0 123,33 0,33">
          <text:p/>
        </draw:polygon>
        <draw:polygon draw:style-name="gr12" draw:text-style-name="P2" draw:layer="layout" svg:width="0.123cm" svg:height="1.385cm" svg:x="3.258cm" svg:y="4.226cm" svg:viewBox="0 0 124 1386" draw:points="0,0 124,0 124,1386 0,1386">
          <text:p/>
        </draw:polygon>
        <draw:polygon draw:style-name="gr12" draw:text-style-name="P2" draw:layer="layout" svg:width="0.123cm" svg:height="2.477cm" svg:x="3.73cm" svg:y="3.591cm" svg:viewBox="0 0 124 2478" draw:points="0,0 124,0 124,2478 0,2478">
          <text:p/>
        </draw:polygon>
        <draw:polygon draw:style-name="gr12" draw:text-style-name="P2" draw:layer="layout" svg:width="0.123cm" svg:height="2.966cm" svg:x="3.887cm" svg:y="3.228cm" svg:viewBox="0 0 124 2967" draw:points="0,0 124,0 124,2967 0,2967">
          <text:p/>
        </draw:polygon>
        <draw:polygon draw:style-name="gr12" draw:text-style-name="P2" draw:layer="layout" svg:width="0.123cm" svg:height="1.762cm" svg:x="4.044cm" svg:y="3.237cm" svg:viewBox="0 0 124 1763" draw:points="0,0 124,0 124,1763 0,1763">
          <text:p/>
        </draw:polygon>
        <draw:polygon draw:style-name="gr12" draw:text-style-name="P2" draw:layer="layout" svg:width="0.122cm" svg:height="1.808cm" svg:x="4.202cm" svg:y="2.546cm" svg:viewBox="0 0 123 1809" draw:points="0,0 123,0 123,1809 0,1809">
          <text:p/>
        </draw:polygon>
        <draw:polygon draw:style-name="gr12" draw:text-style-name="P2" draw:layer="layout" svg:width="0.123cm" svg:height="1.357cm" svg:x="4.359cm" svg:y="2.436cm" svg:viewBox="0 0 124 1358" draw:points="0,0 124,0 124,1358 0,1358">
          <text:p/>
        </draw:polygon>
        <draw:polygon draw:style-name="gr12" draw:text-style-name="P2" draw:layer="layout" svg:width="0.123cm" svg:height="2.09cm" svg:x="3.415cm" svg:y="4.315cm" svg:viewBox="0 0 124 2091" draw:points="0,0 124,0 124,2091 0,2091">
          <text:p/>
        </draw:polygon>
        <draw:polygon draw:style-name="gr12" draw:text-style-name="P2" draw:layer="layout" svg:width="0.122cm" svg:height="2.487cm" svg:x="3.573cm" svg:y="4.137cm" svg:viewBox="0 0 123 2488" draw:points="0,0 123,0 123,2488 0,2488">
          <text:p/>
        </draw:polygon>
        <draw:polygon draw:style-name="gr12" draw:text-style-name="P2" draw:layer="layout" svg:width="0.123cm" svg:height="1.832cm" svg:x="3.101cm" svg:y="4.489cm" svg:viewBox="0 0 124 1833" draw:points="0,0 124,0 124,1833 0,1833">
          <text:p/>
        </draw:polygon>
        <draw:polygon draw:style-name="gr12" draw:text-style-name="P2" draw:layer="layout" svg:width="0.123cm" svg:height="1.851cm" svg:x="7.861cm" svg:y="2.59cm" svg:viewBox="0 0 124 1852" draw:points="0,0 124,0 124,1852 0,1852">
          <text:p/>
        </draw:polygon>
        <draw:polygon draw:style-name="gr12" draw:text-style-name="P2" draw:layer="layout" svg:width="0.123cm" svg:height="2.783cm" svg:x="8.333cm" svg:y="1.255cm" svg:viewBox="0 0 124 2784" draw:points="0,0 124,0 124,2784 0,2784">
          <text:p/>
        </draw:polygon>
        <draw:polygon draw:style-name="gr12" draw:text-style-name="P2" draw:layer="layout" svg:width="0.123cm" svg:height="2.655cm" svg:x="8.49cm" svg:y="1.367cm" svg:viewBox="0 0 124 2656" draw:points="0,0 124,0 124,2656 0,2656">
          <text:p/>
        </draw:polygon>
        <draw:polygon draw:style-name="gr12" draw:text-style-name="P2" draw:layer="layout" svg:width="0.122cm" svg:height="3.04cm" svg:x="8.648cm" svg:y="0.968cm" svg:viewBox="0 0 123 3041" draw:points="0,0 123,0 123,3041 0,3041">
          <text:p/>
        </draw:polygon>
        <draw:polygon draw:style-name="gr12" draw:text-style-name="P2" draw:layer="layout" svg:width="0.123cm" svg:height="3.179cm" svg:x="8.805cm" svg:y="1.742cm" svg:viewBox="0 0 124 3180" draw:points="0,0 124,0 124,3180 0,3180">
          <text:p/>
        </draw:polygon>
        <draw:polygon draw:style-name="gr12" draw:text-style-name="P2" draw:layer="layout" svg:width="0.123cm" svg:height="4.135cm" svg:x="8.962cm" svg:y="0.58cm" svg:viewBox="0 0 124 4136" draw:points="0,0 124,0 124,4136 0,4136">
          <text:p/>
        </draw:polygon>
        <draw:polygon draw:style-name="gr12" draw:text-style-name="P2" draw:layer="layout" svg:width="0.123cm" svg:height="2.83cm" svg:x="8.018cm" svg:y="2.263cm" svg:viewBox="0 0 124 2831" draw:points="0,0 124,0 124,2831 0,2831">
          <text:p/>
        </draw:polygon>
        <draw:polygon draw:style-name="gr12" draw:text-style-name="P2" draw:layer="layout" svg:width="0.123cm" svg:height="2.362cm" svg:x="8.176cm" svg:y="1.752cm" svg:viewBox="0 0 124 2363" draw:points="0,0 124,0 124,2363 0,2363">
          <text:p/>
        </draw:polygon>
        <draw:polygon draw:style-name="gr12" draw:text-style-name="P2" draw:layer="layout" svg:width="0.123cm" svg:height="3.596cm" svg:x="7.704cm" svg:y="2.754cm" svg:viewBox="0 0 124 3597" draw:points="0,0 124,0 124,3597 0,3597">
          <text:p/>
        </draw:polygon>
        <draw:polygon draw:style-name="gr12" draw:text-style-name="P2" draw:layer="layout" svg:width="0.122cm" svg:height="0.829cm" svg:x="1.724cm" svg:y="4.212cm" svg:viewBox="0 0 123 830" draw:points="0,0 123,0 123,830 0,830">
          <text:p/>
        </draw:polygon>
        <draw:polygon draw:style-name="gr12" draw:text-style-name="P2" draw:layer="layout" svg:width="0.122cm" svg:height="1.311cm" svg:x="2.196cm" svg:y="4.133cm" svg:viewBox="0 0 123 1312" draw:points="0,0 123,0 123,1312 0,1312">
          <text:p/>
        </draw:polygon>
        <draw:polygon draw:style-name="gr12" draw:text-style-name="P2" draw:layer="layout" svg:width="0.123cm" svg:height="1.499cm" svg:x="2.353cm" svg:y="4.132cm" svg:viewBox="0 0 124 1500" draw:points="0,0 124,0 124,1500 0,1500">
          <text:p/>
        </draw:polygon>
        <draw:polygon draw:style-name="gr12" draw:text-style-name="P2" draw:layer="layout" svg:width="0.123cm" svg:height="1.111cm" svg:x="2.51cm" svg:y="4.019cm" svg:viewBox="0 0 124 1112" draw:points="0,0 124,0 124,1112 0,1112">
          <text:p/>
        </draw:polygon>
        <draw:polygon draw:style-name="gr12" draw:text-style-name="P2" draw:layer="layout" svg:width="0.123cm" svg:height="1.984cm" svg:x="2.667cm" svg:y="3.591cm" svg:viewBox="0 0 124 1985" draw:points="0,0 124,0 124,1985 0,1985">
          <text:p/>
        </draw:polygon>
        <draw:polygon draw:style-name="gr12" draw:text-style-name="P2" draw:layer="layout" svg:width="0.122cm" svg:height="1.777cm" svg:x="2.825cm" svg:y="3.758cm" svg:viewBox="0 0 123 1778" draw:points="0,0 123,0 123,1778 0,1778">
          <text:p/>
        </draw:polygon>
        <draw:polygon draw:style-name="gr12" draw:text-style-name="P2" draw:layer="layout" svg:width="0.123cm" svg:height="1.149cm" svg:x="1.881cm" svg:y="4.123cm" svg:viewBox="0 0 124 1150" draw:points="0,0 124,0 124,1150 0,1150">
          <text:p/>
        </draw:polygon>
        <draw:polygon draw:style-name="gr12" draw:text-style-name="P2" draw:layer="layout" svg:width="0.123cm" svg:height="1.689cm" svg:x="2.038cm" svg:y="4.151cm" svg:viewBox="0 0 124 1690" draw:points="0,0 124,0 124,1690 0,1690">
          <text:p/>
        </draw:polygon>
        <draw:polygon draw:style-name="gr12" draw:text-style-name="P2" draw:layer="layout" svg:width="0.123cm" svg:height="1.16cm" svg:x="1.566cm" svg:y="4.316cm" svg:viewBox="0 0 124 1161" draw:points="0,0 124,0 124,1161 0,1161">
          <text:p/>
        </draw:polygon>
        <draw:polygon draw:style-name="gr12" draw:text-style-name="P2" draw:layer="layout" svg:width="0.123cm" svg:height="2.069cm" svg:x="4.792cm" svg:y="3.719cm" svg:viewBox="0 0 124 2070" draw:points="0,0 124,0 124,2070 0,2070">
          <text:p/>
        </draw:polygon>
        <draw:polygon draw:style-name="gr12" draw:text-style-name="P2" draw:layer="layout" svg:width="0.123cm" svg:height="4.03cm" svg:x="5.264cm" svg:y="1.847cm" svg:viewBox="0 0 124 4031" draw:points="0,0 124,0 124,4031 0,4031">
          <text:p/>
        </draw:polygon>
        <draw:polygon draw:style-name="gr12" draw:text-style-name="P2" draw:layer="layout" svg:width="0.122cm" svg:height="2.161cm" svg:x="5.422cm" svg:y="3.029cm" svg:viewBox="0 0 123 2162" draw:points="0,0 123,0 123,2162 0,2162">
          <text:p/>
        </draw:polygon>
        <draw:polygon draw:style-name="gr12" draw:text-style-name="P2" draw:layer="layout" svg:width="0.123cm" svg:height="2.377cm" svg:x="5.579cm" svg:y="2.845cm" svg:viewBox="0 0 124 2378" draw:points="0,0 124,0 124,2378 0,2378">
          <text:p/>
        </draw:polygon>
        <draw:polygon draw:style-name="gr12" draw:text-style-name="P2" draw:layer="layout" svg:width="0.123cm" svg:height="2.091cm" svg:x="5.736cm" svg:y="2.126cm" svg:viewBox="0 0 124 2092" draw:points="0,0 124,0 124,2092 0,2092">
          <text:p/>
        </draw:polygon>
        <draw:polygon draw:style-name="gr12" draw:text-style-name="P2" draw:layer="layout" svg:width="0.123cm" svg:height="2.356cm" svg:x="5.893cm" svg:y="1.393cm" svg:viewBox="0 0 124 2357" draw:points="0,0 124,0 124,2357 0,2357">
          <text:p/>
        </draw:polygon>
        <draw:polygon draw:style-name="gr12" draw:text-style-name="P2" draw:layer="layout" svg:width="0.122cm" svg:height="2.765cm" svg:x="4.95cm" svg:y="3.857cm" svg:viewBox="0 0 123 2766" draw:points="0,0 123,0 123,2766 0,2766">
          <text:p/>
        </draw:polygon>
        <draw:polygon draw:style-name="gr12" draw:text-style-name="P2" draw:layer="layout" svg:width="0.123cm" svg:height="3.533cm" svg:x="5.107cm" svg:y="2.529cm" svg:viewBox="0 0 124 3534" draw:points="0,0 124,0 124,3534 0,3534">
          <text:p/>
        </draw:polygon>
        <draw:polygon draw:style-name="gr12" draw:text-style-name="P2" draw:layer="layout" svg:width="0.123cm" svg:height="3.133cm" svg:x="4.635cm" svg:y="4.39cm" svg:viewBox="0 0 124 3134" draw:points="0,0 124,0 124,3134 0,3134">
          <text:p/>
        </draw:polygon>
        <draw:polygon draw:style-name="gr12" draw:text-style-name="P2" draw:layer="layout" svg:width="0.123cm" svg:height="1.408cm" svg:x="6.327cm" svg:y="2.757cm" svg:viewBox="0 0 124 1409" draw:points="0,0 124,0 124,1409 0,1409">
          <text:p/>
        </draw:polygon>
        <draw:polygon draw:style-name="gr12" draw:text-style-name="P2" draw:layer="layout" svg:width="0.122cm" svg:height="1.937cm" svg:x="6.799cm" svg:y="2.157cm" svg:viewBox="0 0 123 1938" draw:points="0,0 123,0 123,1938 0,1938">
          <text:p/>
        </draw:polygon>
        <draw:polygon draw:style-name="gr12" draw:text-style-name="P2" draw:layer="layout" svg:width="0.123cm" svg:height="1.515cm" svg:x="6.956cm" svg:y="2.557cm" svg:viewBox="0 0 124 1516" draw:points="0,0 124,0 124,1516 0,1516">
          <text:p/>
        </draw:polygon>
        <draw:polygon draw:style-name="gr12" draw:text-style-name="P2" draw:layer="layout" svg:width="0.123cm" svg:height="2.032cm" svg:x="7.113cm" svg:y="2.101cm" svg:viewBox="0 0 124 2033" draw:points="0,0 124,0 124,2033 0,2033">
          <text:p/>
        </draw:polygon>
        <draw:polygon draw:style-name="gr12" draw:text-style-name="P2" draw:layer="layout" svg:width="0.123cm" svg:height="1.776cm" svg:x="7.27cm" svg:y="2.663cm" svg:viewBox="0 0 124 1777" draw:points="0,0 124,0 124,1777 0,1777">
          <text:p/>
        </draw:polygon>
        <draw:polygon draw:style-name="gr12" draw:text-style-name="P2" draw:layer="layout" svg:width="0.122cm" svg:height="2.222cm" svg:x="7.428cm" svg:y="2.114cm" svg:viewBox="0 0 123 2223" draw:points="0,0 123,0 123,2223 0,2223">
          <text:p/>
        </draw:polygon>
        <draw:polygon draw:style-name="gr12" draw:text-style-name="P2" draw:layer="layout" svg:width="0.123cm" svg:height="1.617cm" svg:x="6.484cm" svg:y="2.499cm" svg:viewBox="0 0 124 1618" draw:points="0,0 124,0 124,1618 0,1618">
          <text:p/>
        </draw:polygon>
        <draw:polygon draw:style-name="gr12" draw:text-style-name="P2" draw:layer="layout" svg:width="0.123cm" svg:height="1.88cm" svg:x="6.641cm" svg:y="2.296cm" svg:viewBox="0 0 124 1881" draw:points="0,0 124,0 124,1881 0,1881">
          <text:p/>
        </draw:polygon>
        <draw:polygon draw:style-name="gr12" draw:text-style-name="P2" draw:layer="layout" svg:width="0.122cm" svg:height="2.657cm" svg:x="6.17cm" svg:y="2.534cm" svg:viewBox="0 0 123 2658" draw:points="0,0 123,0 123,2658 0,2658">
          <text:p/>
        </draw:polygon>
        <draw:line draw:style-name="gr13" draw:text-style-name="P2" draw:layer="layout" svg:x1="3.365cm" svg:y1="4.919cm" svg:x2="3.273cm" svg:y2="4.919cm">
          <text:p/>
        </draw:line>
        <draw:line draw:style-name="gr13" draw:text-style-name="P2" draw:layer="layout" svg:x1="3.837cm" svg:y1="4.83cm" svg:x2="3.745cm" svg:y2="4.83cm">
          <text:p/>
        </draw:line>
        <draw:line draw:style-name="gr13" draw:text-style-name="P2" draw:layer="layout" svg:x1="3.995cm" svg:y1="4.711cm" svg:x2="3.903cm" svg:y2="4.711cm">
          <text:p/>
        </draw:line>
        <draw:line draw:style-name="gr13" draw:text-style-name="P2" draw:layer="layout" svg:x1="4.152cm" svg:y1="4.118cm" svg:x2="4.06cm" svg:y2="4.118cm">
          <text:p/>
        </draw:line>
        <draw:line draw:style-name="gr13" draw:text-style-name="P2" draw:layer="layout" svg:x1="4.309cm" svg:y1="3.45cm" svg:x2="4.217cm" svg:y2="3.45cm">
          <text:p/>
        </draw:line>
        <draw:line draw:style-name="gr13" draw:text-style-name="P2" draw:layer="layout" svg:x1="4.466cm" svg:y1="3.114cm" svg:x2="4.374cm" svg:y2="3.114cm">
          <text:p/>
        </draw:line>
        <draw:line draw:style-name="gr13" draw:text-style-name="P2" draw:layer="layout" svg:x1="3.523cm" svg:y1="5.36cm" svg:x2="3.431cm" svg:y2="5.36cm">
          <text:p/>
        </draw:line>
        <draw:line draw:style-name="gr13" draw:text-style-name="P2" draw:layer="layout" svg:x1="3.68cm" svg:y1="5.38cm" svg:x2="3.588cm" svg:y2="5.38cm">
          <text:p/>
        </draw:line>
        <draw:line draw:style-name="gr13" draw:text-style-name="P2" draw:layer="layout" svg:x1="3.208cm" svg:y1="5.405cm" svg:x2="3.116cm" svg:y2="5.405cm">
          <text:p/>
        </draw:line>
        <draw:line draw:style-name="gr13" draw:text-style-name="P2" draw:layer="layout" svg:x1="7.969cm" svg:y1="3.516cm" svg:x2="7.876cm" svg:y2="3.516cm">
          <text:p/>
        </draw:line>
        <draw:line draw:style-name="gr13" draw:text-style-name="P2" draw:layer="layout" svg:x1="8.44cm" svg:y1="2.646cm" svg:x2="8.348cm" svg:y2="2.646cm">
          <text:p/>
        </draw:line>
        <draw:line draw:style-name="gr13" draw:text-style-name="P2" draw:layer="layout" svg:x1="8.598cm" svg:y1="2.695cm" svg:x2="8.506cm" svg:y2="2.695cm">
          <text:p/>
        </draw:line>
        <draw:line draw:style-name="gr13" draw:text-style-name="P2" draw:layer="layout" svg:x1="8.755cm" svg:y1="2.488cm" svg:x2="8.663cm" svg:y2="2.488cm">
          <text:p/>
        </draw:line>
        <draw:line draw:style-name="gr13" draw:text-style-name="P2" draw:layer="layout" svg:x1="8.912cm" svg:y1="3.331cm" svg:x2="8.82cm" svg:y2="3.331cm">
          <text:p/>
        </draw:line>
        <draw:line draw:style-name="gr13" draw:text-style-name="P2" draw:layer="layout" svg:x1="9.069cm" svg:y1="2.647cm" svg:x2="8.977cm" svg:y2="2.647cm">
          <text:p/>
        </draw:line>
        <draw:line draw:style-name="gr13" draw:text-style-name="P2" draw:layer="layout" svg:x1="8.126cm" svg:y1="3.678cm" svg:x2="8.034cm" svg:y2="3.678cm">
          <text:p/>
        </draw:line>
        <draw:line draw:style-name="gr13" draw:text-style-name="P2" draw:layer="layout" svg:x1="8.283cm" svg:y1="2.933cm" svg:x2="8.191cm" svg:y2="2.933cm">
          <text:p/>
        </draw:line>
        <draw:line draw:style-name="gr13" draw:text-style-name="P2" draw:layer="layout" svg:x1="7.811cm" svg:y1="4.552cm" svg:x2="7.719cm" svg:y2="4.552cm">
          <text:p/>
        </draw:line>
        <draw:line draw:style-name="gr13" draw:text-style-name="P2" draw:layer="layout" svg:x1="1.831cm" svg:y1="4.626cm" svg:x2="1.739cm" svg:y2="4.626cm">
          <text:p/>
        </draw:line>
        <draw:line draw:style-name="gr13" draw:text-style-name="P2" draw:layer="layout" svg:x1="2.303cm" svg:y1="4.789cm" svg:x2="2.211cm" svg:y2="4.789cm">
          <text:p/>
        </draw:line>
        <draw:line draw:style-name="gr13" draw:text-style-name="P2" draw:layer="layout" svg:x1="2.46cm" svg:y1="4.882cm" svg:x2="2.368cm" svg:y2="4.882cm">
          <text:p/>
        </draw:line>
        <draw:line draw:style-name="gr13" draw:text-style-name="P2" draw:layer="layout" svg:x1="2.617cm" svg:y1="4.574cm" svg:x2="2.525cm" svg:y2="4.574cm">
          <text:p/>
        </draw:line>
        <draw:line draw:style-name="gr13" draw:text-style-name="P2" draw:layer="layout" svg:x1="2.775cm" svg:y1="4.583cm" svg:x2="2.683cm" svg:y2="4.583cm">
          <text:p/>
        </draw:line>
        <draw:line draw:style-name="gr13" draw:text-style-name="P2" draw:layer="layout" svg:x1="2.932cm" svg:y1="4.646cm" svg:x2="2.84cm" svg:y2="4.646cm">
          <text:p/>
        </draw:line>
        <draw:line draw:style-name="gr13" draw:text-style-name="P2" draw:layer="layout" svg:x1="1.988cm" svg:y1="4.698cm" svg:x2="1.896cm" svg:y2="4.698cm">
          <text:p/>
        </draw:line>
        <draw:line draw:style-name="gr13" draw:text-style-name="P2" draw:layer="layout" svg:x1="2.146cm" svg:y1="4.996cm" svg:x2="2.054cm" svg:y2="4.996cm">
          <text:p/>
        </draw:line>
        <draw:line draw:style-name="gr13" draw:text-style-name="P2" draw:layer="layout" svg:x1="1.674cm" svg:y1="4.896cm" svg:x2="1.582cm" svg:y2="4.896cm">
          <text:p/>
        </draw:line>
        <draw:line draw:style-name="gr13" draw:text-style-name="P2" draw:layer="layout" svg:x1="4.9cm" svg:y1="4.754cm" svg:x2="4.808cm" svg:y2="4.754cm">
          <text:p/>
        </draw:line>
        <draw:line draw:style-name="gr13" draw:text-style-name="P2" draw:layer="layout" svg:x1="5.372cm" svg:y1="3.862cm" svg:x2="5.28cm" svg:y2="3.862cm">
          <text:p/>
        </draw:line>
        <draw:line draw:style-name="gr13" draw:text-style-name="P2" draw:layer="layout" svg:x1="5.529cm" svg:y1="4.109cm" svg:x2="5.437cm" svg:y2="4.109cm">
          <text:p/>
        </draw:line>
        <draw:line draw:style-name="gr13" draw:text-style-name="P2" draw:layer="layout" svg:x1="5.686cm" svg:y1="4.033cm" svg:x2="5.594cm" svg:y2="4.033cm">
          <text:p/>
        </draw:line>
        <draw:line draw:style-name="gr13" draw:text-style-name="P2" draw:layer="layout" svg:x1="5.843cm" svg:y1="3.172cm" svg:x2="5.751cm" svg:y2="3.172cm">
          <text:p/>
        </draw:line>
        <draw:line draw:style-name="gr13" draw:text-style-name="P2" draw:layer="layout" svg:x1="6.001cm" svg:y1="2.571cm" svg:x2="5.909cm" svg:y2="2.571cm">
          <text:p/>
        </draw:line>
        <draw:line draw:style-name="gr13" draw:text-style-name="P2" draw:layer="layout" svg:x1="5.057cm" svg:y1="5.239cm" svg:x2="4.965cm" svg:y2="5.239cm">
          <text:p/>
        </draw:line>
        <draw:line draw:style-name="gr13" draw:text-style-name="P2" draw:layer="layout" svg:x1="5.214cm" svg:y1="4.295cm" svg:x2="5.122cm" svg:y2="4.295cm">
          <text:p/>
        </draw:line>
        <draw:line draw:style-name="gr13" draw:text-style-name="P2" draw:layer="layout" svg:x1="4.743cm" svg:y1="5.957cm" svg:x2="4.651cm" svg:y2="5.957cm">
          <text:p/>
        </draw:line>
        <draw:line draw:style-name="gr13" draw:text-style-name="P2" draw:layer="layout" svg:x1="6.434cm" svg:y1="3.461cm" svg:x2="6.342cm" svg:y2="3.461cm">
          <text:p/>
        </draw:line>
        <draw:line draw:style-name="gr13" draw:text-style-name="P2" draw:layer="layout" svg:x1="6.906cm" svg:y1="3.126cm" svg:x2="6.814cm" svg:y2="3.126cm">
          <text:p/>
        </draw:line>
        <draw:line draw:style-name="gr13" draw:text-style-name="P2" draw:layer="layout" svg:x1="7.063cm" svg:y1="3.315cm" svg:x2="6.971cm" svg:y2="3.315cm">
          <text:p/>
        </draw:line>
        <draw:line draw:style-name="gr13" draw:text-style-name="P2" draw:layer="layout" svg:x1="7.221cm" svg:y1="3.117cm" svg:x2="7.129cm" svg:y2="3.117cm">
          <text:p/>
        </draw:line>
        <draw:line draw:style-name="gr13" draw:text-style-name="P2" draw:layer="layout" svg:x1="7.378cm" svg:y1="3.551cm" svg:x2="7.286cm" svg:y2="3.551cm">
          <text:p/>
        </draw:line>
        <draw:line draw:style-name="gr13" draw:text-style-name="P2" draw:layer="layout" svg:x1="7.535cm" svg:y1="3.225cm" svg:x2="7.443cm" svg:y2="3.225cm">
          <text:p/>
        </draw:line>
        <draw:line draw:style-name="gr13" draw:text-style-name="P2" draw:layer="layout" svg:x1="6.591cm" svg:y1="3.308cm" svg:x2="6.499cm" svg:y2="3.308cm">
          <text:p/>
        </draw:line>
        <draw:line draw:style-name="gr13" draw:text-style-name="P2" draw:layer="layout" svg:x1="6.749cm" svg:y1="3.236cm" svg:x2="6.657cm" svg:y2="3.236cm">
          <text:p/>
        </draw:line>
        <draw:line draw:style-name="gr13" draw:text-style-name="P2" draw:layer="layout" svg:x1="6.277cm" svg:y1="3.863cm" svg:x2="6.185cm" svg:y2="3.863cm">
          <text:p/>
        </draw:line>
        <draw:line draw:style-name="gr14" draw:text-style-name="P2" draw:layer="layout" svg:x1="3.358cm" svg:y1="4.919cm" svg:x2="3.281cm" svg:y2="4.919cm">
          <text:p/>
        </draw:line>
        <draw:line draw:style-name="gr14" draw:text-style-name="P2" draw:layer="layout" svg:x1="3.83cm" svg:y1="4.83cm" svg:x2="3.753cm" svg:y2="4.83cm">
          <text:p/>
        </draw:line>
        <draw:line draw:style-name="gr14" draw:text-style-name="P2" draw:layer="layout" svg:x1="3.987cm" svg:y1="4.711cm" svg:x2="3.91cm" svg:y2="4.711cm">
          <text:p/>
        </draw:line>
        <draw:line draw:style-name="gr14" draw:text-style-name="P2" draw:layer="layout" svg:x1="4.144cm" svg:y1="4.118cm" svg:x2="4.067cm" svg:y2="4.118cm">
          <text:p/>
        </draw:line>
        <draw:line draw:style-name="gr14" draw:text-style-name="P2" draw:layer="layout" svg:x1="4.301cm" svg:y1="3.45cm" svg:x2="4.225cm" svg:y2="3.45cm">
          <text:p/>
        </draw:line>
        <draw:line draw:style-name="gr14" draw:text-style-name="P2" draw:layer="layout" svg:x1="4.459cm" svg:y1="3.114cm" svg:x2="4.382cm" svg:y2="3.114cm">
          <text:p/>
        </draw:line>
        <draw:line draw:style-name="gr14" draw:text-style-name="P2" draw:layer="layout" svg:x1="3.515cm" svg:y1="5.36cm" svg:x2="3.438cm" svg:y2="5.36cm">
          <text:p/>
        </draw:line>
        <draw:line draw:style-name="gr14" draw:text-style-name="P2" draw:layer="layout" svg:x1="3.672cm" svg:y1="5.38cm" svg:x2="3.596cm" svg:y2="5.38cm">
          <text:p/>
        </draw:line>
        <draw:line draw:style-name="gr14" draw:text-style-name="P2" draw:layer="layout" svg:x1="3.201cm" svg:y1="5.405cm" svg:x2="3.124cm" svg:y2="5.405cm">
          <text:p/>
        </draw:line>
        <draw:line draw:style-name="gr14" draw:text-style-name="P2" draw:layer="layout" svg:x1="7.961cm" svg:y1="3.516cm" svg:x2="7.884cm" svg:y2="3.516cm">
          <text:p/>
        </draw:line>
        <draw:line draw:style-name="gr14" draw:text-style-name="P2" draw:layer="layout" svg:x1="8.433cm" svg:y1="2.646cm" svg:x2="8.356cm" svg:y2="2.646cm">
          <text:p/>
        </draw:line>
        <draw:line draw:style-name="gr14" draw:text-style-name="P2" draw:layer="layout" svg:x1="8.59cm" svg:y1="2.695cm" svg:x2="8.513cm" svg:y2="2.695cm">
          <text:p/>
        </draw:line>
        <draw:line draw:style-name="gr14" draw:text-style-name="P2" draw:layer="layout" svg:x1="8.747cm" svg:y1="2.488cm" svg:x2="8.671cm" svg:y2="2.488cm">
          <text:p/>
        </draw:line>
        <draw:line draw:style-name="gr14" draw:text-style-name="P2" draw:layer="layout" svg:x1="8.905cm" svg:y1="3.331cm" svg:x2="8.828cm" svg:y2="3.331cm">
          <text:p/>
        </draw:line>
        <draw:line draw:style-name="gr14" draw:text-style-name="P2" draw:layer="layout" svg:x1="9.062cm" svg:y1="2.647cm" svg:x2="8.985cm" svg:y2="2.647cm">
          <text:p/>
        </draw:line>
        <draw:line draw:style-name="gr14" draw:text-style-name="P2" draw:layer="layout" svg:x1="8.118cm" svg:y1="3.678cm" svg:x2="8.041cm" svg:y2="3.678cm">
          <text:p/>
        </draw:line>
        <draw:line draw:style-name="gr14" draw:text-style-name="P2" draw:layer="layout" svg:x1="8.275cm" svg:y1="2.933cm" svg:x2="8.199cm" svg:y2="2.933cm">
          <text:p/>
        </draw:line>
        <draw:line draw:style-name="gr14" draw:text-style-name="P2" draw:layer="layout" svg:x1="7.804cm" svg:y1="4.552cm" svg:x2="7.727cm" svg:y2="4.552cm">
          <text:p/>
        </draw:line>
        <draw:line draw:style-name="gr14" draw:text-style-name="P2" draw:layer="layout" svg:x1="1.823cm" svg:y1="4.626cm" svg:x2="1.747cm" svg:y2="4.626cm">
          <text:p/>
        </draw:line>
        <draw:line draw:style-name="gr14" draw:text-style-name="P2" draw:layer="layout" svg:x1="2.295cm" svg:y1="4.789cm" svg:x2="2.219cm" svg:y2="4.789cm">
          <text:p/>
        </draw:line>
        <draw:line draw:style-name="gr14" draw:text-style-name="P2" draw:layer="layout" svg:x1="2.453cm" svg:y1="4.882cm" svg:x2="2.376cm" svg:y2="4.882cm">
          <text:p/>
        </draw:line>
        <draw:line draw:style-name="gr14" draw:text-style-name="P2" draw:layer="layout" svg:x1="2.61cm" svg:y1="4.574cm" svg:x2="2.533cm" svg:y2="4.574cm">
          <text:p/>
        </draw:line>
        <draw:line draw:style-name="gr14" draw:text-style-name="P2" draw:layer="layout" svg:x1="2.767cm" svg:y1="4.583cm" svg:x2="2.69cm" svg:y2="4.583cm">
          <text:p/>
        </draw:line>
        <draw:line draw:style-name="gr14" draw:text-style-name="P2" draw:layer="layout" svg:x1="2.924cm" svg:y1="4.646cm" svg:x2="2.848cm" svg:y2="4.646cm">
          <text:p/>
        </draw:line>
        <draw:line draw:style-name="gr14" draw:text-style-name="P2" draw:layer="layout" svg:x1="1.981cm" svg:y1="4.698cm" svg:x2="1.904cm" svg:y2="4.698cm">
          <text:p/>
        </draw:line>
        <draw:line draw:style-name="gr14" draw:text-style-name="P2" draw:layer="layout" svg:x1="2.138cm" svg:y1="4.996cm" svg:x2="2.061cm" svg:y2="4.996cm">
          <text:p/>
        </draw:line>
        <draw:line draw:style-name="gr14" draw:text-style-name="P2" draw:layer="layout" svg:x1="1.666cm" svg:y1="4.896cm" svg:x2="1.589cm" svg:y2="4.896cm">
          <text:p/>
        </draw:line>
        <draw:line draw:style-name="gr14" draw:text-style-name="P2" draw:layer="layout" svg:x1="4.892cm" svg:y1="4.754cm" svg:x2="4.815cm" svg:y2="4.754cm">
          <text:p/>
        </draw:line>
        <draw:line draw:style-name="gr14" draw:text-style-name="P2" draw:layer="layout" svg:x1="5.364cm" svg:y1="3.862cm" svg:x2="5.287cm" svg:y2="3.862cm">
          <text:p/>
        </draw:line>
        <draw:line draw:style-name="gr14" draw:text-style-name="P2" draw:layer="layout" svg:x1="5.521cm" svg:y1="4.109cm" svg:x2="5.445cm" svg:y2="4.109cm">
          <text:p/>
        </draw:line>
        <draw:line draw:style-name="gr14" draw:text-style-name="P2" draw:layer="layout" svg:x1="5.679cm" svg:y1="4.033cm" svg:x2="5.602cm" svg:y2="4.033cm">
          <text:p/>
        </draw:line>
        <draw:line draw:style-name="gr14" draw:text-style-name="P2" draw:layer="layout" svg:x1="5.836cm" svg:y1="3.172cm" svg:x2="5.759cm" svg:y2="3.172cm">
          <text:p/>
        </draw:line>
        <draw:line draw:style-name="gr14" draw:text-style-name="P2" draw:layer="layout" svg:x1="5.993cm" svg:y1="2.571cm" svg:x2="5.916cm" svg:y2="2.571cm">
          <text:p/>
        </draw:line>
        <draw:line draw:style-name="gr14" draw:text-style-name="P2" draw:layer="layout" svg:x1="5.049cm" svg:y1="5.239cm" svg:x2="4.973cm" svg:y2="5.239cm">
          <text:p/>
        </draw:line>
        <draw:line draw:style-name="gr14" draw:text-style-name="P2" draw:layer="layout" svg:x1="5.207cm" svg:y1="4.295cm" svg:x2="5.13cm" svg:y2="4.295cm">
          <text:p/>
        </draw:line>
        <draw:line draw:style-name="gr14" draw:text-style-name="P2" draw:layer="layout" svg:x1="4.735cm" svg:y1="5.957cm" svg:x2="4.658cm" svg:y2="5.957cm">
          <text:p/>
        </draw:line>
        <draw:line draw:style-name="gr14" draw:text-style-name="P2" draw:layer="layout" svg:x1="6.427cm" svg:y1="3.461cm" svg:x2="6.35cm" svg:y2="3.461cm">
          <text:p/>
        </draw:line>
        <draw:line draw:style-name="gr14" draw:text-style-name="P2" draw:layer="layout" svg:x1="6.898cm" svg:y1="3.126cm" svg:x2="6.822cm" svg:y2="3.126cm">
          <text:p/>
        </draw:line>
        <draw:line draw:style-name="gr14" draw:text-style-name="P2" draw:layer="layout" svg:x1="7.056cm" svg:y1="3.315cm" svg:x2="6.979cm" svg:y2="3.315cm">
          <text:p/>
        </draw:line>
        <draw:line draw:style-name="gr14" draw:text-style-name="P2" draw:layer="layout" svg:x1="7.213cm" svg:y1="3.117cm" svg:x2="7.136cm" svg:y2="3.117cm">
          <text:p/>
        </draw:line>
        <draw:line draw:style-name="gr14" draw:text-style-name="P2" draw:layer="layout" svg:x1="7.37cm" svg:y1="3.551cm" svg:x2="7.293cm" svg:y2="3.551cm">
          <text:p/>
        </draw:line>
        <draw:line draw:style-name="gr14" draw:text-style-name="P2" draw:layer="layout" svg:x1="7.527cm" svg:y1="3.225cm" svg:x2="7.451cm" svg:y2="3.225cm">
          <text:p/>
        </draw:line>
        <draw:line draw:style-name="gr14" draw:text-style-name="P2" draw:layer="layout" svg:x1="6.584cm" svg:y1="3.308cm" svg:x2="6.507cm" svg:y2="3.308cm">
          <text:p/>
        </draw:line>
        <draw:line draw:style-name="gr14" draw:text-style-name="P2" draw:layer="layout" svg:x1="6.741cm" svg:y1="3.236cm" svg:x2="6.664cm" svg:y2="3.236cm">
          <text:p/>
        </draw:line>
        <draw:line draw:style-name="gr14" draw:text-style-name="P2" draw:layer="layout" svg:x1="6.269cm" svg:y1="3.863cm" svg:x2="6.193cm" svg:y2="3.863cm">
          <text:p/>
        </draw:line>
        <draw:polygon draw:style-name="gr15" draw:text-style-name="P2" draw:layer="layout" svg:width="7.672cm" svg:height="7.266cm" svg:x="1.486cm" svg:y="0.502cm" svg:viewBox="0 0 7673 7267" draw:points="0,0 7673,0 7673,7267 0,7267">
          <text:p/>
        </draw:polygon>
        <draw:line draw:style-name="gr16" draw:text-style-name="P2" draw:layer="layout" svg:x1="2.253cm" svg:y1="0.405cm" svg:x2="2.253cm" svg:y2="0.502cm">
          <text:p/>
        </draw:line>
        <draw:line draw:style-name="gr16" draw:text-style-name="P2" draw:layer="layout" svg:x1="3.787cm" svg:y1="0.405cm" svg:x2="3.787cm" svg:y2="0.502cm">
          <text:p/>
        </draw:line>
        <draw:line draw:style-name="gr16" draw:text-style-name="P2" draw:layer="layout" svg:x1="5.322cm" svg:y1="0.405cm" svg:x2="5.322cm" svg:y2="0.502cm">
          <text:p/>
        </draw:line>
        <draw:line draw:style-name="gr16" draw:text-style-name="P2" draw:layer="layout" svg:x1="6.856cm" svg:y1="0.405cm" svg:x2="6.856cm" svg:y2="0.502cm">
          <text:p/>
        </draw:line>
        <draw:line draw:style-name="gr16" draw:text-style-name="P2" draw:layer="layout" svg:x1="8.391cm" svg:y1="0.405cm" svg:x2="8.391cm" svg:y2="0.502cm">
          <text:p/>
        </draw:line>
        <draw:frame draw:style-name="gr17" draw:text-style-name="P11" draw:layer="layout" svg:width="1.585cm" svg:height="0.247cm" svg:x="1.442cm" svg:y="0.117cm">
          <draw:text-box>
            <text:p text:style-name="P10"><text:span text:style-name="T1">M</text:span><text:span text:style-name="T1">e</text:span><text:span text:style-name="T1">dit</text:span><text:span text:style-name="T1">er</text:span><text:span text:style-name="T1">ra</text:span><text:span text:style-name="T1">n</text:span><text:span text:style-name="T1">e</text:span><text:span text:style-name="T1">a</text:span><text:span text:style-name="T1">n</text:span></text:p>
          </draw:text-box>
        </draw:frame>
        <draw:frame draw:style-name="gr17" draw:text-style-name="P11" draw:layer="layout" svg:width="0.807cm" svg:height="0.247cm" svg:x="3.347cm" svg:y="0.117cm">
          <draw:text-box>
            <text:p text:style-name="P10"><text:span text:style-name="T1">A</text:span><text:span text:style-name="T1">t</text:span><text:span text:style-name="T1">l</text:span><text:span text:style-name="T1">a</text:span><text:span text:style-name="T1">n</text:span><text:span text:style-name="T1">t</text:span><text:span text:style-name="T1">i</text:span><text:span text:style-name="T1">c</text:span></text:p>
          </draw:text-box>
        </draw:frame>
        <draw:frame draw:style-name="gr17" draw:text-style-name="P11" draw:layer="layout" svg:width="1.244cm" svg:height="0.247cm" svg:x="4.67cm" svg:y="0.117cm">
          <draw:text-box>
            <text:p text:style-name="P10"><text:span text:style-name="T1">C</text:span><text:span text:style-name="T1">o</text:span><text:span text:style-name="T1">n</text:span><text:span text:style-name="T1">t</text:span><text:span text:style-name="T1">i</text:span><text:span text:style-name="T1">n</text:span><text:span text:style-name="T1">e</text:span><text:span text:style-name="T1">n</text:span><text:span text:style-name="T1">t</text:span><text:span text:style-name="T1">a</text:span><text:span text:style-name="T1">l</text:span></text:p>
          </draw:text-box>
        </draw:frame>
        <draw:frame draw:style-name="gr17" draw:text-style-name="P11" draw:layer="layout" svg:width="0.684cm" svg:height="0.247cm" svg:x="6.486cm" svg:y="0.117cm">
          <draw:text-box>
            <text:p text:style-name="P10"><text:span text:style-name="T1">A</text:span><text:span text:style-name="T1">l</text:span><text:span text:style-name="T1">p</text:span><text:span text:style-name="T1">i</text:span><text:span text:style-name="T1">n</text:span><text:span text:style-name="T1">e</text:span></text:p>
          </draw:text-box>
        </draw:frame>
        <draw:frame draw:style-name="gr17" draw:text-style-name="P11" draw:layer="layout" svg:width="0.712cm" svg:height="0.247cm" svg:x="8.021cm" svg:y="0.117cm">
          <draw:text-box>
            <text:p text:style-name="P10"><text:span text:style-name="T1">B</text:span><text:span text:style-name="T1">or</text:span><text:span text:style-name="T1">e</text:span><text:span text:style-name="T1">al</text:span></text:p>
          </draw:text-box>
        </draw:frame>
        <draw:frame draw:style-name="gr17" draw:text-style-name="P11" draw:layer="layout" svg:width="0.562cm" svg:height="0.247cm" svg:x="0.748cm" svg:y="7.235cm">
          <draw:text-box>
            <text:p text:style-name="P10"><text:span text:style-name="T1">-</text:span><text:span text:style-name="T1">0</text:span><text:span text:style-name="T1">.</text:span><text:span text:style-name="T1">7</text:span><text:span text:style-name="T1">5</text:span></text:p>
          </draw:text-box>
        </draw:frame>
        <draw:frame draw:style-name="gr17" draw:text-style-name="P11" draw:layer="layout" svg:width="0.425cm" svg:height="0.247cm" svg:x="0.889cm" svg:y="6.167cm">
          <draw:text-box>
            <text:p text:style-name="P10"><text:span text:style-name="T1">-0.5</text:span></text:p>
          </draw:text-box>
        </draw:frame>
        <draw:frame draw:style-name="gr17" draw:text-style-name="P11" draw:layer="layout" svg:width="0.562cm" svg:height="0.247cm" svg:x="0.748cm" svg:y="5.098cm">
          <draw:text-box>
            <text:p text:style-name="P10"><text:span text:style-name="T1">-0</text:span><text:span text:style-name="T1">.2</text:span><text:span text:style-name="T1">5</text:span></text:p>
          </draw:text-box>
        </draw:frame>
        <draw:frame draw:style-name="gr17" draw:text-style-name="P11" draw:layer="layout" svg:width="0.246cm" svg:height="0.247cm" svg:x="1.171cm" svg:y="4.03cm">
          <draw:text-box>
            <text:p text:style-name="P10"><text:span text:style-name="T1">0</text:span></text:p>
          </draw:text-box>
        </draw:frame>
        <draw:frame draw:style-name="gr17" draw:text-style-name="P11" draw:layer="layout" svg:width="0.48cm" svg:height="0.247cm" svg:x="0.819cm" svg:y="2.961cm">
          <draw:text-box>
            <text:p text:style-name="P10"><text:span text:style-name="T1">0.</text:span><text:span text:style-name="T1">2</text:span><text:span text:style-name="T1">5</text:span></text:p>
          </draw:text-box>
        </draw:frame>
        <draw:frame draw:style-name="gr17" draw:text-style-name="P11" draw:layer="layout" svg:width="0.343cm" svg:height="0.247cm" svg:x="0.96cm" svg:y="1.893cm">
          <draw:text-box>
            <text:p text:style-name="P10"><text:span text:style-name="T1">0</text:span><text:span text:style-name="T1">.</text:span><text:span text:style-name="T1">5</text:span></text:p>
          </draw:text-box>
        </draw:frame>
        <draw:line draw:style-name="gr16" draw:text-style-name="P2" draw:layer="layout" svg:x1="1.389cm" svg:y1="7.341cm" svg:x2="1.486cm" svg:y2="7.341cm">
          <text:p/>
        </draw:line>
        <draw:line draw:style-name="gr16" draw:text-style-name="P2" draw:layer="layout" svg:x1="1.389cm" svg:y1="6.272cm" svg:x2="1.486cm" svg:y2="6.272cm">
          <text:p/>
        </draw:line>
        <draw:line draw:style-name="gr16" draw:text-style-name="P2" draw:layer="layout" svg:x1="1.389cm" svg:y1="5.203cm" svg:x2="1.486cm" svg:y2="5.203cm">
          <text:p/>
        </draw:line>
        <draw:line draw:style-name="gr16" draw:text-style-name="P2" draw:layer="layout" svg:x1="1.389cm" svg:y1="4.135cm" svg:x2="1.486cm" svg:y2="4.135cm">
          <text:p/>
        </draw:line>
        <draw:line draw:style-name="gr16" draw:text-style-name="P2" draw:layer="layout" svg:x1="1.389cm" svg:y1="3.066cm" svg:x2="1.486cm" svg:y2="3.066cm">
          <text:p/>
        </draw:line>
        <draw:line draw:style-name="gr16" draw:text-style-name="P2" draw:layer="layout" svg:x1="1.389cm" svg:y1="1.998cm" svg:x2="1.486cm" svg:y2="1.998cm">
          <text:p/>
        </draw:line>
        <draw:line draw:style-name="gr16" draw:text-style-name="P2" draw:layer="layout" svg:x1="1.389cm" svg:y1="0.929cm" svg:x2="1.486cm" svg:y2="0.929cm">
          <text:p/>
        </draw:line>
        <draw:frame draw:style-name="gr17" draw:text-style-name="P11" draw:layer="layout" svg:width="0.48cm" svg:height="0.247cm" svg:x="0.819cm" svg:y="0.824cm">
          <draw:text-box>
            <text:p text:style-name="P10"><text:span text:style-name="T1">0</text:span><text:span text:style-name="T1">.</text:span><text:span text:style-name="T1">7</text:span><text:span text:style-name="T1">5</text:span></text:p>
          </draw:text-box>
        </draw:frame>
        <draw:frame draw:style-name="gr18" draw:text-style-name="P12" draw:layer="layout" svg:width="5.147cm" svg:height="0.302cm" draw:transform="rotate (1.5707963267949) translate (0.034cm 6.728cm)">
          <draw:text-box>
            <text:p text:style-name="P10"><text:span text:style-name="T2">A</text:span><text:span text:style-name="T2">v</text:span><text:span text:style-name="T2">e</text:span><text:span text:style-name="T2">r</text:span><text:span text:style-name="T2">a</text:span><text:span text:style-name="T2">g</text:span><text:span text:style-name="T2">e </text:span><text:span text:style-name="T2">p</text:span><text:span text:style-name="T2">r</text:span><text:span text:style-name="T2">o</text:span><text:span text:style-name="T2">j</text:span><text:span text:style-name="T2">e</text:span><text:span text:style-name="T2">c</text:span><text:span text:style-name="T2">t</text:span><text:span text:style-name="T2">e</text:span><text:span text:style-name="T2">d </text:span><text:span text:style-name="T2">c</text:span><text:span text:style-name="T2">h</text:span><text:span text:style-name="T2">a</text:span><text:span text:style-name="T2">n</text:span><text:span text:style-name="T2">g</text:span><text:span text:style-name="T2">e </text:span><text:span text:style-name="T2">i</text:span><text:span text:style-name="T2">n </text:span><text:span text:style-name="T2">s</text:span><text:span text:style-name="T2">u</text:span><text:span text:style-name="T2">it</text:span><text:span text:style-name="T2">a</text:span><text:span text:style-name="T2">b</text:span><text:span text:style-name="T2">il</text:span><text:span text:style-name="T2">it</text:span><text:span text:style-name="T2">y</text:span></text:p>
          </draw:text-box>
        </draw:frame>
        <draw:polygon draw:style-name="gr1" draw:text-style-name="P1" draw:layer="layout" svg:width="3.288cm" svg:height="2.39cm" svg:x="9.351cm" svg:y="0.502cm" svg:viewBox="0 0 3289 2391" draw:points="0,0 3289,0 3289,2391 0,2391">
          <text:p/>
        </draw:polygon>
        <draw:polygon draw:style-name="gr19" draw:text-style-name="P13" draw:layer="layout" svg:width="0.263cm" svg:height="0.944cm" svg:x="9.861cm" svg:y="0.962cm" svg:viewBox="0 0 264 945" draw:points="0,0 264,0 264,945 0,945">
          <text:p/>
        </draw:polygon>
        <draw:polygon draw:style-name="gr19" draw:text-style-name="P13" draw:layer="layout" svg:width="0.263cm" svg:height="1.101cm" svg:x="10.872cm" svg:y="1.065cm" svg:viewBox="0 0 264 1102" draw:points="0,0 264,0 264,1102 0,1102">
          <text:p/>
        </draw:polygon>
        <draw:polygon draw:style-name="gr19" draw:text-style-name="P13" draw:layer="layout" svg:width="0.263cm" svg:height="1.415cm" svg:x="11.209cm" svg:y="1.012cm" svg:viewBox="0 0 264 1416" draw:points="0,0 264,0 264,1416 0,1416">
          <text:p/>
        </draw:polygon>
        <draw:polygon draw:style-name="gr19" draw:text-style-name="P13" draw:layer="layout" svg:width="0.263cm" svg:height="1.415cm" svg:x="11.546cm" svg:y="0.668cm" svg:viewBox="0 0 264 1416" draw:points="0,0 264,0 264,1416 0,1416">
          <text:p/>
        </draw:polygon>
        <draw:polygon draw:style-name="gr19" draw:text-style-name="P13" draw:layer="layout" svg:width="0.263cm" svg:height="1.542cm" svg:x="11.883cm" svg:y="0.807cm" svg:viewBox="0 0 264 1543" draw:points="0,0 264,0 264,1543 0,1543">
          <text:p/>
        </draw:polygon>
        <draw:polygon draw:style-name="gr19" draw:text-style-name="P13" draw:layer="layout" svg:width="0.263cm" svg:height="1.573cm" svg:x="12.22cm" svg:y="0.67cm" svg:viewBox="0 0 264 1574" draw:points="0,0 264,0 264,1574 0,1574">
          <text:p/>
        </draw:polygon>
        <draw:polygon draw:style-name="gr19" draw:text-style-name="P13" draw:layer="layout" svg:width="0.263cm" svg:height="1.285cm" svg:x="10.198cm" svg:y="0.871cm" svg:viewBox="0 0 264 1286" draw:points="0,0 264,0 264,1286 0,1286">
          <text:p/>
        </draw:polygon>
        <draw:polygon draw:style-name="gr19" draw:text-style-name="P13" draw:layer="layout" svg:width="0.263cm" svg:height="1.541cm" svg:x="10.535cm" svg:y="1.05cm" svg:viewBox="0 0 264 1542" draw:points="0,0 264,0 264,1542 0,1542">
          <text:p/>
        </draw:polygon>
        <draw:polygon draw:style-name="gr19" draw:text-style-name="P13" draw:layer="layout" svg:width="0.263cm" svg:height="1.297cm" svg:x="9.524cm" svg:y="1.087cm" svg:viewBox="0 0 264 1298" draw:points="0,0 264,0 264,1298 0,1298">
          <text:p/>
        </draw:polygon>
        <draw:polygon draw:style-name="gr20" draw:text-style-name="P14" draw:layer="layout" svg:width="0.263cm" svg:height="0.942cm" svg:x="9.861cm" svg:y="0.963cm" svg:viewBox="0 0 264 943" draw:points="0,0 264,0 264,943 0,943">
          <text:p/>
        </draw:polygon>
        <draw:polygon draw:style-name="gr20" draw:text-style-name="P14" draw:layer="layout" svg:width="0.263cm" svg:height="1.091cm" svg:x="10.872cm" svg:y="1.07cm" svg:viewBox="0 0 264 1092" draw:points="0,0 264,0 264,1092 0,1092">
          <text:p/>
        </draw:polygon>
        <draw:polygon draw:style-name="gr20" draw:text-style-name="P14" draw:layer="layout" svg:width="0.263cm" svg:height="1.397cm" svg:x="11.209cm" svg:y="1.021cm" svg:viewBox="0 0 264 1398" draw:points="0,0 264,0 264,1398 0,1398">
          <text:p/>
        </draw:polygon>
        <draw:polygon draw:style-name="gr20" draw:text-style-name="P14" draw:layer="layout" svg:width="0.263cm" svg:height="1.377cm" svg:x="11.546cm" svg:y="0.687cm" svg:viewBox="0 0 264 1378" draw:points="0,0 264,0 264,1378 0,1378">
          <text:p/>
        </draw:polygon>
        <draw:polygon draw:style-name="gr20" draw:text-style-name="P14" draw:layer="layout" svg:width="0.263cm" svg:height="1.534cm" svg:x="11.883cm" svg:y="0.811cm" svg:viewBox="0 0 264 1535" draw:points="0,0 264,0 264,1535 0,1535">
          <text:p/>
        </draw:polygon>
        <draw:polygon draw:style-name="gr20" draw:text-style-name="P14" draw:layer="layout" svg:width="0.263cm" svg:height="1.554cm" svg:x="12.22cm" svg:y="0.68cm" svg:viewBox="0 0 264 1555" draw:points="0,0 264,0 264,1555 0,1555">
          <text:p/>
        </draw:polygon>
        <draw:polygon draw:style-name="gr20" draw:text-style-name="P14" draw:layer="layout" svg:width="0.263cm" svg:height="1.281cm" svg:x="10.198cm" svg:y="0.873cm" svg:viewBox="0 0 264 1282" draw:points="0,0 264,0 264,1282 0,1282">
          <text:p/>
        </draw:polygon>
        <draw:polygon draw:style-name="gr20" draw:text-style-name="P14" draw:layer="layout" svg:width="0.263cm" svg:height="1.538cm" svg:x="10.535cm" svg:y="1.052cm" svg:viewBox="0 0 264 1539" draw:points="0,0 264,0 264,1539 0,1539">
          <text:p/>
        </draw:polygon>
        <draw:polygon draw:style-name="gr20" draw:text-style-name="P14" draw:layer="layout" svg:width="0.263cm" svg:height="1.293cm" svg:x="9.524cm" svg:y="1.089cm" svg:viewBox="0 0 264 1294" draw:points="0,0 264,0 264,1294 0,1294">
          <text:p/>
        </draw:polygon>
        <draw:polygon draw:style-name="gr21" draw:text-style-name="P15" draw:layer="layout" svg:width="0.263cm" svg:height="0.292cm" svg:x="9.861cm" svg:y="1.288cm" svg:viewBox="0 0 264 293" draw:points="0,0 264,0 264,293 0,293">
          <text:p/>
        </draw:polygon>
        <draw:polygon draw:style-name="gr21" draw:text-style-name="P15" draw:layer="layout" svg:width="0.263cm" svg:height="0.317cm" svg:x="10.872cm" svg:y="1.457cm" svg:viewBox="0 0 264 318" draw:points="0,0 264,0 264,318 0,318">
          <text:p/>
        </draw:polygon>
        <draw:polygon draw:style-name="gr21" draw:text-style-name="P15" draw:layer="layout" svg:width="0.263cm" svg:height="0.653cm" svg:x="11.209cm" svg:y="1.393cm" svg:viewBox="0 0 264 654" draw:points="0,0 264,0 264,654 0,654">
          <text:p/>
        </draw:polygon>
        <draw:polygon draw:style-name="gr21" draw:text-style-name="P15" draw:layer="layout" svg:width="0.263cm" svg:height="0.771cm" svg:x="11.546cm" svg:y="0.99cm" svg:viewBox="0 0 264 772" draw:points="0,0 264,0 264,772 0,772">
          <text:p/>
        </draw:polygon>
        <draw:polygon draw:style-name="gr21" draw:text-style-name="P15" draw:layer="layout" svg:width="0.263cm" svg:height="0.376cm" svg:x="11.883cm" svg:y="1.39cm" svg:viewBox="0 0 264 377" draw:points="0,0 264,0 264,377 0,377">
          <text:p/>
        </draw:polygon>
        <draw:polygon draw:style-name="gr21" draw:text-style-name="P15" draw:layer="layout" svg:width="0.263cm" svg:height="1.1cm" svg:x="12.22cm" svg:y="0.906cm" svg:viewBox="0 0 264 1101" draw:points="0,0 264,0 264,1101 0,1101">
          <text:p/>
        </draw:polygon>
        <draw:polygon draw:style-name="gr21" draw:text-style-name="P15" draw:layer="layout" svg:width="0.263cm" svg:height="0.187cm" svg:x="10.198cm" svg:y="1.42cm" svg:viewBox="0 0 264 188" draw:points="0,0 264,0 264,188 0,188">
          <text:p/>
        </draw:polygon>
        <draw:polygon draw:style-name="gr21" draw:text-style-name="P15" draw:layer="layout" svg:width="0.263cm" svg:height="0.372cm" svg:x="10.535cm" svg:y="1.634cm" svg:viewBox="0 0 264 373" draw:points="0,0 264,0 264,373 0,373">
          <text:p/>
        </draw:polygon>
        <draw:polygon draw:style-name="gr21" draw:text-style-name="P15" draw:layer="layout" svg:width="0.263cm" svg:height="0.305cm" svg:x="9.524cm" svg:y="1.583cm" svg:viewBox="0 0 264 306" draw:points="0,0 264,0 264,306 0,306">
          <text:p/>
        </draw:polygon>
        <draw:polygon draw:style-name="gr22" draw:text-style-name="P16" draw:layer="layout" svg:width="0.263cm" svg:height="0.204cm" svg:x="9.861cm" svg:y="1.332cm" svg:viewBox="0 0 264 205" draw:points="0,0 264,0 264,205 0,205">
          <text:p/>
        </draw:polygon>
        <draw:polygon draw:style-name="gr22" draw:text-style-name="P16" draw:layer="layout" svg:width="0.263cm" svg:height="0.265cm" svg:x="10.872cm" svg:y="1.483cm" svg:viewBox="0 0 264 266" draw:points="0,0 264,0 264,266 0,266">
          <text:p/>
        </draw:polygon>
        <draw:polygon draw:style-name="gr22" draw:text-style-name="P16" draw:layer="layout" svg:width="0.263cm" svg:height="0.407cm" svg:x="11.209cm" svg:y="1.516cm" svg:viewBox="0 0 264 408" draw:points="0,0 264,0 264,408 0,408">
          <text:p/>
        </draw:polygon>
        <draw:polygon draw:style-name="gr22" draw:text-style-name="P16" draw:layer="layout" svg:width="0.263cm" svg:height="0.595cm" svg:x="11.546cm" svg:y="1.078cm" svg:viewBox="0 0 264 596" draw:points="0,0 264,0 264,596 0,596">
          <text:p/>
        </draw:polygon>
        <draw:polygon draw:style-name="gr22" draw:text-style-name="P16" draw:layer="layout" svg:width="0.263cm" svg:height="0.255cm" svg:x="11.883cm" svg:y="1.45cm" svg:viewBox="0 0 264 256" draw:points="0,0 264,0 264,256 0,256">
          <text:p/>
        </draw:polygon>
        <draw:polygon draw:style-name="gr22" draw:text-style-name="P16" draw:layer="layout" svg:width="0.263cm" svg:height="0.817cm" svg:x="12.22cm" svg:y="1.048cm" svg:viewBox="0 0 264 818" draw:points="0,0 264,0 264,818 0,818">
          <text:p/>
        </draw:polygon>
        <draw:polygon draw:style-name="gr22" draw:text-style-name="P16" draw:layer="layout" svg:width="0.263cm" svg:height="0.126cm" svg:x="10.198cm" svg:y="1.451cm" svg:viewBox="0 0 264 127" draw:points="0,0 264,0 264,127 0,127">
          <text:p/>
        </draw:polygon>
        <draw:polygon draw:style-name="gr22" draw:text-style-name="P16" draw:layer="layout" svg:width="0.263cm" svg:height="0.233cm" svg:x="10.535cm" svg:y="1.704cm" svg:viewBox="0 0 264 234" draw:points="0,0 264,0 264,234 0,234">
          <text:p/>
        </draw:polygon>
        <draw:polygon draw:style-name="gr22" draw:text-style-name="P16" draw:layer="layout" svg:width="0.263cm" svg:height="0.212cm" svg:x="9.524cm" svg:y="1.629cm" svg:viewBox="0 0 264 213" draw:points="0,0 264,0 264,213 0,213">
          <text:p/>
        </draw:polygon>
        <draw:polygon draw:style-name="gr23" draw:text-style-name="P17" draw:layer="layout" svg:width="0.263cm" svg:height="0.074cm" svg:x="9.861cm" svg:y="1.397cm" svg:viewBox="0 0 264 75" draw:points="0,0 264,0 264,75 0,75">
          <text:p/>
        </draw:polygon>
        <draw:polygon draw:style-name="gr23" draw:text-style-name="P17" draw:layer="layout" svg:width="0.263cm" svg:height="0.135cm" svg:x="10.872cm" svg:y="1.548cm" svg:viewBox="0 0 264 136" draw:points="0,0 264,0 264,136 0,136">
          <text:p/>
        </draw:polygon>
        <draw:polygon draw:style-name="gr23" draw:text-style-name="P17" draw:layer="layout" svg:width="0.263cm" svg:height="0.247cm" svg:x="11.209cm" svg:y="1.596cm" svg:viewBox="0 0 264 248" draw:points="0,0 264,0 264,248 0,248">
          <text:p/>
        </draw:polygon>
        <draw:polygon draw:style-name="gr23" draw:text-style-name="P17" draw:layer="layout" svg:width="0.263cm" svg:height="0.417cm" svg:x="11.546cm" svg:y="1.167cm" svg:viewBox="0 0 264 418" draw:points="0,0 264,0 264,418 0,418">
          <text:p/>
        </draw:polygon>
        <draw:polygon draw:style-name="gr23" draw:text-style-name="P17" draw:layer="layout" svg:width="0.263cm" svg:height="0.19cm" svg:x="11.883cm" svg:y="1.483cm" svg:viewBox="0 0 264 191" draw:points="0,0 264,0 264,191 0,191">
          <text:p/>
        </draw:polygon>
        <draw:polygon draw:style-name="gr23" draw:text-style-name="P17" draw:layer="layout" svg:width="0.263cm" svg:height="0.675cm" svg:x="12.22cm" svg:y="1.119cm" svg:viewBox="0 0 264 676" draw:points="0,0 264,0 264,676 0,676">
          <text:p/>
        </draw:polygon>
        <draw:polygon draw:style-name="gr23" draw:text-style-name="P17" draw:layer="layout" svg:width="0.263cm" svg:height="0.044cm" svg:x="10.198cm" svg:y="1.492cm" svg:viewBox="0 0 264 45" draw:points="0,0 264,0 264,45 0,45">
          <text:p/>
        </draw:polygon>
        <draw:polygon draw:style-name="gr23" draw:text-style-name="P17" draw:layer="layout" svg:width="0.263cm" svg:height="0.114cm" svg:x="10.535cm" svg:y="1.763cm" svg:viewBox="0 0 264 115" draw:points="0,0 264,0 264,115 0,115">
          <text:p/>
        </draw:polygon>
        <draw:polygon draw:style-name="gr23" draw:text-style-name="P17" draw:layer="layout" svg:width="0.263cm" svg:height="0.05cm" svg:x="9.524cm" svg:y="1.71cm" svg:viewBox="0 0 264 51" draw:points="0,0 264,0 264,51 0,51">
          <text:p/>
        </draw:polygon>
        <draw:polygon draw:style-name="gr24" draw:text-style-name="P18" draw:layer="layout" svg:width="0.263cm" svg:height="0.07cm" svg:x="9.861cm" svg:y="1.399cm" svg:viewBox="0 0 264 71" draw:points="0,0 264,0 264,71 0,71">
          <text:p/>
        </draw:polygon>
        <draw:polygon draw:style-name="gr24" draw:text-style-name="P18" draw:layer="layout" svg:width="0.263cm" svg:height="0.133cm" svg:x="10.872cm" svg:y="1.549cm" svg:viewBox="0 0 264 134" draw:points="0,0 264,0 264,134 0,134">
          <text:p/>
        </draw:polygon>
        <draw:polygon draw:style-name="gr24" draw:text-style-name="P18" draw:layer="layout" svg:width="0.263cm" svg:height="0.239cm" svg:x="11.209cm" svg:y="1.6cm" svg:viewBox="0 0 264 240" draw:points="0,0 264,0 264,240 0,240">
          <text:p/>
        </draw:polygon>
        <draw:polygon draw:style-name="gr24" draw:text-style-name="P18" draw:layer="layout" svg:width="0.263cm" svg:height="0.365cm" svg:x="11.546cm" svg:y="1.193cm" svg:viewBox="0 0 264 366" draw:points="0,0 264,0 264,366 0,366">
          <text:p/>
        </draw:polygon>
        <draw:polygon draw:style-name="gr24" draw:text-style-name="P18" draw:layer="layout" svg:width="0.263cm" svg:height="0.177cm" svg:x="11.883cm" svg:y="1.489cm" svg:viewBox="0 0 264 178" draw:points="0,0 264,0 264,178 0,178">
          <text:p/>
        </draw:polygon>
        <draw:polygon draw:style-name="gr24" draw:text-style-name="P18" draw:layer="layout" svg:width="0.263cm" svg:height="0.603cm" svg:x="12.22cm" svg:y="1.155cm" svg:viewBox="0 0 264 604" draw:points="0,0 264,0 264,604 0,604">
          <text:p/>
        </draw:polygon>
        <draw:polygon draw:style-name="gr24" draw:text-style-name="P18" draw:layer="layout" svg:width="0.263cm" svg:height="0.04cm" svg:x="10.198cm" svg:y="1.494cm" svg:viewBox="0 0 264 41" draw:points="0,0 264,0 264,41 0,41">
          <text:p/>
        </draw:polygon>
        <draw:polygon draw:style-name="gr24" draw:text-style-name="P18" draw:layer="layout" svg:width="0.263cm" svg:height="0.111cm" svg:x="10.535cm" svg:y="1.765cm" svg:viewBox="0 0 264 112" draw:points="0,0 264,0 264,112 0,112">
          <text:p/>
        </draw:polygon>
        <draw:polygon draw:style-name="gr24" draw:text-style-name="P18" draw:layer="layout" svg:width="0.263cm" svg:height="0.042cm" svg:x="9.524cm" svg:y="1.714cm" svg:viewBox="0 0 264 43" draw:points="0,0 264,0 264,43 0,43">
          <text:p/>
        </draw:polygon>
        <draw:polygon draw:style-name="gr12" draw:text-style-name="P2" draw:layer="layout" svg:width="0.263cm" svg:height="0.944cm" svg:x="9.861cm" svg:y="0.962cm" svg:viewBox="0 0 264 945" draw:points="0,0 264,0 264,945 0,945">
          <text:p/>
        </draw:polygon>
        <draw:polygon draw:style-name="gr12" draw:text-style-name="P2" draw:layer="layout" svg:width="0.263cm" svg:height="1.101cm" svg:x="10.872cm" svg:y="1.065cm" svg:viewBox="0 0 264 1102" draw:points="0,0 264,0 264,1102 0,1102">
          <text:p/>
        </draw:polygon>
        <draw:polygon draw:style-name="gr12" draw:text-style-name="P2" draw:layer="layout" svg:width="0.263cm" svg:height="1.415cm" svg:x="11.209cm" svg:y="1.012cm" svg:viewBox="0 0 264 1416" draw:points="0,0 264,0 264,1416 0,1416">
          <text:p/>
        </draw:polygon>
        <draw:polygon draw:style-name="gr12" draw:text-style-name="P2" draw:layer="layout" svg:width="0.263cm" svg:height="1.415cm" svg:x="11.546cm" svg:y="0.668cm" svg:viewBox="0 0 264 1416" draw:points="0,0 264,0 264,1416 0,1416">
          <text:p/>
        </draw:polygon>
        <draw:polygon draw:style-name="gr12" draw:text-style-name="P2" draw:layer="layout" svg:width="0.263cm" svg:height="1.542cm" svg:x="11.883cm" svg:y="0.807cm" svg:viewBox="0 0 264 1543" draw:points="0,0 264,0 264,1543 0,1543">
          <text:p/>
        </draw:polygon>
        <draw:polygon draw:style-name="gr12" draw:text-style-name="P2" draw:layer="layout" svg:width="0.263cm" svg:height="1.573cm" svg:x="12.22cm" svg:y="0.67cm" svg:viewBox="0 0 264 1574" draw:points="0,0 264,0 264,1574 0,1574">
          <text:p/>
        </draw:polygon>
        <draw:polygon draw:style-name="gr12" draw:text-style-name="P2" draw:layer="layout" svg:width="0.263cm" svg:height="1.285cm" svg:x="10.198cm" svg:y="0.871cm" svg:viewBox="0 0 264 1286" draw:points="0,0 264,0 264,1286 0,1286">
          <text:p/>
        </draw:polygon>
        <draw:polygon draw:style-name="gr12" draw:text-style-name="P2" draw:layer="layout" svg:width="0.263cm" svg:height="1.541cm" svg:x="10.535cm" svg:y="1.05cm" svg:viewBox="0 0 264 1542" draw:points="0,0 264,0 264,1542 0,1542">
          <text:p/>
        </draw:polygon>
        <draw:polygon draw:style-name="gr12" draw:text-style-name="P2" draw:layer="layout" svg:width="0.263cm" svg:height="1.297cm" svg:x="9.524cm" svg:y="1.087cm" svg:viewBox="0 0 264 1298" draw:points="0,0 264,0 264,1298 0,1298">
          <text:p/>
        </draw:polygon>
        <draw:g draw:style-name="gr25">
          <draw:polygon draw:style-name="gr15" draw:text-style-name="P2" draw:layer="layout" svg:width="4.882cm" svg:height="0.564cm" svg:x="2.83cm" svg:y="0.665cm" svg:viewBox="0 0 4883 565" draw:points="0,0 4883,0 4883,565 0,565">
            <text:p/>
          </draw:polygon>
          <draw:polygon draw:style-name="gr1" draw:text-style-name="P1" draw:layer="layout" svg:width="4.882cm" svg:height="0.564cm" svg:x="2.83cm" svg:y="0.665cm" svg:viewBox="0 0 4883 565" draw:points="0,0 4883,0 4883,565 0,565">
            <text:p/>
          </draw:polygon>
          <draw:polygon draw:style-name="gr1" draw:text-style-name="P1" draw:layer="layout" svg:width="0.176cm" svg:height="0.247cm" svg:x="2.848cm" svg:y="0.7cm" svg:viewBox="0 0 177 248" draw:points="0,0 177,0 177,248 0,248">
            <text:p/>
          </draw:polygon>
          <draw:polygon draw:style-name="gr11" draw:text-style-name="P9" draw:layer="layout" svg:width="0.132cm" svg:height="0.203cm" svg:x="2.87cm" svg:y="0.722cm" svg:viewBox="0 0 133 204" draw:points="0,0 133,0 133,204 0,204">
            <text:p/>
          </draw:polygon>
          <draw:polygon draw:style-name="gr1" draw:text-style-name="P1" draw:layer="layout" svg:width="0.176cm" svg:height="0.247cm" svg:x="4.786cm" svg:y="0.7cm" svg:viewBox="0 0 177 248" draw:points="0,0 177,0 177,248 0,248">
            <text:p/>
          </draw:polygon>
          <draw:polygon draw:style-name="gr10" draw:text-style-name="P8" draw:layer="layout" svg:width="0.132cm" svg:height="0.203cm" svg:x="4.808cm" svg:y="0.722cm" svg:viewBox="0 0 133 204" draw:points="0,0 133,0 133,204 0,204">
            <text:p/>
          </draw:polygon>
          <draw:polygon draw:style-name="gr1" draw:text-style-name="P1" draw:layer="layout" svg:width="0.175cm" svg:height="0.247cm" svg:x="6.408cm" svg:y="0.7cm" svg:viewBox="0 0 176 248" draw:points="0,0 176,0 176,248 0,248">
            <text:p/>
          </draw:polygon>
          <draw:polygon draw:style-name="gr9" draw:text-style-name="P7" draw:layer="layout" svg:width="0.132cm" svg:height="0.203cm" svg:x="6.429cm" svg:y="0.722cm" svg:viewBox="0 0 133 204" draw:points="0,0 133,0 133,204 0,204">
            <text:p/>
          </draw:polygon>
          <draw:polygon draw:style-name="gr1" draw:text-style-name="P1" draw:layer="layout" svg:width="0.176cm" svg:height="0.247cm" svg:x="2.848cm" svg:y="0.947cm" svg:viewBox="0 0 177 248" draw:points="0,0 177,0 177,248 0,248">
            <text:p/>
          </draw:polygon>
          <draw:polygon draw:style-name="gr8" draw:text-style-name="P6" draw:layer="layout" svg:width="0.132cm" svg:height="0.203cm" svg:x="2.87cm" svg:y="0.969cm" svg:viewBox="0 0 133 204" draw:points="0,0 133,0 133,204 0,204">
            <text:p/>
          </draw:polygon>
          <draw:polygon draw:style-name="gr1" draw:text-style-name="P1" draw:layer="layout" svg:width="0.176cm" svg:height="0.247cm" svg:x="4.786cm" svg:y="0.947cm" svg:viewBox="0 0 177 248" draw:points="0,0 177,0 177,248 0,248">
            <text:p/>
          </draw:polygon>
          <draw:polygon draw:style-name="gr7" draw:text-style-name="P5" draw:layer="layout" svg:width="0.132cm" svg:height="0.203cm" svg:x="4.808cm" svg:y="0.969cm" svg:viewBox="0 0 133 204" draw:points="0,0 133,0 133,204 0,204">
            <text:p/>
          </draw:polygon>
          <draw:polygon draw:style-name="gr1" draw:text-style-name="P1" draw:layer="layout" svg:width="0.175cm" svg:height="0.247cm" svg:x="6.408cm" svg:y="0.947cm" svg:viewBox="0 0 176 248" draw:points="0,0 176,0 176,248 0,248">
            <text:p/>
          </draw:polygon>
          <draw:polygon draw:style-name="gr6" draw:text-style-name="P4" draw:layer="layout" svg:width="0.132cm" svg:height="0.203cm" svg:x="6.429cm" svg:y="0.969cm" svg:viewBox="0 0 133 204" draw:points="0,0 133,0 133,204 0,204">
            <text:p/>
          </draw:polygon>
          <draw:frame draw:style-name="gr26" draw:text-style-name="P19" draw:layer="layout" svg:width="0.459cm" svg:height="0.23cm" svg:x="3.059cm" svg:y="0.736cm">
            <draw:text-box>
              <text:p text:style-name="P10"><text:span text:style-name="T3">SSP</text:span></text:p>
            </draw:text-box>
          </draw:frame>
          <draw:frame draw:style-name="gr26" draw:text-style-name="P19" draw:layer="layout" svg:width="1.196cm" svg:height="0.23cm" svg:x="4.998cm" svg:y="0.736cm">
            <draw:text-box>
              <text:p text:style-name="P10"><text:span text:style-name="T3">SSP - GCM</text:span></text:p>
            </draw:text-box>
          </draw:frame>
          <draw:frame draw:style-name="gr26" draw:text-style-name="P19" draw:layer="layout" svg:width="0.535cm" svg:height="0.23cm" svg:x="6.619cm" svg:y="0.736cm">
            <draw:text-box>
              <text:p text:style-name="P10"><text:span text:style-name="T3">GCM</text:span></text:p>
            </draw:text-box>
          </draw:frame>
          <draw:frame draw:style-name="gr26" draw:text-style-name="P19" draw:layer="layout" svg:width="1.488cm" svg:height="0.23cm" svg:x="3.059cm" svg:y="0.983cm">
            <draw:text-box>
              <text:p text:style-name="P10"><text:span text:style-name="T3">Climate - SDM</text:span></text:p>
            </draw:text-box>
          </draw:frame>
          <draw:frame draw:style-name="gr26" draw:text-style-name="P19" draw:layer="layout" svg:width="0.51cm" svg:height="0.23cm" svg:x="4.998cm" svg:y="0.983cm">
            <draw:text-box>
              <text:p text:style-name="P10"><text:span text:style-name="T3">SDM</text:span></text:p>
            </draw:text-box>
          </draw:frame>
          <draw:frame draw:style-name="gr26" draw:text-style-name="P19" draw:layer="layout" svg:width="1.006cm" svg:height="0.23cm" svg:x="6.619cm" svg:y="0.983cm">
            <draw:text-box>
              <text:p text:style-name="P10"><text:span text:style-name="T3">R</text:span><text:span text:style-name="T3">e</text:span><text:span text:style-name="T3">s</text:span><text:span text:style-name="T3">i</text:span><text:span text:style-name="T3">d</text:span><text:span text:style-name="T3">u</text:span><text:span text:style-name="T3">a</text:span><text:span text:style-name="T3">l</text:span><text:span text:style-name="T3">s</text:span></text:p>
            </draw:text-box>
          </draw:frame>
        </draw:g>
        <draw:frame draw:style-name="gr27" draw:text-style-name="P20" draw:layer="layout" svg:width="0.782cm" svg:height="0.217cm" draw:transform="rotate (1.5707963267949) translate (9.904cm 1.805cm)">
          <draw:text-box>
            <text:p text:style-name="P10"><text:span text:style-name="T4">S</text:span><text:span text:style-name="T4">i</text:span><text:span text:style-name="T4">l</text:span><text:span text:style-name="T4">v</text:span><text:span text:style-name="T4">e</text:span><text:span text:style-name="T4">r</text:span><text:span text:style-name="T4"> </text:span><text:span text:style-name="T4">ﬁ</text:span><text:span text:style-name="T4">r</text:span></text:p>
          </draw:text-box>
        </draw:frame>
        <draw:frame draw:style-name="gr27" draw:text-style-name="P20" draw:layer="layout" svg:width="0.614cm" svg:height="0.217cm" draw:transform="rotate (1.5707963267949) translate (10.916cm 1.898cm)">
          <draw:text-box>
            <text:p text:style-name="P10"><text:span text:style-name="T4">Be</text:span><text:span text:style-name="T4">ec</text:span><text:span text:style-name="T4">h</text:span></text:p>
          </draw:text-box>
        </draw:frame>
        <draw:frame draw:style-name="gr27" draw:text-style-name="P20" draw:layer="layout" svg:width="1.106cm" svg:height="0.217cm" draw:transform="rotate (1.5707963267949) translate (11.252cm 2.231cm)">
          <draw:text-box>
            <text:p text:style-name="P10"><text:span text:style-name="T4">S</text:span><text:span text:style-name="T4">e</text:span><text:span text:style-name="T4">s</text:span><text:span text:style-name="T4">s</text:span><text:span text:style-name="T4">i</text:span><text:span text:style-name="T4">l</text:span><text:span text:style-name="T4">e</text:span><text:span text:style-name="T4"> </text:span><text:span text:style-name="T4">o</text:span><text:span text:style-name="T4">a</text:span><text:span text:style-name="T4">k</text:span></text:p>
          </draw:text-box>
        </draw:frame>
        <draw:frame draw:style-name="gr27" draw:text-style-name="P20" draw:layer="layout" svg:width="1.202cm" svg:height="0.217cm" draw:transform="rotate (1.5707963267949) translate (11.59cm 1.941cm)">
          <draw:text-box>
            <text:p text:style-name="P10"><text:span text:style-name="T4">Pedun</text:span><text:span text:style-name="T4">c. oak</text:span></text:p>
          </draw:text-box>
        </draw:frame>
        <draw:frame draw:style-name="gr28" draw:text-style-name="P21" draw:layer="layout" svg:width="1.367cm" svg:height="0.217cm" draw:transform="rotate (1.5707963267949) translate (11.927cm 2.167cm)">
          <draw:text-box>
            <text:p text:style-name="P10"><text:span text:style-name="T4">P</text:span><text:span text:style-name="T4">u</text:span><text:span text:style-name="T4">b</text:span><text:span text:style-name="T4">e</text:span><text:span text:style-name="T4">s</text:span><text:span text:style-name="T4">c</text:span><text:span text:style-name="T4">.</text:span><text:span text:style-name="T4"> </text:span><text:span text:style-name="T4">o</text:span><text:span text:style-name="T4">a</text:span><text:span text:style-name="T4">k</text:span></text:p>
          </draw:text-box>
        </draw:frame>
        <draw:frame draw:style-name="gr27" draw:text-style-name="P20" draw:layer="layout" svg:width="1.466cm" svg:height="0.217cm" draw:transform="rotate (1.5707963267949) translate (12.264cm 2.145cm)">
          <draw:text-box>
            <text:p text:style-name="P10"><text:span text:style-name="T4">E</text:span><text:span text:style-name="T4">v</text:span><text:span text:style-name="T4">e</text:span><text:span text:style-name="T4">r</text:span><text:span text:style-name="T4">g</text:span><text:span text:style-name="T4">r</text:span><text:span text:style-name="T4">e</text:span><text:span text:style-name="T4">e</text:span><text:span text:style-name="T4">n</text:span><text:span text:style-name="T4"> </text:span><text:span text:style-name="T4">o</text:span><text:span text:style-name="T4">a</text:span><text:span text:style-name="T4">k</text:span><text:span text:style-name="T4"> </text:span></text:p>
          </draw:text-box>
        </draw:frame>
        <draw:frame draw:style-name="gr27" draw:text-style-name="P20" draw:layer="layout" svg:width="1.07cm" svg:height="0.217cm" draw:transform="rotate (1.5707963267949) translate (10.242cm 2.008cm)">
          <draw:text-box>
            <text:p text:style-name="P10"><text:span text:style-name="T4">S</text:span><text:span text:style-name="T4">i</text:span><text:span text:style-name="T4">l</text:span><text:span text:style-name="T4">v</text:span><text:span text:style-name="T4">e</text:span><text:span text:style-name="T4">r</text:span><text:span text:style-name="T4"> </text:span><text:span text:style-name="T4">b</text:span><text:span text:style-name="T4">i</text:span><text:span text:style-name="T4">r</text:span><text:span text:style-name="T4">c</text:span><text:span text:style-name="T4">h</text:span></text:p>
          </draw:text-box>
        </draw:frame>
        <draw:frame draw:style-name="gr29" draw:text-style-name="P21" draw:layer="layout" svg:width="0.374cm" svg:height="0.217cm" draw:transform="rotate (1.5707963267949) translate (10.578cm 1.994cm)">
          <draw:text-box>
            <text:p text:style-name="P10"><text:span text:style-name="T4">A</text:span><text:span text:style-name="T4">s</text:span><text:span text:style-name="T4">h</text:span></text:p>
          </draw:text-box>
        </draw:frame>
        <draw:polygon draw:style-name="gr15" draw:text-style-name="P2" draw:layer="layout" svg:width="3.288cm" svg:height="2.39cm" svg:x="9.351cm" svg:y="0.502cm" svg:viewBox="0 0 3289 2391" draw:points="0,0 3289,0 3289,2391 0,2391">
          <text:p/>
        </draw:polygon>
        <draw:polyline draw:style-name="gr30" draw:text-style-name="P2" draw:layer="layout" svg:width="0.651cm" svg:height="1.339cm" svg:x="9.351cm" svg:y="3.104cm" svg:viewBox="0 0 652 1340" draw:points="0,1340 2,1334 20,1294 56,1215 74,1174 92,1135 111,1095 147,1016 166,977 184,937 203,898 222,858 259,780 278,740 297,701 316,662 335,623 354,584 373,545 413,467 432,428 472,350 491,311 511,272 531,234 551,195 570,156 590,118 651,2 652,0">
          <text:p/>
        </draw:polyline>
        <draw:polyline draw:style-name="gr30" draw:text-style-name="P2" draw:layer="layout" svg:width="0.496cm" svg:height="3.548cm" svg:x="10.158cm" svg:y="3.104cm" svg:viewBox="0 0 497 3549" draw:points="0,3549 5,3506 15,3422 19,3380 24,3338 29,3295 34,3253 39,3211 44,3168 49,3126 69,2956 85,2829 90,2786 96,2744 117,2574 123,2531 128,2488 139,2403 145,2360 150,2318 156,2275 161,2233 167,2190 173,2147 179,2105 190,2019 196,1977 202,1934 208,1891 220,1805 225,1762 232,1720 237,1677 243,1634 250,1592 256,1549 262,1506 268,1464 274,1421 280,1378 286,1336 293,1293 299,1251 319,1123 326,1080 332,1038 338,995 345,953 358,868 364,825 371,783 391,656 397,613 404,571 411,529 418,486 424,444 431,402 438,360 445,317 459,233 466,191 472,149 479,107 486,65 493,23 497,0">
          <text:p/>
        </draw:polyline>
        <draw:polyline draw:style-name="gr30" draw:text-style-name="P2" draw:layer="layout" svg:width="0.496cm" svg:height="3.548cm" svg:x="11.246cm" svg:y="3.104cm" svg:viewBox="0 0 497 3549" draw:points="497,3549 492,3506 482,3422 478,3380 473,3338 468,3295 463,3253 458,3211 453,3168 448,3126 428,2956 412,2829 407,2786 401,2744 380,2574 374,2531 369,2488 358,2403 352,2360 347,2318 341,2275 336,2233 330,2190 324,2147 318,2105 307,2019 301,1977 295,1934 289,1891 278,1805 272,1762 266,1720 260,1677 254,1634 247,1592 241,1549 235,1506 229,1464 223,1421 217,1378 211,1336 204,1293 198,1251 178,1123 172,1080 165,1038 159,995 152,953 139,868 133,825 126,783 106,656 100,613 93,571 86,529 79,486 73,444 66,402 59,360 52,317 38,233 32,191 25,149 18,107 11,65 4,23 0,0">
          <text:p/>
        </draw:polyline>
        <draw:polyline draw:style-name="gr30" draw:text-style-name="P2" draw:layer="layout" svg:width="0.741cm" svg:height="1.542cm" svg:x="11.898cm" svg:y="3.104cm" svg:viewBox="0 0 742 1543" draw:points="742,1543 738,1533 720,1493 703,1454 667,1374 650,1334 632,1294 595,1215 577,1175 559,1136 540,1096 504,1017 485,978 467,938 448,899 429,859 392,781 373,741 354,702 335,663 316,624 297,585 278,546 239,468 220,429 180,351 161,311 141,272 121,234 101,195 82,156 62,118 1,2 0,0">
          <text:p/>
        </draw:polyline>
        <draw:polyline draw:style-name="gr30" draw:text-style-name="P2" draw:layer="layout" svg:width="3.288cm" svg:height="0.241cm" svg:x="9.351cm" svg:y="6.377cm" svg:viewBox="0 0 3289 242" draw:points="0,25 72,45 149,64 225,83 302,101 380,118 457,133 535,148 613,161 691,174 770,185 848,195 927,205 1006,213 1085,220 1163,226 1243,232 1322,236 1401,239 1480,241 1559,242 1639,242 1718,241 1797,239 1876,236 1955,232 2035,226 2113,220 2192,213 2271,205 2350,195 2428,185 2508,174 2586,161 2664,148 2742,133 2819,118 2897,101 2974,83 3050,64 3127,45 3203,24 3279,3 3289,0">
          <text:p/>
        </draw:polyline>
        <draw:polyline draw:style-name="gr30" draw:text-style-name="P2" draw:layer="layout" svg:width="3.288cm" svg:height="0.266cm" svg:x="9.351cm" svg:y="5.884cm" svg:viewBox="0 0 3289 267" draw:points="0,29 38,40 108,61 179,80 250,98 322,116 393,133 465,148 537,163 609,177 682,189 755,201 828,213 901,222 974,231 1047,239 1120,246 1194,252 1267,257 1341,261 1415,264 1488,266 1562,267 1636,267 1710,266 1783,264 1857,261 1931,257 2004,252 2078,246 2151,239 2224,231 2297,222 2370,213 2443,201 2517,189 2590,177 2662,163 2734,148 2806,133 2877,116 2949,98 3020,80 3091,61 3161,40 3231,19 3289,0">
          <text:p/>
        </draw:polyline>
        <draw:polyline draw:style-name="gr30" draw:text-style-name="P2" draw:layer="layout" svg:width="3.288cm" svg:height="0.296cm" svg:x="9.351cm" svg:y="5.383cm" svg:viewBox="0 0 3289 297" draw:points="0,32 35,44 99,65 164,85 228,104 293,122 359,139 424,156 490,171 556,186 622,200 689,212 755,224 822,235 889,245 956,255 1024,263 1091,271 1159,278 1226,283 1294,288 1362,291 1429,294 1497,296 1565,297 1633,297 1701,296 1769,294 1836,291 1904,288 1972,283 2039,278 2107,271 2174,263 2242,255 2309,245 2376,235 2443,224 2510,212 2577,200 2643,186 2709,171 2775,156 2840,139 2906,122 2971,104 3035,85 3100,65 3164,44 3228,22 3289,0">
          <text:p/>
        </draw:polyline>
        <draw:polyline draw:style-name="gr30" draw:text-style-name="P2" draw:layer="layout" svg:width="3.288cm" svg:height="0.335cm" svg:x="9.351cm" svg:y="4.871cm" svg:viewBox="0 0 3289 336" draw:points="0,37 8,40 65,62 123,83 181,103 239,122 297,140 356,158 415,175 474,191 533,206 593,220 653,234 713,248 773,259 833,270 894,281 955,290 1016,298 1077,306 1138,313 1199,319 1261,324 1322,328 1384,331 1445,334 1507,335 1568,336 1630,336 1691,335 1753,334 1814,331 1876,328 1937,324 1999,319 2060,313 2121,306 2182,298 2243,290 2304,281 2365,270 2425,259 2486,248 2546,234 2606,220 2666,206 2725,191 2784,175 2843,158 2902,140 2960,122 3018,103 3076,83 3134,62 3191,40 3247,18 3289,0">
          <text:p/>
        </draw:polyline>
        <draw:polyline draw:style-name="gr30" draw:text-style-name="P2" draw:layer="layout" svg:width="3.288cm" svg:height="0.388cm" svg:x="9.351cm" svg:y="4.345cm" svg:viewBox="0 0 3289 389" draw:points="0,43 30,57 80,79 130,100 181,121 231,141 282,160 334,178 385,196 437,212 490,228 542,244 595,258 648,272 701,285 754,297 808,309 862,319 916,329 970,339 1024,347 1078,355 1133,362 1187,368 1242,373 1297,378 1352,382 1407,385 1462,387 1517,388 1572,389 1627,389 1681,388 1736,387 1791,385 1846,382 1901,378 1956,373 2011,368 2065,362 2120,355 2174,347 2228,339 2282,329 2336,319 2390,309 2444,297 2498,285 2551,272 2604,258 2657,244 2709,228 2762,212 2814,196 2865,178 2917,160 2968,141 3018,121 3069,100 3119,79 3169,57 3218,34 3267,11 3289,0">
          <text:p/>
        </draw:polyline>
        <draw:polyline draw:style-name="gr30" draw:text-style-name="P2" draw:layer="layout" svg:width="3.288cm" svg:height="0.464cm" svg:x="9.351cm" svg:y="3.796cm" svg:viewBox="0 0 3289 465" draw:points="0,53 19,64 61,86 102,108 145,130 187,150 230,170 273,190 317,209 361,227 405,245 450,262 494,278 539,293 585,308 630,322 676,336 722,349 768,361 815,373 861,383 908,394 955,403 1002,412 1049,420 1097,428 1144,435 1192,441 1239,446 1287,451 1335,455 1383,459 1431,461 1479,463 1527,465 1575,465 1623,465 1671,465 1719,463 1767,461 1815,459 1863,455 1911,451 1959,446 2006,441 2054,435 2101,428 2149,420 2196,412 2243,403 2290,394 2337,383 2383,373 2430,361 2477,349 2523,336 2569,322 2614,308 2660,293 2705,278 2749,262 2794,245 2838,227 2882,209 2926,190 2969,170 3012,150 3054,130 3097,108 3138,86 3180,64 3221,41 3262,17 3289,0">
          <text:p/>
        </draw:polyline>
        <draw:polyline draw:style-name="gr30" draw:text-style-name="P2" draw:layer="layout" svg:width="3.288cm" svg:height="0.585cm" svg:x="9.351cm" svg:y="3.204cm" svg:viewBox="0 0 3289 586" draw:points="0,71 26,90 58,112 91,135 124,157 158,178 192,200 226,221 261,241 296,260 331,279 367,297 403,315 439,332 475,349 512,365 549,380 587,395 624,410 662,424 700,437 739,450 777,462 816,474 855,485 894,496 933,506 973,515 1013,524 1052,532 1092,540 1132,547 1173,553 1213,559 1253,564 1294,569 1334,573 1375,577 1416,580 1456,582 1497,584 1538,585 1579,586 1619,586 1660,585 1701,584 1742,582 1782,580 1823,577 1864,573 1904,569 1945,564 1985,559 2025,553 2066,547 2106,540 2146,532 2185,524 2225,515 2265,506 2304,496 2343,485 2382,474 2421,462 2460,450 2499,437 2537,424 2575,410 2612,395 2650,380 2687,365 2724,349 2760,332 2796,315 2832,297 2868,279 2903,260 2938,241 2973,221 3007,200 3041,178 3075,157 3108,135 3141,112 3173,90 3205,66 3237,42 3268,18 3289,0">
          <text:p/>
        </draw:polyline>
        <draw:polyline draw:style-name="gr30" draw:text-style-name="P2" draw:layer="layout" svg:width="1.906cm" svg:height="0.215cm" svg:x="9.997cm" svg:y="3.104cm" svg:viewBox="0 0 1907 216" draw:points="0,0 10,5 39,19 69,33 99,46 130,59 160,71 191,82 222,93 253,104 284,114 316,123 347,133 379,141 411,150 443,157 476,165 508,171 540,178 573,184 606,189 639,194 672,198 704,202 737,205 770,209 805,211 838,213 871,214 904,215 937,216 971,216 1004,215 1037,214 1070,213 1103,211 1137,209 1170,205 1203,202 1235,198 1268,194 1301,189 1334,184 1367,178 1399,171 1431,165 1464,157 1496,150 1528,141 1560,133 1591,123 1623,114 1654,104 1685,93 1716,82 1747,71 1777,59 1808,46 1838,33 1868,19 1897,5 1907,0">
          <text:p/>
        </draw:polyline>
        <draw:frame draw:style-name="gr31" draw:text-style-name="P2" draw:layer="layout" svg:width="3.063cm" svg:height="3.395cm" svg:x="9.525cm" svg:y="3.134cm">
          <draw:image xlink:href="Pictures/10000001000001A9000001D78F9EC6F2.png" xlink:type="simple" xlink:show="embed" xlink:actuate="onLoad" draw:mime-type="image/png">
            <text:p/>
          </draw:image>
        </draw:frame>
        <draw:polygon draw:style-name="gr32" draw:text-style-name="P2" draw:layer="layout" svg:width="0.007cm" svg:height="0.007cm" svg:x="11.435cm" svg:y="3.162cm" svg:viewBox="0 0 8 8" draw:points="0,0 8,0 8,8 0,8">
          <text:p/>
        </draw:polygon>
        <draw:polygon draw:style-name="gr32" draw:text-style-name="P2" draw:layer="layout" svg:width="0.015cm" svg:height="0.022cm" svg:x="11.521cm" svg:y="3.169cm" svg:viewBox="0 0 16 23" draw:points="0,0 0,23 16,23 16,16 8,16 8,0">
          <text:p/>
        </draw:polygon>
        <draw:polygon draw:style-name="gr32" draw:text-style-name="P2" draw:layer="layout" svg:width="0.021cm" svg:height="0.072cm" svg:x="11.428cm" svg:y="3.191cm" svg:viewBox="0 0 22 73" draw:points="7,0 7,22 0,22 0,36 7,36 7,73 15,73 15,51 22,51 22,43 15,43 15,36 22,36 22,0">
          <text:p/>
        </draw:polygon>
        <draw:polygon draw:style-name="gr32" draw:text-style-name="P2" draw:layer="layout" svg:width="0.014cm" svg:height="0.007cm" svg:x="11.363cm" svg:y="3.256cm" svg:viewBox="0 0 15 8" draw:points="0,0 15,0 15,8 0,8">
          <text:p/>
        </draw:polygon>
        <draw:polygon draw:style-name="gr32" draw:text-style-name="P2" draw:layer="layout" svg:width="0.007cm" svg:height="0.014cm" svg:x="11.377cm" svg:y="3.263cm" svg:viewBox="0 0 8 15" draw:points="0,0 8,0 8,15 0,15">
          <text:p/>
        </draw:polygon>
        <draw:polygon draw:style-name="gr32" draw:text-style-name="P2" draw:layer="layout" svg:width="0.014cm" svg:height="0.022cm" svg:x="11.327cm" svg:y="3.277cm" svg:viewBox="0 0 15 23" draw:points="7,0 7,16 0,16 0,23 15,23 15,0">
          <text:p/>
        </draw:polygon>
        <draw:polygon draw:style-name="gr32" draw:text-style-name="P2" draw:layer="layout" svg:width="0.008cm" svg:height="0.009cm" svg:x="11.247cm" svg:y="3.313cm" svg:viewBox="0 0 9 10" draw:points="0,0 9,0 9,10 0,10">
          <text:p/>
        </draw:polygon>
        <draw:polygon draw:style-name="gr32" draw:text-style-name="P2" draw:layer="layout" svg:width="0.007cm" svg:height="0.015cm" svg:x="11.219cm" svg:y="3.371cm" svg:viewBox="0 0 8 16" draw:points="0,0 8,0 8,16 0,16">
          <text:p/>
        </draw:polygon>
        <draw:polygon draw:style-name="gr32" draw:text-style-name="P2" draw:layer="layout" svg:width="0.008cm" svg:height="0.007cm" svg:x="11.211cm" svg:y="3.386cm" svg:viewBox="0 0 9 8" draw:points="0,0 9,0 9,8 0,8">
          <text:p/>
        </draw:polygon>
        <draw:polygon draw:style-name="gr32" draw:text-style-name="P2" draw:layer="layout" svg:width="0.015cm" svg:height="0.008cm" svg:x="11.204cm" svg:y="3.443cm" svg:viewBox="0 0 16 9" draw:points="0,0 16,0 16,9 0,9">
          <text:p/>
        </draw:polygon>
        <draw:polygon draw:style-name="gr32" draw:text-style-name="P2" draw:layer="layout" svg:width="0.014cm" svg:height="0.007cm" svg:x="11.19cm" svg:y="3.451cm" svg:viewBox="0 0 15 8" draw:points="0,0 15,0 15,8 0,8">
          <text:p/>
        </draw:polygon>
        <draw:polygon draw:style-name="gr32" draw:text-style-name="P2" draw:layer="layout" svg:width="0.008cm" svg:height="0.014cm" svg:x="11.175cm" svg:y="3.451cm" svg:viewBox="0 0 9 15" draw:points="0,0 9,0 9,15 0,15">
          <text:p/>
        </draw:polygon>
        <draw:polygon draw:style-name="gr32" draw:text-style-name="P2" draw:layer="layout" svg:width="0.009cm" svg:height="0.015cm" svg:x="11.146cm" svg:y="3.515cm" svg:viewBox="0 0 10 16" draw:points="0,0 10,0 10,16 0,16">
          <text:p/>
        </draw:polygon>
        <draw:polygon draw:style-name="gr32" draw:text-style-name="P2" draw:layer="layout" svg:width="0.007cm" svg:height="0.007cm" svg:x="11.139cm" svg:y="3.544cm" svg:viewBox="0 0 8 8" draw:points="0,0 8,0 8,8 0,8">
          <text:p/>
        </draw:polygon>
        <draw:polygon draw:style-name="gr32" draw:text-style-name="P2" draw:layer="layout" svg:width="0.015cm" svg:height="0.021cm" svg:x="11.139cm" svg:y="3.559cm" svg:viewBox="0 0 16 22" draw:points="0,0 0,14 8,14 8,22 16,22 16,7 8,7 8,0">
          <text:p/>
        </draw:polygon>
        <draw:polygon draw:style-name="gr32" draw:text-style-name="P2" draw:layer="layout" svg:width="0.007cm" svg:height="0.008cm" svg:x="11.485cm" svg:y="3.652cm" svg:viewBox="0 0 8 9" draw:points="0,0 8,0 8,9 0,9">
          <text:p/>
        </draw:polygon>
        <draw:polygon draw:style-name="gr32" draw:text-style-name="P2" draw:layer="layout" svg:width="0.014cm" svg:height="0.007cm" svg:x="11.082cm" svg:y="3.667cm" svg:viewBox="0 0 15 8" draw:points="0,0 15,0 15,8 0,8">
          <text:p/>
        </draw:polygon>
        <draw:polygon draw:style-name="gr32" draw:text-style-name="P2" draw:layer="layout" svg:width="0.014cm" svg:height="0.029cm" svg:x="10.995cm" svg:y="3.876cm" svg:viewBox="0 0 15 30" draw:points="0,0 0,30 15,30 15,23 7,23 7,14 15,14 15,0">
          <text:p/>
        </draw:polygon>
        <draw:polygon draw:style-name="gr32" draw:text-style-name="P2" draw:layer="layout" svg:width="0.007cm" svg:height="0.007cm" svg:x="10.988cm" svg:y="3.905cm" svg:viewBox="0 0 8 8" draw:points="0,0 8,0 8,8 0,8">
          <text:p/>
        </draw:polygon>
        <draw:polygon draw:style-name="gr32" draw:text-style-name="P2" draw:layer="layout" svg:width="0.036cm" svg:height="0.015cm" svg:x="10.945cm" svg:y="3.919cm" svg:viewBox="0 0 37 16" draw:points="15,0 15,7 0,7 0,16 37,16 37,0">
          <text:p/>
        </draw:polygon>
        <draw:polygon draw:style-name="gr32" draw:text-style-name="P2" draw:layer="layout" svg:width="0.009cm" svg:height="0.007cm" svg:x="10.908cm" svg:y="3.934cm" svg:viewBox="0 0 10 8" draw:points="0,0 10,0 10,8 0,8">
          <text:p/>
        </draw:polygon>
        <draw:polygon draw:style-name="gr32" draw:text-style-name="P2" draw:layer="layout" svg:width="0.007cm" svg:height="0.014cm" svg:x="11.875cm" svg:y="3.984cm" svg:viewBox="0 0 8 15" draw:points="0,0 8,0 8,15 0,15">
          <text:p/>
        </draw:polygon>
        <draw:polygon draw:style-name="gr32" draw:text-style-name="P2" draw:layer="layout" svg:width="0.014cm" svg:height="0.007cm" svg:x="10.757cm" svg:y="4.071cm" svg:viewBox="0 0 15 8" draw:points="0,0 15,0 15,8 0,8">
          <text:p/>
        </draw:polygon>
        <draw:polygon draw:style-name="gr32" draw:text-style-name="P2" draw:layer="layout" svg:width="0.007cm" svg:height="0.008cm" svg:x="11.889cm" svg:y="4.135cm" svg:viewBox="0 0 8 9" draw:points="0,0 8,0 8,9 0,9">
          <text:p/>
        </draw:polygon>
        <draw:polygon draw:style-name="gr32" draw:text-style-name="P2" draw:layer="layout" svg:width="0.014cm" svg:height="0.007cm" svg:x="10.822cm" svg:y="4.143cm" svg:viewBox="0 0 15 8" draw:points="0,0 15,0 15,8 0,8">
          <text:p/>
        </draw:polygon>
        <draw:polygon draw:style-name="gr32" draw:text-style-name="P2" draw:layer="layout" svg:width="0.036cm" svg:height="0.014cm" svg:x="10.728cm" svg:y="4.143cm" svg:viewBox="0 0 37 15" draw:points="0,0 0,15 37,15 37,0 15,0 15,7 7,7 7,0">
          <text:p/>
        </draw:polygon>
        <draw:polygon draw:style-name="gr32" draw:text-style-name="P2" draw:layer="layout" svg:width="0.022cm" svg:height="0.007cm" svg:x="10.771cm" svg:y="4.15cm" svg:viewBox="0 0 23 8" draw:points="0,0 23,0 23,8 0,8">
          <text:p/>
        </draw:polygon>
        <draw:polygon draw:style-name="gr32" draw:text-style-name="P2" draw:layer="layout" svg:width="0.014cm" svg:height="0.007cm" svg:x="10.808cm" svg:y="4.15cm" svg:viewBox="0 0 15 8" draw:points="0,0 15,0 15,8 0,8">
          <text:p/>
        </draw:polygon>
        <draw:polygon draw:style-name="gr32" draw:text-style-name="P2" draw:layer="layout" svg:width="0.015cm" svg:height="0.008cm" svg:x="10.735cm" svg:y="4.2cm" svg:viewBox="0 0 16 9" draw:points="0,0 16,0 16,9 0,9">
          <text:p/>
        </draw:polygon>
        <draw:polygon draw:style-name="gr32" draw:text-style-name="P2" draw:layer="layout" svg:width="0.007cm" svg:height="0.015cm" svg:x="10.764cm" svg:y="4.229cm" svg:viewBox="0 0 8 16" draw:points="0,0 8,0 8,16 0,16">
          <text:p/>
        </draw:polygon>
        <draw:polygon draw:style-name="gr32" draw:text-style-name="P2" draw:layer="layout" svg:width="0.007cm" svg:height="0.007cm" svg:x="10.743cm" svg:y="4.244cm" svg:viewBox="0 0 8 8" draw:points="0,0 8,0 8,8 0,8">
          <text:p/>
        </draw:polygon>
        <draw:polygon draw:style-name="gr32" draw:text-style-name="P2" draw:layer="layout" svg:width="0.007cm" svg:height="0.007cm" svg:x="10.75cm" svg:y="4.251cm" svg:viewBox="0 0 8 8" draw:points="0,0 8,0 8,8 0,8">
          <text:p/>
        </draw:polygon>
        <draw:polygon draw:style-name="gr32" draw:text-style-name="P2" draw:layer="layout" svg:width="0.007cm" svg:height="0.007cm" svg:x="11.99cm" svg:y="4.258cm" svg:viewBox="0 0 8 8" draw:points="0,0 8,0 8,8 0,8">
          <text:p/>
        </draw:polygon>
        <draw:polygon draw:style-name="gr32" draw:text-style-name="P2" draw:layer="layout" svg:width="0.008cm" svg:height="0.015cm" svg:x="10.973cm" svg:y="4.272cm" svg:viewBox="0 0 9 16" draw:points="0,0 9,0 9,16 0,16">
          <text:p/>
        </draw:polygon>
        <draw:polygon draw:style-name="gr32" draw:text-style-name="P2" draw:layer="layout" svg:width="0.014cm" svg:height="0.007cm" svg:x="11.269cm" svg:y="4.287cm" svg:viewBox="0 0 15 8" draw:points="0,0 15,0 15,8 0,8">
          <text:p/>
        </draw:polygon>
        <draw:polygon draw:style-name="gr32" draw:text-style-name="P2" draw:layer="layout" svg:width="0.008cm" svg:height="0.007cm" svg:x="11.355cm" svg:y="4.287cm" svg:viewBox="0 0 9 8" draw:points="0,0 9,0 9,8 0,8">
          <text:p/>
        </draw:polygon>
        <draw:polygon draw:style-name="gr32" draw:text-style-name="P2" draw:layer="layout" svg:width="0.043cm" svg:height="0.036cm" svg:x="11.781cm" svg:y="4.265cm" svg:viewBox="0 0 44 37" draw:points="0,0 0,7 7,7 7,15 14,15 14,22 23,22 23,37 44,37 44,29 37,29 37,0">
          <text:p/>
        </draw:polygon>
        <draw:polygon draw:style-name="gr32" draw:text-style-name="P2" draw:layer="layout" svg:width="0.022cm" svg:height="0.029cm" svg:x="11.298cm" svg:y="4.287cm" svg:viewBox="0 0 23 30" draw:points="7,0 7,8 0,8 0,23 7,23 7,30 14,30 14,23 23,23 23,15 14,15 14,0">
          <text:p/>
        </draw:polygon>
        <draw:polygon draw:style-name="gr32" draw:text-style-name="P2" draw:layer="layout" svg:width="0.007cm" svg:height="0.015cm" svg:x="10.966cm" svg:y="4.301cm" svg:viewBox="0 0 8 16" draw:points="0,0 8,0 8,16 0,16">
          <text:p/>
        </draw:polygon>
        <draw:polygon draw:style-name="gr32" draw:text-style-name="P2" draw:layer="layout" svg:width="0.007cm" svg:height="0.007cm" svg:x="10.101cm" svg:y="4.345cm" svg:viewBox="0 0 8 8" draw:points="0,0 8,0 8,8 0,8">
          <text:p/>
        </draw:polygon>
        <draw:polygon draw:style-name="gr32" draw:text-style-name="P2" draw:layer="layout" svg:width="0.029cm" svg:height="0.029cm" svg:x="11.11cm" svg:y="4.337cm" svg:viewBox="0 0 30 30" draw:points="0,0 0,16 8,16 8,23 16,23 16,30 23,30 23,16 30,16 30,0">
          <text:p/>
        </draw:polygon>
        <draw:polygon draw:style-name="gr32" draw:text-style-name="P2" draw:layer="layout" svg:width="0.021cm" svg:height="0.029cm" svg:x="11.082cm" svg:y="4.359cm" svg:viewBox="0 0 22 30" draw:points="0,0 0,7 8,7 8,30 15,30 15,14 22,14 22,0">
          <text:p/>
        </draw:polygon>
        <draw:polygon draw:style-name="gr32" draw:text-style-name="P2" draw:layer="layout" svg:width="0.015cm" svg:height="0.043cm" svg:x="11.168cm" svg:y="4.388cm" svg:viewBox="0 0 16 44" draw:points="8,0 8,15 0,15 0,44 8,44 8,23 16,23 16,0">
          <text:p/>
        </draw:polygon>
        <draw:polygon draw:style-name="gr32" draw:text-style-name="P2" draw:layer="layout" svg:width="0.007cm" svg:height="0.007cm" svg:x="10.144cm" svg:y="4.424cm" svg:viewBox="0 0 8 8" draw:points="0,0 8,0 8,8 0,8">
          <text:p/>
        </draw:polygon>
        <draw:polygon draw:style-name="gr32" draw:text-style-name="P2" draw:layer="layout" svg:width="0.007cm" svg:height="0.007cm" svg:x="11.024cm" svg:y="4.424cm" svg:viewBox="0 0 8 8" draw:points="0,0 8,0 8,8 0,8">
          <text:p/>
        </draw:polygon>
        <draw:polygon draw:style-name="gr32" draw:text-style-name="P2" draw:layer="layout" svg:width="0.029cm" svg:height="0.029cm" svg:x="10.13cm" svg:y="4.489cm" svg:viewBox="0 0 30 30" draw:points="15,0 15,7 7,7 7,14 0,14 0,30 7,30 7,21 22,21 22,7 30,7 30,0">
          <text:p/>
        </draw:polygon>
        <draw:polygon draw:style-name="gr32" draw:text-style-name="P2" draw:layer="layout" svg:width="0.014cm" svg:height="0.007cm" svg:x="10.166cm" svg:y="4.554cm" svg:viewBox="0 0 15 8" draw:points="0,0 15,0 15,8 0,8">
          <text:p/>
        </draw:polygon>
        <draw:polygon draw:style-name="gr32" draw:text-style-name="P2" draw:layer="layout" svg:width="0.028cm" svg:height="0.029cm" svg:x="10.88cm" svg:y="4.539cm" svg:viewBox="0 0 29 30" draw:points="14,0 14,9 0,9 0,23 7,23 7,30 14,30 14,23 22,23 22,30 29,30 29,0">
          <text:p/>
        </draw:polygon>
        <draw:polygon draw:style-name="gr32" draw:text-style-name="P2" draw:layer="layout" svg:width="0.009cm" svg:height="0.007cm" svg:x="10.908cm" svg:y="4.568cm" svg:viewBox="0 0 10 8" draw:points="0,0 10,0 10,8 0,8">
          <text:p/>
        </draw:polygon>
        <draw:polygon draw:style-name="gr32" draw:text-style-name="P2" draw:layer="layout" svg:width="0.014cm" svg:height="0.008cm" svg:x="10.022cm" svg:y="4.611cm" svg:viewBox="0 0 15 9" draw:points="0,0 15,0 15,9 0,9">
          <text:p/>
        </draw:polygon>
        <draw:polygon draw:style-name="gr32" draw:text-style-name="P2" draw:layer="layout" svg:width="0.015cm" svg:height="0.015cm" svg:x="11.045cm" svg:y="4.64cm" svg:viewBox="0 0 16 16" draw:points="0,0 16,0 16,16 0,16">
          <text:p/>
        </draw:polygon>
        <draw:polygon draw:style-name="gr32" draw:text-style-name="P2" draw:layer="layout" svg:width="0.014cm" svg:height="0.007cm" svg:x="11.053cm" svg:y="4.662cm" svg:viewBox="0 0 15 8" draw:points="0,0 15,0 15,8 0,8">
          <text:p/>
        </draw:polygon>
        <draw:polygon draw:style-name="gr32" draw:text-style-name="P2" draw:layer="layout" svg:width="0.015cm" svg:height="0.014cm" svg:x="10.216cm" svg:y="4.669cm" svg:viewBox="0 0 16 15" draw:points="0,0 0,8 8,8 8,15 16,15 16,0">
          <text:p/>
        </draw:polygon>
        <draw:polygon draw:style-name="gr32" draw:text-style-name="P2" draw:layer="layout" svg:width="0.015cm" svg:height="0.008cm" svg:x="10.086cm" svg:y="4.683cm" svg:viewBox="0 0 16 9" draw:points="0,0 16,0 16,9 0,9">
          <text:p/>
        </draw:polygon>
        <draw:polygon draw:style-name="gr32" draw:text-style-name="P2" draw:layer="layout" svg:width="0.007cm" svg:height="0.007cm" svg:x="10.216cm" svg:y="4.734cm" svg:viewBox="0 0 8 8" draw:points="0,0 8,0 8,8 0,8">
          <text:p/>
        </draw:polygon>
        <draw:polygon draw:style-name="gr32" draw:text-style-name="P2" draw:layer="layout" svg:width="0.007cm" svg:height="0.007cm" svg:x="10.923cm" svg:y="4.741cm" svg:viewBox="0 0 8 8" draw:points="0,0 8,0 8,8 0,8">
          <text:p/>
        </draw:polygon>
        <draw:polygon draw:style-name="gr32" draw:text-style-name="P2" draw:layer="layout" svg:width="0.007cm" svg:height="0.007cm" svg:x="9.834cm" svg:y="4.806cm" svg:viewBox="0 0 8 8" draw:points="0,0 8,0 8,8 0,8">
          <text:p/>
        </draw:polygon>
        <draw:polygon draw:style-name="gr32" draw:text-style-name="P2" draw:layer="layout" svg:width="0.007cm" svg:height="0.015cm" svg:x="10.216cm" svg:y="4.82cm" svg:viewBox="0 0 8 16" draw:points="0,0 8,0 8,16 0,16">
          <text:p/>
        </draw:polygon>
        <draw:polygon draw:style-name="gr32" draw:text-style-name="P2" draw:layer="layout" svg:width="0.043cm" svg:height="0.022cm" svg:x="11.168cm" svg:y="4.835cm" svg:viewBox="0 0 44 23" draw:points="0,0 0,8 29,8 29,23 37,23 37,8 44,8 44,0">
          <text:p/>
        </draw:polygon>
        <draw:polygon draw:style-name="gr32" draw:text-style-name="P2" draw:layer="layout" svg:width="0.029cm" svg:height="0.016cm" svg:x="9.784cm" svg:y="4.842cm" svg:viewBox="0 0 30 17" draw:points="0,0 0,8 14,8 14,17 30,17 30,8 21,8 21,0">
          <text:p/>
        </draw:polygon>
        <draw:polygon draw:style-name="gr32" draw:text-style-name="P2" draw:layer="layout" svg:width="0.014cm" svg:height="0.008cm" svg:x="10.779cm" svg:y="4.885cm" svg:viewBox="0 0 15 9" draw:points="0,0 15,0 15,9 0,9">
          <text:p/>
        </draw:polygon>
        <draw:polygon draw:style-name="gr32" draw:text-style-name="P2" draw:layer="layout" svg:width="0.007cm" svg:height="0.007cm" svg:x="9.856cm" svg:y="4.907cm" svg:viewBox="0 0 8 8" draw:points="0,0 8,0 8,8 0,8">
          <text:p/>
        </draw:polygon>
        <draw:polygon draw:style-name="gr32" draw:text-style-name="P2" draw:layer="layout" svg:width="0.007cm" svg:height="0.009cm" svg:x="10.202cm" svg:y="4.986cm" svg:viewBox="0 0 8 10" draw:points="0,0 8,0 8,10 0,10">
          <text:p/>
        </draw:polygon>
        <draw:polygon draw:style-name="gr32" draw:text-style-name="P2" draw:layer="layout" svg:width="0.015cm" svg:height="0.007cm" svg:x="10.389cm" svg:y="5.037cm" svg:viewBox="0 0 16 8" draw:points="0,0 16,0 16,8 0,8">
          <text:p/>
        </draw:polygon>
        <draw:polygon draw:style-name="gr32" draw:text-style-name="P2" draw:layer="layout" svg:width="0.036cm" svg:height="0.021cm" svg:x="10.584cm" svg:y="5.037cm" svg:viewBox="0 0 37 22" draw:points="0,0 0,7 7,7 7,15 14,15 14,22 37,22 37,7 14,7 14,0">
          <text:p/>
        </draw:polygon>
        <draw:polygon draw:style-name="gr32" draw:text-style-name="P2" draw:layer="layout" svg:width="0.021cm" svg:height="0.022cm" svg:x="12.25cm" svg:y="5.361cm" svg:viewBox="0 0 22 23" draw:points="0,0 0,16 7,16 7,23 15,23 15,16 22,16 22,9 7,9 7,0">
          <text:p/>
        </draw:polygon>
        <draw:polygon draw:style-name="gr32" draw:text-style-name="P2" draw:layer="layout" svg:width="0.007cm" svg:height="0.007cm" svg:x="12.228cm" svg:y="5.441cm" svg:viewBox="0 0 8 8" draw:points="0,0 8,0 8,8 0,8">
          <text:p/>
        </draw:polygon>
        <draw:polygon draw:style-name="gr32" draw:text-style-name="P2" draw:layer="layout" svg:width="0.008cm" svg:height="0.014cm" svg:x="12.206cm" svg:y="5.513cm" svg:viewBox="0 0 9 15" draw:points="0,0 9,0 9,15 0,15">
          <text:p/>
        </draw:polygon>
        <draw:polygon draw:style-name="gr32" draw:text-style-name="P2" draw:layer="layout" svg:width="0.015cm" svg:height="0.007cm" svg:x="11.442cm" svg:y="5.83cm" svg:viewBox="0 0 16 8" draw:points="0,0 16,0 16,8 0,8">
          <text:p/>
        </draw:polygon>
        <draw:polygon draw:style-name="gr32" draw:text-style-name="P2" draw:layer="layout" svg:width="0.007cm" svg:height="0.007cm" svg:x="11.594cm" svg:y="5.902cm" svg:viewBox="0 0 8 8" draw:points="0,0 8,0 8,8 0,8">
          <text:p/>
        </draw:polygon>
        <draw:polygon draw:style-name="gr32" draw:text-style-name="P2" draw:layer="layout" svg:width="0.007cm" svg:height="0.007cm" svg:x="12.336cm" svg:y="5.902cm" svg:viewBox="0 0 8 8" draw:points="0,0 8,0 8,8 0,8">
          <text:p/>
        </draw:polygon>
        <draw:path draw:style-name="gr32" draw:text-style-name="P2" draw:layer="layout" svg:width="0.173cm" svg:height="0.093cm" svg:x="12.156cm" svg:y="5.888cm" svg:viewBox="0 0 174 94" svg:d="M137 0v7h-58v14h-29v7h-14v22h-7v7h-8v8h-7v7h-14v7h7v8h7v-8h29v8h7v7h15v-7h7v-8h7v-7h15v-7h21v-8h7v8h15v-8h21v-7h-14v-7h7v-15h15v-14h8v-7h-8v-7zM50 50h8v15h-8zM72 65h7v7h-7z">
          <text:p/>
        </draw:path>
        <draw:polygon draw:style-name="gr32" draw:text-style-name="P2" draw:layer="layout" svg:width="0.014cm" svg:height="0.007cm" svg:x="11.94cm" svg:y="6.025cm" svg:viewBox="0 0 15 8" draw:points="0,0 15,0 15,8 0,8">
          <text:p/>
        </draw:polygon>
        <draw:polygon draw:style-name="gr32" draw:text-style-name="P2" draw:layer="layout" svg:width="0.008cm" svg:height="0.007cm" svg:x="11.896cm" svg:y="6.169cm" svg:viewBox="0 0 9 8" draw:points="0,0 9,0 9,8 0,8">
          <text:p/>
        </draw:polygon>
        <draw:polygon draw:style-name="gr32" draw:text-style-name="P2" draw:layer="layout" svg:width="0.007cm" svg:height="0.007cm" svg:x="12.185cm" svg:y="6.176cm" svg:viewBox="0 0 8 8" draw:points="0,0 8,0 8,8 0,8">
          <text:p/>
        </draw:polygon>
        <draw:polygon draw:style-name="gr32" draw:text-style-name="P2" draw:layer="layout" svg:width="0.036cm" svg:height="0.022cm" svg:x="11.904cm" svg:y="6.169cm" svg:viewBox="0 0 37 23" draw:points="22,0 22,7 0,7 0,14 22,14 22,23 37,23 37,14 29,14 29,0">
          <text:p/>
        </draw:polygon>
        <draw:polygon draw:style-name="gr32" draw:text-style-name="P2" draw:layer="layout" svg:width="0.007cm" svg:height="0.007cm" svg:x="11.94cm" svg:y="6.191cm" svg:viewBox="0 0 8 8" draw:points="0,0 8,0 8,8 0,8">
          <text:p/>
        </draw:polygon>
        <draw:polygon draw:style-name="gr32" draw:text-style-name="P2" draw:layer="layout" svg:width="0.008cm" svg:height="0.007cm" svg:x="11.968cm" svg:y="6.205cm" svg:viewBox="0 0 9 8" draw:points="0,0 9,0 9,8 0,8">
          <text:p/>
        </draw:polygon>
        <draw:polygon draw:style-name="gr32" draw:text-style-name="P2" draw:layer="layout" svg:width="0.007cm" svg:height="0.007cm" svg:x="11.983cm" svg:y="6.205cm" svg:viewBox="0 0 8 8" draw:points="0,0 8,0 8,8 0,8">
          <text:p/>
        </draw:polygon>
        <draw:polygon draw:style-name="gr32" draw:text-style-name="P2" draw:layer="layout" svg:width="0.008cm" svg:height="0.007cm" svg:x="11.932cm" svg:y="6.241cm" svg:viewBox="0 0 9 8" draw:points="0,0 9,0 9,8 0,8">
          <text:p/>
        </draw:polygon>
        <draw:polygon draw:style-name="gr32" draw:text-style-name="P2" draw:layer="layout" svg:width="0.079cm" svg:height="0.044cm" svg:x="11.846cm" svg:y="6.219cm" svg:viewBox="0 0 80 45" draw:points="21,0 21,15 0,15 0,22 14,22 14,30 44,30 44,37 66,37 66,45 73,45 73,30 80,30 80,15 59,15 59,8 37,8 37,0">
          <text:p/>
        </draw:polygon>
        <draw:path draw:style-name="gr32" draw:text-style-name="P2" draw:layer="layout" svg:width="3.288cm" svg:height="3.548cm" svg:x="9.351cm" svg:y="3.104cm" svg:viewBox="0 0 3289 3549" svg:d="M0 0v3549h3289v-3549zM1031 29h15v15h-15zM1010 44h14v7h-14zM2134 44h29v7h15v14h7v-14h21v7h8v-7h7v7h14v7h22v7h7v15h-7v7h-7v22h-44v7h37v7h-8v7h8v8h7v-15h21v-7h8v7h21v7h7v-7h8v22h7v21h7v15h7v21h8v22h7v22h7v14h7v22h7v14h-7v7h14v22h8v22h7v14h7v22h7v21h8v22h7v22h7v14h7v22h7v21h8v22h8v22h7v21h7v15h7v21h8v22h7v21h7v22h7v22h7v21h8v22h7v22h7v14h7v22h8v21h7v22h7v22h7v21h-14v-14h-7v21h-15v15h-14v7h-8v7h15v8h7v7h7v14h8v7h7v8h7v14h7v7h7v7h8v8h7v-15h7v-14h7v21h7v22h8v22h7v21h7v22h7v22h7v21h8v22h7v21h7v22h7v22h8v21h7v22h7v29h7v22h7v21h8v22h7v21h7v22h7v22h7v21h8v29h7v22h7v21h7v22h8v22h7v21h7v29h7v22h7v21h7v22h8v29h7v21h7v22h7v22h8v29h7v21h7v23h7v21h7v29h8v22h7v22h7v28h7v22h7v22h8v29h7v21h7v29h7v22h7v21h8v29h7v22h7v29h7v14h-14v7h-29v7h-14v15h-8v7h8v29h-15v36h-21v7h7v7h-15v15h-7v7h7v7h8v43h7v15h-15v14h-21v-7h-7v7h-8v7h-7v15h7v7h8v7h-8v22h-7v7h15v22h-8v21h8v29h7v8h-22v7h-14v29h-8v21h8v15h-8v7h-7v7h-7v14h7v-7h15v22h7v7h14v15h8v7h-8v7h15v7h7v15h7v7h7v-7h8v7h36v7h7v-7h29v7h7v-7h7v-7h7v7h15v-7h21v-8h29v-7h7v7h22v-14h22v-22h7v-7h7v-7h7v22h8v21h7v29h7v29h7v29h7v21h8v29h7v29h7v29h7v21h7v29h8v29h7v29h7v29h7v29h8v29h-29v-8h-15v8h-21v7h-8v-15h-7v15h-7v21h7v15h-7v14h7v7h-29v8h-7v7h-7v7h-22v7h-7v-7h-22v-7h-7v-15h-14v-14h-15v14h-14v-7h-7v-7h-29v7h7v15h-14v-8h-8v-21h22v-7h-29v7h-7v7h-14v7h-15v-7h-7v7h-7v-7h-7v-7h14v-7h14v-8h-7v-7h-21v-7h-8v-7h-7v-7h7v-22h-7v-7h-7v-7h-22v-8h-14v8h-22v-8h-14v-7h14v-7h7v-7h8v7h14v-7h22v-8h-15v-7h-21v-14h7v-7h7v-8h7v-14h-7v7h-14v-21h-8v-8h-7v-14h7v-15h-7v8h-36v14h-14v-7h7v-22h-7v-14h7v-7h7v-8h-14v-7h-7v-7h7v-22h14v-7h22v-7h-7v-7h-36v7h-15v-22h-7v8h-29v-8h-14v8h-36v7h-8v7h-7v-7h-21v14h-8v7h-7v7h-21v22h7v7h14v8h7v-8h8v8h14v7h7v7h-14v-7h-29v7h14v14h-7v8h-7v-8h-7v-7h-7v-7h-44v-7h-7v-7h-7v-15h-7v7h-8v8h-7v21h7v7h-7v15h7v7h8v7h7v8h7v7h7v14h8v7h7v8h14v7h-7v7h-7v-7h-15v14h8v22h14v-15h14v8h8v7h21v7h15v7h21v8h7v7h8v14h-8v-7h-7v7h-7v7h14v8h-7v14h7v7h-7v7h-14v-7h-15v15h-21v-8h-15v8h8v21h7v7h21v8h8v7h-15v-7h-14v7h7v7h-14v-7h-15v-7h-14v21h14v8h7v21h8v14h14v8h-7v14h7v15h-7v-8h-7v-14h-8v-7h-14v-8h-7v15h-15v7h-7v-7h-7v-7h-7v-15h-8v7h-7v22h-14v-14h-7v-8h-15v-14h7v-36h-14v-7h-15v-7h-8v-8h-14v-7h7v-7h7v-7h8v-7h8v-8h7v-7h7v-7h-44v-7h-7v-7h-7v-8h-8v-21h15v-22h-7v7h-37v-7h-7v-7h-14v-7h-7v-22h-7v-7h-8v-15h-7v-14h-7v7h-7v-14h-8v-7h-7v-8h-14v-14h-7v-22h-8v-29h8v-14h-8v-7h8v-8h-8v-14h8v-21h7v-15h-7v-7h-15v7h-7v-14h-14v-8h-8v-7h-14v-7h-7v-22h-8v8h-21v-8h-15v-7h-7v-14h-14v-7h-22v-8h-29v15h-29v-7h22v-15h-14v-7h14v-7h-14v-7h-8v-15h-14v7h-7v-14h-15v7h-21v-7h-8v-15h-21v-14h-22v-7h-7v-15h-7v-7h14v-7h-21v-22h-15v-43h7v-7h-21v7h-15v-7h8v-22h-22v29h-7v15h-7v7h-8v-7h-7v-8h-7v-21h-7v-29h7v-22h-14v15h-8v-8h-14v8h-29v7h-22v7h-7v7h-7v15h7v21h7v8h8v14h-8v7h-7v7h-7v15h7v7h7v14h8v15h7v7h14v7h7v15h15v7h14v7h22v15h14v28h8v22h7v7h-7v7h14v22h14v7h8v7h7v15h7v7h14v7h22v8h7v7h15v-7h14v7h14v-7h29v7h8v7h-15v14h-14v7h7v8h22v7h14v7h29v7h14v8h15v14h7v-7h14v14h7v7h22v8h15v7h7v7h14v7h7v8h8v28h-8v15h-14v-7h-7v-15h-7v-14h-29v-7h-22v-8h-36v29h-14v15h7v7h-7v7h-8v14h8v8h14v7h22v7h7v7h7v44h-21v7h-22v14h-7v7h7v15h7v14h-14v7h-8v15h-7v14h-7v8h-29v-22h-22v7h8v15h-15v28h-7v36h7v29h-14v29h-7v-7h-7v7h-8v-7h-21v-15h-8v-14h-14v-7h-43v-7h-7v-8h-22v-7h-7v-7h-22v-15h-36v-14h7v-29h22v8h22v-8h28v8h22v7h7v-7h29v-8h36v-7h36v-14h14v-8h15v8h7v-8h7v-7h8v-14h-8v-15h8v-7h14v-14h-7v-15h7v-7h-7v-21h-15v-22h-7v-15h-7v-21h-22v7h-7v-7h-14v-7h-7v-29h-15v-7h-7v-15h-22v7h-7v-14h-7v-7h-22v-8h-7v-21h-14v-7h-29v-8h-7v8h-22v-15h-29v-22h-14v-7h-15v-14h-14v-14h-7v-8h-15v-14h-22v-15h-14v-7h-7v-7h-7v-14h-8v-8h-7v-7h-21v-7h7v-29h-7v-14h-8v-7h-7v-29h-7v-22h-22v-7h-14v-7h-15v-8h-21v-14h-29v7h-14v15h-15v14h-7v22h-22v7h-7v-7h-14v7h-15v7h-7v7h-14v15h-8v7h-14v22h-7v-8h-15v15h-21v-15h-7v8h-8v-8h-21v-7h-15v-14h-7v-7h-7v-15h-7v22h-22v-15h-7v-7h-15v7h-7v-7h-29v7h-21v8h-7v7h-8v-7h-7v7h-7v21h-7v-7h-8v15h8v7h-8v14h-7v7h7v8h8v21h7v7h-7v29h7v8h-15v7h-14v14h-7v-7h-22v7h-7v14h-14v-7h-8v22h-28v7h-15v-14h-7v14h-7v-7h-8v14h-7v-7h-14v15h-7v7h-8v14h-21v22h-7v7h-8v7h-14v15h-15v7h-7v22h-7v7h-14v7h7v7h-15v22h15v7h-7v15h7v7h7v14h7v15h-14v7h-15v7h-14v7h-7v7h-7v15h-8v21h-7v15h-21v14h-8v-14h-7v14h-7v-7h-7v7h-15v15h-21v7h-8v21h-7v8h-14v7h-22v-7h-7v-8h-7v15h-7v-7h-44v-8h-43v-7h-43v7h-7v-7h-8v15h-50v-8h-7v22h-8v7h-14v8h-22v-15h-7v-14h-7v14h-7v-14h-7v-8h7v-21h-7v-7h-8v-36h-7v-8h-14v-14h-22v-7h-29v-7h-14v7h-7v7h-22v-14h-7v-8h-7v-7h-29v-7h-7v14h-8v-7h-7v-7h7v-14h15v-15h-7v-21h7v-15h7v-7h-7v-7h14v-8h-7v-21h7v-7h7v-15h-14v7h-22v-21h-7v-44h15v-21h7v-7h14v-8h7v-21h15v-22h7v-7h7v-29h7v-7h8v-22h14v-65h7v-14h-7v-22h7v-29h15v-7h-8v-7h-7v-14h7v7h8v-7h7v-8h-22v-7h7v-14h8v-7h-15v-15h-7v-7h7v-7h15v-7h7v-8h7v8h7v-8h8v8h21v-8h7v-14h22v-7h22v7h21v14h7v8h8v7h36v7h29v7h14v-7h14v7h8v7h21v8h15v7h21v14h22v7h14v-7h36v-7h8v7h7v7h7v8h7v7h15v-7h21v7h7v7h22v7h7v-7h15v7h21v-7h8v-7h7v-36h14v-7h7v-8h-7v-7h7v-7h-7v-22h15v-7h7v-7h7v-7h-7v-22h-7v-7h7v-7h7v-8h7v-7h-14v-7h7v-7h14v-29h-7v7h-7v-22h7v-7h7v-21h-7v-15h-7v-7h-22v-7h-7v-15h7v-7h-14v-21h-7v-8h14v-21h-7v-8h-7v-7h-15v-14h8v-14h-36v-8h-15v-7h-7v-22h-7v8h-8v-8h-7v-7h-7v7h-7v-7h-22v-7h-7v-7h7v-7h7v-8h8v-14h-8v-7h-14v-7h-7v-15h7v-7h36v-7h14v7h15v-7h36v7h7v7h7v22h15v-7h21v7h15v-7h7v7h29v-7h-15v-8h8v-28h7v-8h-7v-21h-8v-15h8v-7h-8v-7h15v7h7v7h7v15h15v7h14v7h15v7h7v8h29v-8h7v-7h7v-7h-7v-15h7v8h7v-15h15v7h7v-14h22v-7h7v7h21v-22h15v8h7v-15h-7v-43h7v-7h7v-15h22v-7h29v-7h14v7h7v-14h8v-8h36v8h7v-15h-15v-7h15v-22h14v8h7v-15h8v-14h7v-7h7v-15h7v-7h15v-7h-7v-15h7v-37h7v-7h7v23h15v7h7v7h-22v14h7v8h8v7h7v-7h7v-8h14v-28h-14v-37h22v-8h14v-14h7v14h7v-7h44v-7h7v-7h7v-7h7v-8h36v8h8v21h14v-7h7v-29h36v-7h-14v-15h7v-7h-7v-7h-7v-14h-8v-8h22v-21h-7v-7h-7v-44h-8v-14h8v-7h-15v-8h-21v-14h7v-14h14v-22h-14v-7h-7v-15h7v-36h7v7h29v-7h-22v-7h-7v-21h14v-8h22v-7h29v-14h14v-29h22v-7h7v7h7v7h8v7h-8v7h8v8h-8v21h-7v36h7v15h29v14h-7v7h-7v15h-15v-22h-7v51h-21v14h-8v14h22v-14h14v22h15v50h-15v-14h-7v-7h-14v-8h-7v-21h-8v7h-7v22h-7v7h22v14h-8v15h15v14h-7v7h7v7h21v8h44v21h-8v-7h-7v14h-7v15h14v-15h8v15h28v-15h-7v-7h29v-7h7v-7h8v-7h7v-8h14v8h7v-8h8v8h7v-22h7v14h7v-7h7v-7h8v22h-15v14h22v14h7v8h43v-15h22v-7h22v-7h7v-7h7v7h7v-7h22v-22h14v-14h8v-8h21v-7h7v7h15v-14h7v-7h14v-7h29v21h7v7h-7v8h22v7h29v7h7v-7h14v-7h-7v-8h22v-36h-8v-14h44v-7h21v-51h-7v-7h-7v-14h-7v-37h-7v-14h-8v-7h8v-22h-8v-29h8v-7h7v-29h-7v-7h7v-7h7v-14h7v-8h7v-7h8v-7h7v-7h14v21h15v8h7v7h14v7h8v7h-8v7h29v8h7v-15h15v-7h7v-14h7v-8h-7v-14h-7v-22h-7v-29h7v-7h-7v-7h7v-14h-7v-8h-15v8h7v7h-7v7h-7v-7h-22v-22h-7v7h-14v8h-7v14h-8v7h-7v7h-14v8h-8v-8h-21v-14h14v-7h7v-7h8v-15h29v-14h7v14h7v-7h7v-14h-7v-15h-7v7h-7v-14h7v-7h7v-15h7v-7h15v-7h7v-7h14v-8h7v-7h8v7h7v-14h22v-14h28v7h15v-7h14v7h22v-7h21v7h16v-36h-8v-7h15v7h7v-22h22v-14h14v-8h29v-7h-7v-14h-15v7h-28v-7h-8v-7h-7v7h-22v-7h8v-22h-16v14h-21v8h-22v7h-14v7h-8v7h-21v15h-7v7h-15v7h-29v15h-21v14h-22v7h-7v7h-14v8h7v7h-22v-7h-22v-15h-7v7h-14v8h-7v-15h-8v-7h-7v-7h7v-7h-14v7h-7v-15h-29v-14h7v-7h-7v-15h-7v-7h7v-43h7v-7h-7v-15h-7v-21h-7v-8h-8v-29h-7v-14h-7v-21h-7v-22h14v-7h7v-8h-7v-7h7v-7h8v-14h21v-8h-7v-21h21v-15h-7v7h-7v-14h7v-7h7v7h8v-14h7v-8h7v-7h-7v-7h7v-7h7v-22h8v-14h7v-8h7v-21h22v-14h-8v-8h8v-7h-8v-29h-7v-7h-7v-7h-29v-7h-7v-8h-7v8h-8v7h-7v-7h-7v7h-21v-7h-15v14h-14v7h7v7h7v8h-14v21h-15v22h-7v29h-7v7h7v7h7v7h7v15h-7v29h-14v14h7v7h-7v22h-15v7h-21v22h-15v7h-7v29h-7v-15h-7v15h-15v36h-7v7h-7v29h-7v-15h-8v51h-7v22h7v7h8v7h-15v50h7v8h-7v7h7v29h22v7h29v22h7v-15h7v7h7v22h8v7h7v7h7v29h-14v15h7v29h-7v7h-15v21h-14v8h-7v7h-15v7h-7v14h-14v15h-8v14h15v8h-7v28h-15v22h7v14h8v29h-8v15h8v7h-8v7h-7v15h7v7h-7v21h-7v7h7v8h-7v21h-7v8h-7v-8h-36v8h-15v7h-21v7h-8v14h-7v8h7v28h-7v8h-7v-8h-15v15h-28v-15h-8v-7h-7v-7h7v-22h-7v-14h-14v-14h-7v-8h14v-7h-7v-7h7v-7h7v-15h-7v-7h-14v-14h-8v-29h-14v-15h-7v-7h-8v-14h8v-7h-8v-22h-14v-7h7v-7h-14v-15h-7v-14h-8v-58h-7v-7h7v-15h-21v-14h-7v-7h-8v21h-14v15h-7v7h-22v7h-14v15h-8v7h-7v7h-7v15h-14v14h-15v7h-21v15h-36v7h-8v-15h-21v-14h-15v-14h-14v-8h-15v-7h8v-7h-8v-7h-7v-29h22v-15h7v-14h14v-7h-14v-15h-7v15h-22v14h-7v-43h36v-7h-7v-15h-15v15h-14v-15h7v-14h7v-7h8v-8h-15v-7h-7v7h-7v-14h14v-14h-7v-15h-7v-14h7v-7h-7v-8h7v-21h7v-15h-7v-14h14v-15h-14v-14h14v-7h-7v-22h15v7h7v-21h14v-15h7v8h22v-8h7v-14h-7v7h-7v-14h50v-8h-14v-21h14v-7h22v14h7v-14h7v-7h-7v-8h15v-14h7v-22h-7v-7h7v-7h14v7h7v14h8v8h7v-8h7v-7h7v-29h8v-21h21v-22h7v-14h15v-15h29v-14h-29v-7h7v-8h22v-14h7v7h21v-22h-14v-14h22v-14h-8v-15h8v-21h-15v-8h7v-7h22v-43h7v-7h8v-8h14v-14h-7v-14h7v7h7v-22h7v-7h8v-14h-8v-8h15v-7h14v-21h-14v-15h7v-7h14v-7h-7v-7h29v7h7v-15h8v-7h-15v-14h-7v7h-22v-7h-7v-22h-7v15h-15v-29h8v-8h7v-7h7v15h7v-22h7v-29h8v58h7v-15h14v-7h8v15h-8v14h22v-14h-7v-8h21v-14h-7v-14h-7v7h-7v-15h-7v-7h7v-7h14v-7h-14v-7h29v7h14v7h7v-14h-7v-8h-7v-29h14v-21h15v-7h7v-8h-7v-7h14v7h7v15h-7v29h7v-15h7v15h8v-8h7v-7h22v-21h7v-15h-7v7h-8v-14h15v-7h7v-7h7v14h7v-14h7v-22h-7v7h-14v-14h7v-7h22v21h7v-7h14v-14h-7v-8h15v8h14v-8h7v-7h-14v-7h7v-15h14v8h8v-29h14v7h7v29h8v-22h7v7h14v8h-7v21h7v8h14v-8h-7v-7h7v-29h8v-7h-15zM2012 94h14v7h-14zM2300 116h7v7h-7zM1932 166h22v15h7v7h-7v7h-7v-14h-7v7h-8zM1932 195h8v7h-8zM1752 354h29v21h-22v8h-28v-15h21zM1716 383h7v7h-7zM1702 397h14v7h-14zM2185 613h7v15h-7zM2069 700h8v7h-8zM2077 801h7v14h-7zM1507 830h7v7h-7zM851 844h7v15h7v7h-7v7h-22v-14h8v-8h7zM865 851h15v8h-15zM851 894h7v8h-7zM1377 938h15v7h-15zM1096 1039h7v7h-7zM1082 1046h7v7h7v15h-14v7h-8v43h-14v-14h7v-8h-14v-7h-7v-14h7v7h7v-7h7v-7h-7v-8h7v-7h7v7h8zM2062 1082h7v7h15v22h-7v7h-8v-7h-21v-7h-7v-8h7v-7h14zM2156 1082h7v14h-14v-7h7zM2091 1104h7v14h-7zM952 1176h21v14h-14v22h-14v-7h7zM2206 1190h15v7h14v8h-7v14h-22v-14h8v-8h-8zM793 1205h7v14h-7v7h-7v22h-7v7h-15v7h-7v7h-14v-14h7v-7h-7v-15h7v-7h7v-7h7v-7h15v7h7v-7h7zM858 1205h14v14h22v7h43v-7h8v7h14v7h-7v22h-7v7h-15v7h-14v8h-15v7h-7v7h7v7h-14v15h-7v7h21v-7h15v-7h21v7h29v14h7v-7h15v7h14v7h-7v22h-14v7h7v15h-7v7h-8v14h-14v7h-7v8h-7v14h-8v7h-7v-7h-7v15h14v14h-28v7h-8v14h22v-7h22v7h-8v8h22v7h7v22h7v14h8v29h-8v14h8v36h7v8h14v14h15v7h7v22h7v14h7v7h-7v8h7v14h-7v7h15v7h-8v8h-7v7h7v7h15v7h-7v15h7v7h-7v14h-8v-7h-7v22h15v7h7v-14h7v-8h22v8h7v7h21v7h8v15h7v44h-7v-8h-8v29h-14v8h-7v14h-7v-7h-15v29h-7v-8h-7v15h14v7h15v7h7v15h-22v21h-7v-7h-14v7h-22v7h-22v-7h-14v-7h-29v7h-7v-7h-7v-7h-22v21h-14v-14h-22v7h-22v-7h-36v-7h-36v7h-7v29h-22v-15h-14v-7h-36v-7h-7v22h-8v-15h-7v7h-7v22h-7v-22h-7v-7h14v-7h14v-14h15v-8h7v-14h7v7h7v-21h8v-8h14v-7h7v-7h22v7h22v7h7v8h14v-8h7v-14h8v-14h-15v7h-7v7h-14v-7h-8v-15h-14v-7h-29v-14h7v-8h-21v8h-15v-8h-14v-14h7v-7h-7v-7h14v-8h22v-8h7v8h15v-8h14v-7h7v-22h-7v-7h7v-29h-7v8h-14v7h-15v-15h7v-7h15v-7h7v-15h-7v-21h14v21h22v8h21v-8h8v8h14v-15h7v-14h7v-29h8v-14h7v-8h-29v-36h-7v-14h7v-7h7v-15h-21v7h-15v-14h-7v7h-7v15h-7v-15h-8v-14h-7v14h-7v-21h-7v-15h7v7h7v-21h15v-15h7v-7h7v-14h-7v7h-7v-15h7v-14h-29v7h-7v-14h-7v-7h7v-36h-7v-8h-8v-7h-7v-14h-7v-7h14v-8h22v-7h7v-14h7v-15h-14v8h-7v-15h7v-7h-22v-7h-7v-7h-7v-8h7v-7h15v-7h14v29h7v-7h7v-8h8v-7h7v-7h-7v-15h7v8h14v-15h7v-7h8v-29h7v-14h7zM721 1269h7v8h15v7h-15v14h-14v-7h7zM2199 1291h15v7h-15zM2033 1320h22v22h-14v7h7v21h7v8h-7v14h-15v29h-14v-7h7v-15h-7v-21h-7v-15h7v-21h7v-8h7zM764 1342h8v7h-8zM735 1370h8v15h-8zM1615 1370h15v8h-15zM721 1378h7v7h-7zM1954 1392h15v7h-8v22h-7zM750 1406h7v8h-7zM1947 1428h14v7h-14zM757 1435h7v22h-21v14h-8v-14h-7v-7h22v-7h7zM1940 1435h7v29h-7v22h-8v-36h8zM772 1471h7v7h-7zM764 1478h8v22h-8v7h-7v-21h7zM786 1478h7v22h-14v-14h7zM613 1486h7v7h22v-7h14v7h7v-7h22v14h7v7h15v-7h7v7h14v8h7v7h8v7h-8v7h8v36h7v7h7v15h-7v7h-7v7h-15v8h-7v7h-14v-7h-8v7h-7v36h7v29h-7v-8h-7v15h7v36h-7v7h-7v7h-15v8h8v14h-15v14h-21v-7h-8v7h-36v8h-21v7h-29v7h-15v7h-14v8h-7v-8h-29v-7h-22v-14h-14v-8h14v-14h-21v-7h-8v-22h-7v-7h15v-7h7v7h22v-15h14v-7h-7v-7h7v-7h7v-7h22v-22h14v-7h7v7h8v-7h7v-7h-29v-8h-22v-14h-7v-22h7v-7h8v-7h7v7h7v-14h7v-8h-14v-7h7v-14h-7v-7h7v-8h29v8h7v7h7v7h29v-14h22v-15h-15v-7h-14v-7h29v-7h7zM1694 1529h44v36h-22v7h7v29h-7v29h-7v29h-43v-7h-15v-15h15v-7h14v14h7v-14h15v-7h-8v-7h-28v-22h-8v-36h15v-7h7v-15h14zM498 1579h7v8h-7zM1853 1594h7v14h-7zM793 1608h22v8h-7v14h-15v7h-14v-7h7v-14h7zM1860 1608h22v15h-14v-7h-8zM1723 1623h8v7h-8zM1716 1630h7v14h-7zM1637 1637h7v7h-7zM1514 1652h7v7h-7zM1658 1673h8v7h-8zM433 1789h7v7h-7zM649 1984h7v7h7v8h-14zM901 2071h8v14h-8zM844 2114h7v7h-7zM815 2309h7v7h-7zM1911 2561h7v7h-7zM1889 2576h7v7h-7zM1889 2590h7v7h-7zM2055 2713h7v7h-7zM2048 2720h7v14h-7zM2113 2756h7v7h-7zM1550 2777h15v22h-8v7h8v58h-15v7h7v22h-14v14h-29v-7h-7v-7h7v-15h-7v-72h22v-7h14v-14h7zM1608 2777h22v8h-22zM2647 2871h7v7h8v7h-15zM2712 2878h7v15h-7zM2741 2900h7v7h7v7h-21v-7h7zM2712 2929h7v7h-7zM1529 2936h36v22h7v21h7v15h7v7h-14v43h7v29h-7v43h-7v8h-15v-8h-29v36h-7v-7h-21v-7h-8v-14h-7v-36h7v-22h15v-7h-7v-8h-15v-7h15v-21h-8v-22h-7v-7h-7v-7h-7v-22h36v-7h21v-15h8zM2691 2936h7v7h7v7h-14zM2582 2950h8v15h-22v-7h14zM2705 2950h14v8h-14zM2784 2979h22v8h7v14h-7v7h-29v-7h-14v-14h14v7h7v7h15v-14h-15zM1154 3023h29v14h7v7h-29v-7h-7zM2307 3023h15v7h7v21h-7v-7h-7v-7h-8zM1082 3030h7v14h14v7h15v15h-15v22h-7v7h-7v-7h-7v-8h-15v-7h-7v-7h-7v-7h-7v-15h21v-7h15zM2575 3030h7v14h-7zM2604 3037h14v7h-14zM2561 3044h7v7h-7zM2669 3044h7v7h-7zM2813 3044h14v15h-7v-8h-7zM2676 3051h7v8h-7zM2784 3059h15v14h-7v22h-8v-7h-7v-8h7zM2394 3088h14v7h-7v14h-7v22h-7v-7h-8v-22h15zM952 3102h21v7h-7v7h-7v-7h-7zM2849 3109h22v7h7v8h-14v7h-15zM2669 3116h14v15h-21v-7h7zM2705 3131h7v7h-7zM2712 3138h7v14h-7zM2799 3138h21v7h-14v7h-7zM2372 3145h22v7h7v15h-29zM2647 3152h7v22h-14v-14h7zM2741 3152h7v8h-7zM2755 3167h8v7h-8zM2719 3174h8v14h-8zM2683 3181h8v15h-8zM2871 3181h21v7h-21zM2401 3188h15v22h-8v-7h-7zM2900 3188h7v8h-7zM2748 3196h7v21h-7zM2763 3196h21v7h-7v14h-14zM2892 3196h8v14h-8zM2928 3203h8v7h-8zM2799 3210h14v7h-14zM2972 3217h21v8h-7v21h-7v7h-7v7h-15v-21h7v-7h8zM2763 3232h7v14h-7zM2698 3246h7v7h-7zM2770 3260h14v8h-14zM2972 3260h7v8h-7zM2554 3289h7v15h-7zM2590 3304h14v21h-7v-14h-7zM2914 3318h7v7h-7zM2864 3354h7v22h-22v7h-7v7h-7v-7h-22v7h-29v7h8v8h-37v7h-7v-15h-7v8h-7v-8h-15v-7h-36v7h-29v-21h8v-7h21v-8h15v8h7v7h29v-7h7v-8h29v8h14v-8h8v8h7v-8h21v15h15v-7h7v-8h22zM1940 3419h14v7h-14z">
          <text:p/>
        </draw:path>
        <draw:polygon draw:style-name="gr32" draw:text-style-name="P2" draw:layer="layout" svg:width="0.015cm" svg:height="0.015cm" svg:x="10.382cm" svg:y="3.133cm" svg:viewBox="0 0 16 16" draw:points="0,0 16,0 16,16 0,16">
          <text:p/>
        </draw:polygon>
        <draw:polygon draw:style-name="gr32" draw:text-style-name="P2" draw:layer="layout" svg:width="0.014cm" svg:height="0.007cm" svg:x="10.361cm" svg:y="3.148cm" svg:viewBox="0 0 15 8" draw:points="0,0 15,0 15,8 0,8">
          <text:p/>
        </draw:polygon>
        <draw:polygon draw:style-name="gr32" draw:text-style-name="P2" draw:layer="layout" svg:width="0.014cm" svg:height="0.007cm" svg:x="11.363cm" svg:y="3.198cm" svg:viewBox="0 0 15 8" draw:points="0,0 15,0 15,8 0,8">
          <text:p/>
        </draw:polygon>
        <draw:polygon draw:style-name="gr32" draw:text-style-name="P2" draw:layer="layout" svg:width="0.007cm" svg:height="0.007cm" svg:x="11.651cm" svg:y="3.22cm" svg:viewBox="0 0 8 8" draw:points="0,0 8,0 8,8 0,8">
          <text:p/>
        </draw:polygon>
        <draw:polygon draw:style-name="gr32" draw:text-style-name="P2" draw:layer="layout" svg:width="0.029cm" svg:height="0.029cm" svg:x="11.283cm" svg:y="3.27cm" svg:viewBox="0 0 30 30" draw:points="0,0 0,23 9,23 9,16 16,16 16,30 23,30 23,23 30,23 30,16 23,16 23,0">
          <text:p/>
        </draw:polygon>
        <draw:polygon draw:style-name="gr32" draw:text-style-name="P2" draw:layer="layout" svg:width="0.008cm" svg:height="0.007cm" svg:x="11.283cm" svg:y="3.299cm" svg:viewBox="0 0 9 8" draw:points="0,0 9,0 9,8 0,8">
          <text:p/>
        </draw:polygon>
        <draw:polygon draw:style-name="gr32" draw:text-style-name="P2" draw:layer="layout" svg:width="0.05cm" svg:height="0.029cm" svg:x="11.082cm" svg:y="3.458cm" svg:viewBox="0 0 51 30" draw:points="21,0 21,14 0,14 0,30 28,30 28,22 51,22 51,0">
          <text:p/>
        </draw:polygon>
        <draw:polygon draw:style-name="gr32" draw:text-style-name="P2" draw:layer="layout" svg:width="0.007cm" svg:height="0.007cm" svg:x="11.067cm" svg:y="3.487cm" svg:viewBox="0 0 8 8" draw:points="0,0 8,0 8,8 0,8">
          <text:p/>
        </draw:polygon>
        <draw:polygon draw:style-name="gr32" draw:text-style-name="P2" draw:layer="layout" svg:width="0.014cm" svg:height="0.007cm" svg:x="11.053cm" svg:y="3.501cm" svg:viewBox="0 0 15 8" draw:points="0,0 15,0 15,8 0,8">
          <text:p/>
        </draw:polygon>
        <draw:polygon draw:style-name="gr32" draw:text-style-name="P2" draw:layer="layout" svg:width="0.007cm" svg:height="0.007cm" svg:x="11.485cm" svg:y="3.66cm" svg:viewBox="0 0 8 8" draw:points="0,0 8,0 8,8 0,8">
          <text:p/>
        </draw:polygon>
        <draw:polygon draw:style-name="gr32" draw:text-style-name="P2" draw:layer="layout" svg:width="0.007cm" svg:height="0.015cm" svg:x="11.536cm" svg:y="3.717cm" svg:viewBox="0 0 8 16" draw:points="0,0 8,0 8,16 0,16">
          <text:p/>
        </draw:polygon>
        <draw:polygon draw:style-name="gr32" draw:text-style-name="P2" draw:layer="layout" svg:width="0.008cm" svg:height="0.007cm" svg:x="11.42cm" svg:y="3.804cm" svg:viewBox="0 0 9 8" draw:points="0,0 9,0 9,8 0,8">
          <text:p/>
        </draw:polygon>
        <draw:polygon draw:style-name="gr32" draw:text-style-name="P2" draw:layer="layout" svg:width="0.007cm" svg:height="0.014cm" svg:x="11.428cm" svg:y="3.905cm" svg:viewBox="0 0 8 15" draw:points="0,0 8,0 8,15 0,15">
          <text:p/>
        </draw:polygon>
        <draw:polygon draw:style-name="gr32" draw:text-style-name="P2" draw:layer="layout" svg:width="0.007cm" svg:height="0.007cm" svg:x="10.858cm" svg:y="3.934cm" svg:viewBox="0 0 8 8" draw:points="0,0 8,0 8,8 0,8">
          <text:p/>
        </draw:polygon>
        <draw:polygon draw:style-name="gr32" draw:text-style-name="P2" draw:layer="layout" svg:width="0.015cm" svg:height="0.008cm" svg:x="10.216cm" svg:y="3.955cm" svg:viewBox="0 0 16 9" draw:points="0,0 16,0 16,9 0,9">
          <text:p/>
        </draw:polygon>
        <draw:polygon draw:style-name="gr32" draw:text-style-name="P2" draw:layer="layout" svg:width="0.029cm" svg:height="0.029cm" svg:x="10.187cm" svg:y="3.948cm" svg:viewBox="0 0 30 30" draw:points="16,0 16,8 8,8 8,16 0,16 0,30 23,30 23,23 30,23 30,16 23,16 23,0">
          <text:p/>
        </draw:polygon>
        <draw:polygon draw:style-name="gr32" draw:text-style-name="P2" draw:layer="layout" svg:width="0.007cm" svg:height="0.008cm" svg:x="10.202cm" svg:y="3.998cm" svg:viewBox="0 0 8 9" draw:points="0,0 8,0 8,9 0,9">
          <text:p/>
        </draw:polygon>
        <draw:polygon draw:style-name="gr32" draw:text-style-name="P2" draw:layer="layout" svg:width="0.015cm" svg:height="0.007cm" svg:x="10.728cm" svg:y="4.042cm" svg:viewBox="0 0 16 8" draw:points="0,0 16,0 16,8 0,8">
          <text:p/>
        </draw:polygon>
        <draw:polygon draw:style-name="gr32" draw:text-style-name="P2" draw:layer="layout" svg:width="0.007cm" svg:height="0.007cm" svg:x="10.447cm" svg:y="4.143cm" svg:viewBox="0 0 8 8" draw:points="0,0 8,0 8,8 0,8">
          <text:p/>
        </draw:polygon>
        <draw:polygon draw:style-name="gr32" draw:text-style-name="P2" draw:layer="layout" svg:width="0.014cm" svg:height="0.014cm" svg:x="11.5cm" svg:y="4.186cm" svg:viewBox="0 0 15 15" draw:points="8,0 8,7 0,7 0,15 15,15 15,0">
          <text:p/>
        </draw:polygon>
        <draw:polygon draw:style-name="gr32" draw:text-style-name="P2" draw:layer="layout" svg:width="0.043cm" svg:height="0.036cm" svg:x="11.392cm" svg:y="4.186cm" svg:viewBox="0 0 44 37" draw:points="21,0 21,7 7,7 7,14 0,14 0,23 7,23 7,30 29,30 29,37 37,37 37,30 44,30 44,7 29,7 29,0">
          <text:p/>
        </draw:polygon>
        <draw:polygon draw:style-name="gr32" draw:text-style-name="P2" draw:layer="layout" svg:width="0.05cm" svg:height="0.072cm" svg:x="10.397cm" svg:y="4.15cm" svg:viewBox="0 0 51 73" draw:points="37,0 37,14 29,14 29,7 21,7 21,14 14,14 14,23 21,23 21,30 14,30 14,37 7,37 7,30 0,30 0,44 7,44 7,51 21,51 21,59 14,59 14,73 29,73 29,30 37,30 37,23 51,23 51,7 44,7 44,0">
          <text:p/>
        </draw:polygon>
        <draw:polygon draw:style-name="gr32" draw:text-style-name="P2" draw:layer="layout" svg:width="0.007cm" svg:height="0.014cm" svg:x="11.442cm" svg:y="4.208cm" svg:viewBox="0 0 8 15" draw:points="0,0 8,0 8,15 0,15">
          <text:p/>
        </draw:polygon>
        <draw:polygon draw:style-name="gr32" draw:text-style-name="P2" draw:layer="layout" svg:width="0.028cm" svg:height="0.036cm" svg:x="10.296cm" svg:y="4.28cm" svg:viewBox="0 0 29 37" draw:points="7,0 7,30 0,30 0,37 15,37 15,14 29,14 29,0">
          <text:p/>
        </draw:polygon>
        <draw:polygon draw:style-name="gr32" draw:text-style-name="P2" draw:layer="layout" svg:width="0.029cm" svg:height="0.029cm" svg:x="11.557cm" svg:y="4.294cm" svg:viewBox="0 0 30 30" draw:points="0,0 0,7 8,7 8,15 0,15 0,30 23,30 23,15 30,15 30,7 16,7 16,0">
          <text:p/>
        </draw:polygon>
        <draw:path draw:style-name="gr32" draw:text-style-name="P2" draw:layer="layout" svg:width="0.057cm" svg:height="0.064cm" svg:x="10.094cm" svg:y="4.309cm" svg:viewBox="0 0 58 65" svg:d="M51 0v7h-7v7h-8v-7h-15v7h-7v7h-7v7h-7v15h7v7h-7v15h14v-8h7v-7h15v-7h8v-22h7v-7h7v-14zM7 36h7v7h-7z">
          <text:p/>
        </draw:path>
        <draw:polygon draw:style-name="gr32" draw:text-style-name="P2" draw:layer="layout" svg:width="0.029cm" svg:height="0.03cm" svg:x="10.065cm" svg:y="4.373cm" svg:viewBox="0 0 30 31" draw:points="7,0 7,23 0,23 0,31 14,31 14,16 30,16 30,9 14,9 14,0">
          <text:p/>
        </draw:polygon>
        <draw:polygon draw:style-name="gr32" draw:text-style-name="P2" draw:layer="layout" svg:width="0.015cm" svg:height="0.007cm" svg:x="11.55cm" svg:y="4.395cm" svg:viewBox="0 0 16 8" draw:points="0,0 16,0 16,8 0,8">
          <text:p/>
        </draw:polygon>
        <draw:polygon draw:style-name="gr32" draw:text-style-name="P2" draw:layer="layout" svg:width="0.008cm" svg:height="0.007cm" svg:x="10.115cm" svg:y="4.446cm" svg:viewBox="0 0 9 8" draw:points="0,0 9,0 9,8 0,8">
          <text:p/>
        </draw:polygon>
        <draw:polygon draw:style-name="gr32" draw:text-style-name="P2" draw:layer="layout" svg:width="0.015cm" svg:height="0.008cm" svg:x="10.966cm" svg:y="4.474cm" svg:viewBox="0 0 16 9" draw:points="0,0 16,0 16,9 0,9">
          <text:p/>
        </draw:polygon>
        <draw:polygon draw:style-name="gr32" draw:text-style-name="P2" draw:layer="layout" svg:width="0.008cm" svg:height="0.015cm" svg:x="10.086cm" svg:y="4.474cm" svg:viewBox="0 0 9 16" draw:points="0,0 9,0 9,16 0,16">
          <text:p/>
        </draw:polygon>
        <draw:polygon draw:style-name="gr32" draw:text-style-name="P2" draw:layer="layout" svg:width="0.007cm" svg:height="0.007cm" svg:x="10.072cm" svg:y="4.482cm" svg:viewBox="0 0 8 8" draw:points="0,0 8,0 8,8 0,8">
          <text:p/>
        </draw:polygon>
        <draw:polygon draw:style-name="gr32" draw:text-style-name="P2" draw:layer="layout" svg:width="0.007cm" svg:height="0.009cm" svg:x="10.101cm" svg:y="4.51cm" svg:viewBox="0 0 8 10" draw:points="0,0 8,0 8,10 0,10">
          <text:p/>
        </draw:polygon>
        <draw:polygon draw:style-name="gr32" draw:text-style-name="P2" draw:layer="layout" svg:width="0.015cm" svg:height="0.029cm" svg:x="11.305cm" svg:y="4.496cm" svg:viewBox="0 0 16 30" draw:points="0,0 0,30 8,30 8,7 16,7 16,0">
          <text:p/>
        </draw:polygon>
        <draw:polygon draw:style-name="gr32" draw:text-style-name="P2" draw:layer="layout" svg:width="0.043cm" svg:height="0.101cm" svg:x="11.363cm" svg:y="4.424cm" svg:viewBox="0 0 44 102" draw:points="22,0 22,14 15,14 15,22 7,22 7,43 0,43 0,58 7,58 7,80 15,80 15,95 7,95 7,102 22,102 22,72 37,72 37,58 44,58 44,50 37,50 37,29 30,29 30,22 44,22 44,0">
          <text:p/>
        </draw:polygon>
        <draw:polygon draw:style-name="gr32" draw:text-style-name="P2" draw:layer="layout" svg:width="0.014cm" svg:height="0.007cm" svg:x="11.298cm" svg:y="4.532cm" svg:viewBox="0 0 15 8" draw:points="0,0 15,0 15,8 0,8">
          <text:p/>
        </draw:polygon>
        <draw:polygon draw:style-name="gr32" draw:text-style-name="P2" draw:layer="layout" svg:width="0.036cm" svg:height="0.036cm" svg:x="10.079cm" svg:y="4.539cm" svg:viewBox="0 0 37 37" draw:points="29,0 29,8 22,8 22,16 0,16 0,23 7,23 7,37 15,37 15,23 37,23 37,0">
          <text:p/>
        </draw:polygon>
        <draw:polygon draw:style-name="gr32" draw:text-style-name="P2" draw:layer="layout" svg:width="0.007cm" svg:height="0.007cm" svg:x="10.123cm" svg:y="4.575cm" svg:viewBox="0 0 8 8" draw:points="0,0 8,0 8,8 0,8">
          <text:p/>
        </draw:polygon>
        <draw:polygon draw:style-name="gr32" draw:text-style-name="P2" draw:layer="layout" svg:width="0.015cm" svg:height="0.051cm" svg:x="11.283cm" svg:y="4.539cm" svg:viewBox="0 0 16 52" draw:points="8,0 8,15 0,15 0,52 8,52 8,29 16,29 16,0">
          <text:p/>
        </draw:polygon>
        <draw:polygon draw:style-name="gr32" draw:text-style-name="P2" draw:layer="layout" svg:width="0.014cm" svg:height="0.022cm" svg:x="10.13cm" svg:y="4.582cm" svg:viewBox="0 0 15 23" draw:points="8,0 8,9 0,9 0,23 15,23 15,0">
          <text:p/>
        </draw:polygon>
        <draw:polygon draw:style-name="gr32" draw:text-style-name="P2" draw:layer="layout" svg:width="0.015cm" svg:height="0.029cm" svg:x="10.108cm" svg:y="4.582cm" svg:viewBox="0 0 16 30" draw:points="7,0 7,8 0,8 0,30 7,30 7,23 16,23 16,0">
          <text:p/>
        </draw:polygon>
        <draw:polygon draw:style-name="gr32" draw:text-style-name="P2" draw:layer="layout" svg:width="0.007cm" svg:height="0.008cm" svg:x="9.849cm" svg:y="4.683cm" svg:viewBox="0 0 8 9" draw:points="0,0 8,0 8,9 0,9">
          <text:p/>
        </draw:polygon>
        <draw:polygon draw:style-name="gr32" draw:text-style-name="P2" draw:layer="layout" svg:width="0.007cm" svg:height="0.014cm" svg:x="11.204cm" svg:y="4.698cm" svg:viewBox="0 0 8 15" draw:points="0,0 8,0 8,15 0,15">
          <text:p/>
        </draw:polygon>
        <draw:polygon draw:style-name="gr32" draw:text-style-name="P2" draw:layer="layout" svg:width="0.022cm" svg:height="0.015cm" svg:x="11.211cm" svg:y="4.712cm" svg:viewBox="0 0 23 16" draw:points="0,0 0,9 8,9 8,16 23,16 23,0">
          <text:p/>
        </draw:polygon>
        <draw:polygon draw:style-name="gr32" draw:text-style-name="P2" draw:layer="layout" svg:width="0.008cm" svg:height="0.007cm" svg:x="11.074cm" svg:y="4.727cm" svg:viewBox="0 0 9 8" draw:points="0,0 9,0 9,8 0,8">
          <text:p/>
        </draw:polygon>
        <draw:polygon draw:style-name="gr32" draw:text-style-name="P2" draw:layer="layout" svg:width="0.036cm" svg:height="0.029cm" svg:x="10.13cm" svg:y="4.712cm" svg:viewBox="0 0 37 30" draw:points="14,0 14,8 7,8 7,22 0,22 0,30 14,30 14,22 30,22 30,8 37,8 37,0">
          <text:p/>
        </draw:polygon>
        <draw:polygon draw:style-name="gr32" draw:text-style-name="P2" draw:layer="layout" svg:width="0.007cm" svg:height="0.014cm" svg:x="11.067cm" svg:y="4.734cm" svg:viewBox="0 0 8 15" draw:points="0,0 8,0 8,15 0,15">
          <text:p/>
        </draw:polygon>
        <draw:polygon draw:style-name="gr32" draw:text-style-name="P2" draw:layer="layout" svg:width="0.007cm" svg:height="0.007cm" svg:x="10.988cm" svg:y="4.741cm" svg:viewBox="0 0 8 8" draw:points="0,0 8,0 8,8 0,8">
          <text:p/>
        </draw:polygon>
        <draw:path draw:style-name="gr32" draw:text-style-name="P2" draw:layer="layout" svg:width="0.087cm" svg:height="0.13cm" svg:x="11.002cm" svg:y="4.633cm" svg:viewBox="0 0 88 131" svg:d="M44 0v7h-14v15h-7v7h-15v37h8v22h28v7h8v7h-15v14h-7v-14h-14v7h-16v15h16v7h43v-29h7v-29h7v-30h-7v-7h22v-36zM44 7h15v15h-15zM52 29h14v7h-14z">
          <text:p/>
        </draw:path>
        <draw:polygon draw:style-name="gr32" draw:text-style-name="P2" draw:layer="layout" svg:width="0.007cm" svg:height="0.007cm" svg:x="10.865cm" svg:y="4.756cm" svg:viewBox="0 0 8 8" draw:points="0,0 8,0 8,8 0,8">
          <text:p/>
        </draw:polygon>
        <draw:polygon draw:style-name="gr32" draw:text-style-name="P2" draw:layer="layout" svg:width="0.008cm" svg:height="0.007cm" svg:x="11.009cm" svg:y="4.777cm" svg:viewBox="0 0 9 8" draw:points="0,0 9,0 9,8 0,8">
          <text:p/>
        </draw:polygon>
        <draw:polygon draw:style-name="gr32" draw:text-style-name="P2" draw:layer="layout" svg:width="0.007cm" svg:height="0.007cm" svg:x="9.784cm" svg:y="4.893cm" svg:viewBox="0 0 8 8" draw:points="0,0 8,0 8,8 0,8">
          <text:p/>
        </draw:polygon>
        <draw:path draw:style-name="gr32" draw:text-style-name="P2" draw:layer="layout" svg:width="0.339cm" svg:height="0.324cm" svg:x="9.769cm" svg:y="4.59cm" svg:viewBox="0 0 340 325" svg:d="M196 0v29h-7v8h-30v7h15v7h15v15h-22v14h-30v-7h-7v-7h-7v-8h-29v8h-7v7h7v14h-7v7h14v8h-7v14h-7v-7h-7v7h-8v7h-7v22h7v14h22v8h29v7h-7v7h-8v-7h-7v7h-14v22h-22v7h-7v7h-7v7h7v7h-14v15h-22v-7h-7v7h-15v7h7v22h8v7h21v14h-14v8h14v14h22v7h29v-7h7v7h14v-7h15v-7h29v-7h22v-8h36v-7h8v7h21v-14h15v-14h-8v-8h15v-7h7v-7h7v-36h-7v-15h7v8h7v-29h-7v-36h7v-7h8v7h14v-7h7v-8h15v-7h7v-7h7v-15h-7v-7h-7v-36h-8v-7h8v-7h-8v-8h-7v-8h-14v-7h-7v7h-15v-7h-7v-14h-22v7h-7v-7h-14v7h-22v-7zM254 21h14v8h-14zM318 94h15v8h-15zM65 217h7v7h-7zM15 253h21v7h8v8h-15v-8h-14z">
          <text:p/>
        </draw:path>
        <draw:polygon draw:style-name="gr32" draw:text-style-name="P2" draw:layer="layout" svg:width="0.007cm" svg:height="0.007cm" svg:x="9.856cm" svg:y="4.914cm" svg:viewBox="0 0 8 8" draw:points="0,0 8,0 8,8 0,8">
          <text:p/>
        </draw:polygon>
        <draw:polygon draw:style-name="gr32" draw:text-style-name="P2" draw:layer="layout" svg:width="0.014cm" svg:height="0.015cm" svg:x="10cm" svg:y="5.087cm" svg:viewBox="0 0 15 16" draw:points="0,0 0,16 15,16 15,7 7,7 7,0">
          <text:p/>
        </draw:polygon>
        <draw:path draw:style-name="gr32" draw:text-style-name="P2" draw:layer="layout" svg:width="0.454cm" svg:height="0.807cm" svg:x="10.022cm" svg:y="4.309cm" svg:viewBox="0 0 455 808" svg:d="M188 0v7h-7v14h-7v29h-8v7h-7v15h-14v-8h-7v15h7v7h-7v7h-8v8h-7v7h-7v-29h-14v7h-15v7h-7v8h7v7h7v7h22v7h-7v15h7v-8h14v15h-7v14h-7v7h-22v8h-14v7h7v14h7v7h8v8h7v36h-7v7h7v14h7v-7h29v14h-7v15h7v-7h7v14h-7v7h-7v15h-15v21h-7v-7h-7v15h7v21h7v-14h7v14h8v15h7v-15h7v-7h7v14h15v-7h21v15h-7v7h-7v14h7v36h29v8h-7v14h-8v29h-7v14h-7v15h-14v-8h-8v8h-21v-8h-22v-21h-14v21h7v15h-7v7h-15v8h-7v15h15v-7h14v-8h7v29h-7v7h7v22h-7v7h-14v7h-15v-7h-7v7h-22v8h-14v7h7v7h-7v14h14v8h15v-8h21v8h-7v14h29v7h14v15h8v7h14v-7h7v-7h15v14h-8v14h-7v8h-14v-8h-7v-7h-22v-7h-22v7h-7v7h-14v8h-8v21h-7v-7h-7v14h-7v8h-16v14h-14v7h-14v7h7v22h7v-22h7v-7h7v15h8v-22h8v7h36v7h14v15h22v-29h7v-7h36v7h36v7h22v-7h22v14h14v-21h22v7h7v7h7v-7h29v7h14v7h22v-7h22v-7h14v7h7v-21h22v-15h-7v-7h-15v-7h-14v-15h7v8h7v-29h15v7h7v-14h7v-8h14v-29h8v8h7v-44h-7v-14h-8v-7h-21v-7h-7v-8h-22v8h-7v14h-7v-7h-15v-22h7v7h8v-14h7v-7h-7v-15h7v-8h-15v-7h-7v-7h7v-8h8v-7h-15v-7h7v-14h-7v-8h7v-7h-7v-14h-7v-22h-7v-7h-15v-14h-14v-8h-7v-36h-8v-14h8v-29h-8v-14h-7v-22h-7v-7h-22v-8h8v-7h-22v7h-22v-14h8v-7h28v-14h-14v-15h7v7h7v-7h8v-14h7v-8h7v-7h14v-14h8v-7h7v-15h-7v-7h14v-22h7v-7h-14v-7h-15v7h-7v-14h-29v-7h-21v7h-15v7h-21v-7h7v-15h14v-7h-7v-7h7v-7h15v-8h14v-7h15v-7h7v-22h7v-7h-14v-7h-8v7h-43v-7h-22v-14zM123 115h7v7h-7zM123 180h15v7h-8v14h-14v8h-7v-15h7v-7h7zM145 245h14v7h-14zM195 360h15v14h-8v-7h-7zM195 425h7v7h-7zM195 511h7v15h-7zM181 678h7v8h-7zM368 729h15v7h-15z">
          <text:p/>
        </draw:path>
        <draw:polygon draw:style-name="gr32" draw:text-style-name="P2" draw:layer="layout" svg:width="0.008cm" svg:height="0.014cm" svg:x="10.252cm" svg:y="5.174cm" svg:viewBox="0 0 9 15" draw:points="0,0 9,0 9,15 0,15">
          <text:p/>
        </draw:polygon>
        <draw:polygon draw:style-name="gr32" draw:text-style-name="P2" draw:layer="layout" svg:width="0.007cm" svg:height="0.007cm" svg:x="10.195cm" svg:y="5.217cm" svg:viewBox="0 0 8 8" draw:points="0,0 8,0 8,8 0,8">
          <text:p/>
        </draw:polygon>
        <draw:polygon draw:style-name="gr32" draw:text-style-name="P2" draw:layer="layout" svg:width="0.007cm" svg:height="0.007cm" svg:x="10.166cm" svg:y="5.412cm" svg:viewBox="0 0 8 8" draw:points="0,0 8,0 8,8 0,8">
          <text:p/>
        </draw:polygon>
        <draw:polygon draw:style-name="gr32" draw:text-style-name="P2" draw:layer="layout" svg:width="0.007cm" svg:height="0.007cm" svg:x="11.262cm" svg:y="5.664cm" svg:viewBox="0 0 8 8" draw:points="0,0 8,0 8,8 0,8">
          <text:p/>
        </draw:polygon>
        <draw:polygon draw:style-name="gr32" draw:text-style-name="P2" draw:layer="layout" svg:width="0.007cm" svg:height="0.007cm" svg:x="11.24cm" svg:y="5.679cm" svg:viewBox="0 0 8 8" draw:points="0,0 8,0 8,8 0,8">
          <text:p/>
        </draw:polygon>
        <draw:polygon draw:style-name="gr32" draw:text-style-name="P2" draw:layer="layout" svg:width="0.007cm" svg:height="0.007cm" svg:x="11.24cm" svg:y="5.693cm" svg:viewBox="0 0 8 8" draw:points="0,0 8,0 8,8 0,8">
          <text:p/>
        </draw:polygon>
        <draw:polygon draw:style-name="gr32" draw:text-style-name="P2" draw:layer="layout" svg:width="0.007cm" svg:height="0.007cm" svg:x="11.406cm" svg:y="5.816cm" svg:viewBox="0 0 8 8" draw:points="0,0 8,0 8,8 0,8">
          <text:p/>
        </draw:polygon>
        <draw:polygon draw:style-name="gr32" draw:text-style-name="P2" draw:layer="layout" svg:width="0.007cm" svg:height="0.014cm" svg:x="11.399cm" svg:y="5.823cm" svg:viewBox="0 0 8 15" draw:points="0,0 8,0 8,15 0,15">
          <text:p/>
        </draw:polygon>
        <draw:polygon draw:style-name="gr32" draw:text-style-name="P2" draw:layer="layout" svg:width="0.014cm" svg:height="0.007cm" svg:x="11.428cm" svg:y="5.83cm" svg:viewBox="0 0 15 8" draw:points="0,0 15,0 15,8 0,8">
          <text:p/>
        </draw:polygon>
        <draw:polygon draw:style-name="gr32" draw:text-style-name="P2" draw:layer="layout" svg:width="0.007cm" svg:height="0.007cm" svg:x="11.464cm" svg:y="5.859cm" svg:viewBox="0 0 8 8" draw:points="0,0 8,0 8,8 0,8">
          <text:p/>
        </draw:polygon>
        <draw:polygon draw:style-name="gr32" draw:text-style-name="P2" draw:layer="layout" svg:width="0.022cm" svg:height="0.008cm" svg:x="10.959cm" svg:y="5.88cm" svg:viewBox="0 0 23 9" draw:points="0,0 23,0 23,9 0,9">
          <text:p/>
        </draw:polygon>
        <draw:polygon draw:style-name="gr32" draw:text-style-name="P2" draw:layer="layout" svg:width="0.008cm" svg:height="0.015cm" svg:x="12.206cm" svg:y="5.938cm" svg:viewBox="0 0 9 16" draw:points="0,0 9,0 9,16 0,16">
          <text:p/>
        </draw:polygon>
        <draw:polygon draw:style-name="gr32" draw:text-style-name="P2" draw:layer="layout" svg:width="0.007cm" svg:height="0.007cm" svg:x="12.228cm" svg:y="5.953cm" svg:viewBox="0 0 8 8" draw:points="0,0 8,0 8,8 0,8">
          <text:p/>
        </draw:polygon>
        <draw:polygon draw:style-name="gr32" draw:text-style-name="P2" draw:layer="layout" svg:width="0.015cm" svg:height="0.014cm" svg:x="11.997cm" svg:y="5.974cm" svg:viewBox="0 0 16 15" draw:points="0,0 0,15 16,15 16,8 7,8 7,0">
          <text:p/>
        </draw:polygon>
        <draw:polygon draw:style-name="gr32" draw:text-style-name="P2" draw:layer="layout" svg:width="0.007cm" svg:height="0.015cm" svg:x="12.062cm" svg:y="5.981cm" svg:viewBox="0 0 8 16" draw:points="0,0 8,0 8,16 0,16">
          <text:p/>
        </draw:polygon>
        <draw:polygon draw:style-name="gr32" draw:text-style-name="P2" draw:layer="layout" svg:width="0.058cm" svg:height="0.13cm" svg:x="10.858cm" svg:y="5.88cm" svg:viewBox="0 0 59 131" draw:points="44,0 44,8 37,8 37,22 23,22 23,29 0,29 0,101 7,101 7,117 0,117 0,124 7,124 7,131 37,131 37,117 51,117 51,94 44,94 44,87 59,87 59,29 51,29 51,22 59,22 59,0">
          <text:p/>
        </draw:polygon>
        <draw:polygon draw:style-name="gr32" draw:text-style-name="P2" draw:layer="layout" svg:width="0.021cm" svg:height="0.014cm" svg:x="12.084cm" svg:y="6.003cm" svg:viewBox="0 0 22 15" draw:points="7,0 7,8 0,8 0,15 22,15 22,8 15,8 15,0">
          <text:p/>
        </draw:polygon>
        <draw:polygon draw:style-name="gr32" draw:text-style-name="P2" draw:layer="layout" svg:width="0.007cm" svg:height="0.007cm" svg:x="12.062cm" svg:y="6.032cm" svg:viewBox="0 0 8 8" draw:points="0,0 8,0 8,8 0,8">
          <text:p/>
        </draw:polygon>
        <draw:polygon draw:style-name="gr32" draw:text-style-name="P2" draw:layer="layout" svg:width="0.014cm" svg:height="0.014cm" svg:x="12.041cm" svg:y="6.039cm" svg:viewBox="0 0 15 15" draw:points="0,0 0,15 15,15 15,7 7,7 7,0">
          <text:p/>
        </draw:polygon>
        <draw:polygon draw:style-name="gr32" draw:text-style-name="P2" draw:layer="layout" svg:width="0.014cm" svg:height="0.008cm" svg:x="12.055cm" svg:y="6.053cm" svg:viewBox="0 0 15 9" draw:points="0,0 15,0 15,9 0,9">
          <text:p/>
        </draw:polygon>
        <draw:polygon draw:style-name="gr32" draw:text-style-name="P2" draw:layer="layout" svg:width="0.022cm" svg:height="0.015cm" svg:x="11.918cm" svg:y="6.053cm" svg:viewBox="0 0 23 16" draw:points="15,0 15,9 0,9 0,16 23,16 23,0">
          <text:p/>
        </draw:polygon>
        <draw:polygon draw:style-name="gr32" draw:text-style-name="P2" draw:layer="layout" svg:width="0.05cm" svg:height="0.029cm" svg:x="12.113cm" svg:y="6.082cm" svg:viewBox="0 0 51 30" draw:points="22,0 22,8 37,8 37,22 22,22 22,15 15,15 15,8 0,8 0,22 15,22 15,30 44,30 44,22 51,22 51,8 44,8 44,0">
          <text:p/>
        </draw:polygon>
        <draw:polygon draw:style-name="gr32" draw:text-style-name="P2" draw:layer="layout" svg:width="0.036cm" svg:height="0.021cm" svg:x="10.505cm" svg:y="6.126cm" svg:viewBox="0 0 37 22" draw:points="0,0 0,14 8,14 8,22 37,22 37,14 30,14 30,0">
          <text:p/>
        </draw:polygon>
        <draw:polygon draw:style-name="gr32" draw:text-style-name="P2" draw:layer="layout" svg:width="0.007cm" svg:height="0.014cm" svg:x="11.925cm" svg:y="6.133cm" svg:viewBox="0 0 8 15" draw:points="0,0 8,0 8,15 0,15">
          <text:p/>
        </draw:polygon>
        <draw:polygon draw:style-name="gr32" draw:text-style-name="P2" draw:layer="layout" svg:width="0.014cm" svg:height="0.007cm" svg:x="11.954cm" svg:y="6.14cm" svg:viewBox="0 0 15 8" draw:points="0,0 15,0 15,8 0,8">
          <text:p/>
        </draw:polygon>
        <draw:polygon draw:style-name="gr32" draw:text-style-name="P2" draw:layer="layout" svg:width="0.022cm" svg:height="0.028cm" svg:x="11.658cm" svg:y="6.126cm" svg:viewBox="0 0 23 29" draw:points="0,0 0,15 8,15 8,22 16,22 16,29 23,29 23,7 16,7 16,0">
          <text:p/>
        </draw:polygon>
        <draw:polygon draw:style-name="gr32" draw:text-style-name="P2" draw:layer="layout" svg:width="0.007cm" svg:height="0.007cm" svg:x="11.911cm" svg:y="6.147cm" svg:viewBox="0 0 8 8" draw:points="0,0 8,0 8,8 0,8">
          <text:p/>
        </draw:polygon>
        <draw:polygon draw:style-name="gr32" draw:text-style-name="P2" draw:layer="layout" svg:width="0.007cm" svg:height="0.007cm" svg:x="12.019cm" svg:y="6.147cm" svg:viewBox="0 0 8 8" draw:points="0,0 8,0 8,8 0,8">
          <text:p/>
        </draw:polygon>
        <draw:polygon draw:style-name="gr32" draw:text-style-name="P2" draw:layer="layout" svg:width="0.014cm" svg:height="0.015cm" svg:x="12.163cm" svg:y="6.147cm" svg:viewBox="0 0 15 16" draw:points="0,0 0,7 8,7 8,16 15,16 15,0">
          <text:p/>
        </draw:polygon>
        <draw:polygon draw:style-name="gr32" draw:text-style-name="P2" draw:layer="layout" svg:width="0.007cm" svg:height="0.008cm" svg:x="12.026cm" svg:y="6.154cm" svg:viewBox="0 0 8 9" draw:points="0,0 8,0 8,9 0,9">
          <text:p/>
        </draw:polygon>
        <draw:polygon draw:style-name="gr32" draw:text-style-name="P2" draw:layer="layout" svg:width="0.072cm" svg:height="0.065cm" svg:x="10.397cm" svg:y="6.133cm" svg:viewBox="0 0 73 66" draw:points="37,0 37,7 22,7 22,14 0,14 0,30 7,30 7,37 14,37 14,44 22,44 22,51 37,51 37,59 44,59 44,66 51,66 51,59 58,59 58,37 73,37 73,21 58,21 58,14 44,14 44,0">
          <text:p/>
        </draw:polygon>
        <draw:polygon draw:style-name="gr32" draw:text-style-name="P2" draw:layer="layout" svg:width="0.022cm" svg:height="0.036cm" svg:x="12.127cm" svg:y="6.162cm" svg:viewBox="0 0 23 37" draw:points="8,0 8,22 0,22 0,30 8,30 8,37 16,37 16,15 23,15 23,0">
          <text:p/>
        </draw:polygon>
        <draw:polygon draw:style-name="gr32" draw:text-style-name="P2" draw:layer="layout" svg:width="0.021cm" svg:height="0.014cm" svg:x="10.303cm" svg:y="6.205cm" svg:viewBox="0 0 22 15" draw:points="0,0 0,7 8,7 8,15 15,15 15,7 22,7 22,0">
          <text:p/>
        </draw:polygon>
        <draw:polygon draw:style-name="gr32" draw:text-style-name="P2" draw:layer="layout" svg:width="0.029cm" svg:height="0.043cm" svg:x="11.73cm" svg:y="6.191cm" svg:viewBox="0 0 30 44" draw:points="16,0 16,15 0,15 0,37 9,37 9,44 16,44 16,22 23,22 23,7 30,7 30,0">
          <text:p/>
        </draw:polygon>
        <draw:polygon draw:style-name="gr32" draw:text-style-name="P2" draw:layer="layout" svg:width="0.029cm" svg:height="0.022cm" svg:x="12.199cm" svg:y="6.212cm" svg:viewBox="0 0 30 23" draw:points="0,0 0,23 16,23 16,16 30,16 30,7 23,7 23,0">
          <text:p/>
        </draw:polygon>
        <draw:polygon draw:style-name="gr32" draw:text-style-name="P2" draw:layer="layout" svg:width="0.021cm" svg:height="0.015cm" svg:x="12.012cm" svg:y="6.219cm" svg:viewBox="0 0 22 16" draw:points="7,0 7,8 0,8 0,16 22,16 22,0">
          <text:p/>
        </draw:polygon>
        <draw:polygon draw:style-name="gr32" draw:text-style-name="P2" draw:layer="layout" svg:width="0.007cm" svg:height="0.007cm" svg:x="12.055cm" svg:y="6.234cm" svg:viewBox="0 0 8 8" draw:points="0,0 8,0 8,8 0,8">
          <text:p/>
        </draw:polygon>
        <draw:polygon draw:style-name="gr32" draw:text-style-name="P2" draw:layer="layout" svg:width="0.122cm" svg:height="0.216cm" svg:x="10.815cm" svg:y="6.039cm" svg:viewBox="0 0 123 217" draw:points="66,0 66,7 58,7 58,22 36,22 36,29 0,29 0,51 7,51 7,58 14,58 14,65 21,65 21,87 29,87 29,108 14,108 14,115 29,115 29,123 36,123 36,130 21,130 21,153 14,153 14,189 21,189 21,203 29,203 29,210 51,210 51,217 58,217 58,181 87,181 87,189 102,189 102,181 109,181 109,137 116,137 116,108 109,108 109,65 123,65 123,58 116,58 116,43 109,43 109,22 102,22 102,0">
          <text:p/>
        </draw:polygon>
        <draw:polygon draw:style-name="gr32" draw:text-style-name="P2" draw:layer="layout" svg:width="0.007cm" svg:height="0.014cm" svg:x="12.062cm" svg:y="6.241cm" svg:viewBox="0 0 8 15" draw:points="0,0 8,0 8,15 0,15">
          <text:p/>
        </draw:polygon>
        <draw:polygon draw:style-name="gr32" draw:text-style-name="P2" draw:layer="layout" svg:width="0.021cm" svg:height="0.014cm" svg:x="12.149cm" svg:y="6.241cm" svg:viewBox="0 0 22 15" draw:points="0,0 0,15 8,15 8,8 22,8 22,0">
          <text:p/>
        </draw:polygon>
        <draw:polygon draw:style-name="gr32" draw:text-style-name="P2" draw:layer="layout" svg:width="0.007cm" svg:height="0.008cm" svg:x="12.091cm" svg:y="6.255cm" svg:viewBox="0 0 8 9" draw:points="0,0 8,0 8,9 0,9">
          <text:p/>
        </draw:polygon>
        <draw:polygon draw:style-name="gr32" draw:text-style-name="P2" draw:layer="layout" svg:width="0.029cm" svg:height="0.022cm" svg:x="11.723cm" svg:y="6.248cm" svg:viewBox="0 0 30 23" draw:points="0,0 0,23 30,23 30,7 23,7 23,0">
          <text:p/>
        </draw:polygon>
        <draw:polygon draw:style-name="gr32" draw:text-style-name="P2" draw:layer="layout" svg:width="0.014cm" svg:height="0.022cm" svg:x="11.99cm" svg:y="6.255cm" svg:viewBox="0 0 15 23" draw:points="8,0 8,8 0,8 0,23 15,23 15,0">
          <text:p/>
        </draw:polygon>
        <draw:polygon draw:style-name="gr32" draw:text-style-name="P2" draw:layer="layout" svg:width="0.009cm" svg:height="0.007cm" svg:x="12.105cm" svg:y="6.27cm" svg:viewBox="0 0 10 8" draw:points="0,0 10,0 10,8 0,8">
          <text:p/>
        </draw:polygon>
        <draw:polygon draw:style-name="gr32" draw:text-style-name="P2" draw:layer="layout" svg:width="0.008cm" svg:height="0.014cm" svg:x="12.069cm" svg:y="6.277cm" svg:viewBox="0 0 9 15" draw:points="0,0 9,0 9,15 0,15">
          <text:p/>
        </draw:polygon>
        <draw:polygon draw:style-name="gr32" draw:text-style-name="P2" draw:layer="layout" svg:width="0.021cm" svg:height="0.007cm" svg:x="12.221cm" svg:y="6.284cm" svg:viewBox="0 0 22 8" draw:points="0,0 22,0 22,8 0,8">
          <text:p/>
        </draw:polygon>
        <draw:polygon draw:style-name="gr32" draw:text-style-name="P2" draw:layer="layout" svg:width="0.008cm" svg:height="0.016cm" svg:x="12.033cm" svg:y="6.284cm" svg:viewBox="0 0 9 17" draw:points="0,0 9,0 9,17 0,17">
          <text:p/>
        </draw:polygon>
        <draw:polygon draw:style-name="gr32" draw:text-style-name="P2" draw:layer="layout" svg:width="0.007cm" svg:height="0.008cm" svg:x="12.25cm" svg:y="6.291cm" svg:viewBox="0 0 8 9" draw:points="0,0 8,0 8,9 0,9">
          <text:p/>
        </draw:polygon>
        <draw:polygon draw:style-name="gr32" draw:text-style-name="P2" draw:layer="layout" svg:width="0.015cm" svg:height="0.022cm" svg:x="11.752cm" svg:y="6.291cm" svg:viewBox="0 0 16 23" draw:points="0,0 0,15 8,15 8,23 16,23 16,0">
          <text:p/>
        </draw:polygon>
        <draw:polygon draw:style-name="gr32" draw:text-style-name="P2" draw:layer="layout" svg:width="0.008cm" svg:height="0.014cm" svg:x="12.242cm" svg:y="6.299cm" svg:viewBox="0 0 9 15" draw:points="0,0 9,0 9,15 0,15">
          <text:p/>
        </draw:polygon>
        <draw:polygon draw:style-name="gr32" draw:text-style-name="P2" draw:layer="layout" svg:width="0.008cm" svg:height="0.007cm" svg:x="12.278cm" svg:y="6.306cm" svg:viewBox="0 0 9 8" draw:points="0,0 9,0 9,8 0,8">
          <text:p/>
        </draw:polygon>
        <draw:polygon draw:style-name="gr32" draw:text-style-name="P2" draw:layer="layout" svg:width="0.007cm" svg:height="0.021cm" svg:x="12.098cm" svg:y="6.299cm" svg:viewBox="0 0 8 22" draw:points="0,0 8,0 8,22 0,22">
          <text:p/>
        </draw:polygon>
        <draw:polygon draw:style-name="gr32" draw:text-style-name="P2" draw:layer="layout" svg:width="0.021cm" svg:height="0.021cm" svg:x="12.113cm" svg:y="6.299cm" svg:viewBox="0 0 22 22" draw:points="0,0 0,22 14,22 14,7 22,7 22,0">
          <text:p/>
        </draw:polygon>
        <draw:polygon draw:style-name="gr32" draw:text-style-name="P2" draw:layer="layout" svg:width="0.014cm" svg:height="0.007cm" svg:x="12.149cm" svg:y="6.313cm" svg:viewBox="0 0 15 8" draw:points="0,0 15,0 15,8 0,8">
          <text:p/>
        </draw:polygon>
        <draw:polygon draw:style-name="gr32" draw:text-style-name="P2" draw:layer="layout" svg:width="0.007cm" svg:height="0.014cm" svg:x="12.113cm" svg:y="6.335cm" svg:viewBox="0 0 8 15" draw:points="0,0 8,0 8,15 0,15">
          <text:p/>
        </draw:polygon>
        <draw:polygon draw:style-name="gr32" draw:text-style-name="P2" draw:layer="layout" svg:width="0.007cm" svg:height="0.007cm" svg:x="12.048cm" svg:y="6.349cm" svg:viewBox="0 0 8 8" draw:points="0,0 8,0 8,8 0,8">
          <text:p/>
        </draw:polygon>
        <draw:polygon draw:style-name="gr32" draw:text-style-name="P2" draw:layer="layout" svg:width="0.036cm" svg:height="0.043cm" svg:x="12.307cm" svg:y="6.32cm" svg:viewBox="0 0 37 44" draw:points="15,0 15,16 7,16 7,23 0,23 0,44 15,44 15,37 22,37 22,30 29,30 29,8 37,8 37,0">
          <text:p/>
        </draw:polygon>
        <draw:polygon draw:style-name="gr32" draw:text-style-name="P2" draw:layer="layout" svg:width="0.014cm" svg:height="0.008cm" svg:x="12.12cm" svg:y="6.363cm" svg:viewBox="0 0 15 9" draw:points="0,0 15,0 15,9 0,9">
          <text:p/>
        </draw:polygon>
        <draw:polygon draw:style-name="gr32" draw:text-style-name="P2" draw:layer="layout" svg:width="0.007cm" svg:height="0.008cm" svg:x="12.322cm" svg:y="6.363cm" svg:viewBox="0 0 8 9" draw:points="0,0 8,0 8,9 0,9">
          <text:p/>
        </draw:polygon>
        <draw:polygon draw:style-name="gr32" draw:text-style-name="P2" draw:layer="layout" svg:width="0.007cm" svg:height="0.015cm" svg:x="11.904cm" svg:y="6.392cm" svg:viewBox="0 0 8 16" draw:points="0,0 8,0 8,16 0,16">
          <text:p/>
        </draw:polygon>
        <draw:polygon draw:style-name="gr32" draw:text-style-name="P2" draw:layer="layout" svg:width="0.014cm" svg:height="0.021cm" svg:x="11.94cm" svg:y="6.407cm" svg:viewBox="0 0 15 22" draw:points="0,0 0,7 8,7 8,22 15,22 15,0">
          <text:p/>
        </draw:polygon>
        <draw:polygon draw:style-name="gr32" draw:text-style-name="P2" draw:layer="layout" svg:width="0.007cm" svg:height="0.007cm" svg:x="12.264cm" svg:y="6.421cm" svg:viewBox="0 0 8 8" draw:points="0,0 8,0 8,8 0,8">
          <text:p/>
        </draw:polygon>
        <draw:path draw:style-name="gr32" draw:text-style-name="P2" draw:layer="layout" svg:width="3.065cm" svg:height="3.302cm" svg:x="9.524cm" svg:y="3.148cm" svg:viewBox="0 0 3066 3303" svg:d="M1962 0v14h15v7h-8v29h-7v7h7v8h-14v-8h-7v-21h7v-8h-14v-7h-7v22h-8v-29h-7v-7h-14v29h-8v-8h-14v15h-7v7h14v7h-7v8h-14v-8h-15v8h7v14h-14v7h-7v-21h-22v7h-7v14h14v-7h7v22h-7v14h-7v-14h-7v7h-7v7h-15v14h8v-7h7v15h-7v21h-22v7h-7v8h-8v-15h-7v15h-7v-29h7v-15h-7v-7h-14v7h7v8h-7v7h-15v21h-14v29h7v8h7v14h-7v-7h-14v-7h-29v7h14v7h-14v7h-7v7h7v15h7v-7h7v14h7v14h-21v8h7v14h-22v-14h8v-15h-8v7h-14v15h-7v-58h-8v29h-7v22h-7v-15h-7v7h-7v8h-8v29h15v-15h7v22h7v7h22v-7h7v14h15v7h-8v15h-7v-7h-29v7h7v7h-14v7h-7v15h14v21h-14v7h-15v8h8v14h-8v7h-7v22h-7v-7h-7v14h7v14h-14v8h-8v7h-7v43h-22v7h-7v8h15v21h-8v15h8v14h-22v14h14v22h-21v-7h-8v14h-22v8h-7v7h29v14h-29v15h-15v14h-7v22h-21v21h-8v29h-7v7h-7v8h-7v-8h-8v-14h-7v-7h-14v7h-7v7h7v22h-7v14h-15v8h7v7h-7v14h-7v-14h-22v7h-14v21h14v8h-50v14h7v-7h7v14h-7v8h-22v-8h-7v15h-14v21h-7v-7h-15v22h7v7h-14v14h14v15h-14v14h7v15h-7v21h-7v8h7v7h-7v14h7v15h7v14h-14v14h7v-7h7v7h15v8h-8v7h-7v14h-7v15h14v-15h15v15h7v7h-36v43h7v-14h22v-15h7v15h14v7h-14v14h-7v15h-22v29h7v7h8v7h-8v7h15v8h14v14h15v14h21v15h8v-7h36v-15h21v-7h15v-14h14v-15h7v-7h7v-7h8v-15h14v-7h22v-7h7v-15h14v-21h8v7h7v14h21v15h-7v7h7v58h8v14h8v15h14v7h-7v7h14v22h8v7h-8v14h8v7h7v15h14v30h8v14h14v7h7v15h-7v7h-7v7h7v7h-14v8h7v14h14v14h7v22h-7v7h7v7h8v15h28v-15h15v8h7v-8h7v-28h-7v-8h7v-14h8v-7h21v-7h15v-8h36v8h7v-8h7v-21h7v-8h-7v-7h7v-21h7v-8h-7v-15h7v-7h8v-7h-8v-15h8v-29h-8v-14h-7v-22h15v-28h7v-8h-15v-14h8v-15h14v-14h7v-7h15v-7h7v-8h14v-21h15v-7h7v-29h-7v-15h14v-29h-7v-7h-7v-7h-8v-22h-7v-7h-7v15h-7v-22h-29v-7h-22v-29h-7v-7h7v-8h-7v-50h15v-7h-8v-7h-7v-22h7v-51h8v15h7v-29h7v-7h7v-36h15v-15h7v15h7v-29h7v-7h15v-22h21v-7h15v-22h7v-7h-7v-14h14v-29h7v-15h-7v-7h-7v-7h-7v-7h7v-29h7v-22h15v-21h14v-8h-7v-7h-7v-7h14v-14h15v7h21v-7h7v-8h7v8h8v-8h7v8h7v7h29v7h7v7h7v29h8v7h-8v8h8v14h-22v21h-7v8h-7v14h-8v22h-7v7h-7v7h7v7h-7v8h-7v14h-8v-7h-7v7h-7v14h7v-7h7v15h-21v21h7v8h-21v14h-8v7h-7v7h7v8h-7v7h-14v22h7v21h7v14h7v29h8v8h7v21h7v15h7v7h-7v43h-7v7h7v15h7v7h-7v14h29v15h7v-7h14v7h-7v7h7v7h8v15h7v-8h14v-7h7v15h22v7h22v-7h-7v-8h14v-7h7v-7h22v-14h21v-15h29v-7h15v-7h7v-15h21v-7h8v-7h14v-7h22v-8h21v-14h15v22h-7v7h21v-7h7v7h8v7h28v-7h15v14h7v7h-29v8h-14v14h-22v22h-7v-7h-14v7h7v36h-15v-7h-21v7h-22v-7h-14v7h-15v-7h-28v14h-22v14h-7v-7h-8v7h-7v8h-14v7h-7v7h-15v7h-7v15h-7v7h-7v14h7v-7h7v15h7v14h-7v7h-7v-14h-7v14h-29v15h-8v7h-7v7h-14v14h21v8h8v-8h14v-7h7v-7h8v-14h7v-8h14v-7h7v22h22v7h7v-7h7v-7h-7v-8h15v8h7v14h-7v7h7v7h-7v29h7v22h7v14h7v8h-7v14h-7v7h-15v15h-7v-8h-29v-7h8v-7h-8v-7h-14v-7h-7v-8h-15v-21h-14v7h-7v7h-8v7h-7v8h-7v14h-7v7h-7v7h7v29h-7v7h-8v29h8v23h-8v7h8v14h7v37h7v14h7v7h7v51h-21v7h-44v14h8v36h-22v8h7v7h-14v7h-7v-7h-29v-7h-22v-8h7v-7h-7v-21h-29v7h-14v7h-7v14h-15v-7h-7v7h-21v8h-8v14h-14v22h-22v7h-7v-7h-7v7h-7v7h-22v7h-22v15h-43v-8h-7v-14h-22v-14h15v-22h-8v7h-7v7h-7v-14h-7v22h-7v-8h-8v8h-7v-8h-14v8h-7v7h-8v7h-7v7h-29v7h7v15h-29v-15h-8v15h-14v-15h7v-14h7v7h8v-21h-44v-8h-21v-7h-7v-7h7v-14h-15v-15h8v-14h-22v-7h7v-22h7v-7h8v21h7v8h14v7h7v14h15v-50h-15v-22h-14v14h-22v-14h8v-14h21v-51h7v22h15v-15h7v-7h7v-14h-29v-15h-7v-37h7v-21h8v-8h-8v-7h8v-7h-8v-7h-7v-7h-7v7h-22v29h-14v14h-29v7h-22v8h-14v22h7v7h22v7h-29v-7h-7v36h-7v15h7v7h14v22h-14v14h-7v14h21v8h15v7h-8v14h8v44h7v7h7v21h-22v8h8v14h7v7h7v7h-7v15h14v7h-36v29h-7v7h-14v-21h-8v-8h-36v8h-7v7h-7v7h-7v7h-44v7h-7v-14h-7v14h-14v8h-22v36h14v28h-14v8h-7v7h-7v-7h-8v-8h-7v-14h22v-7h-7v-7h-15v-22h-7v7h-7v36h-7v15h7v7h-15v7h-7v15h-7v7h-7v14h-8v15h-7v-8h-14v22h-15v7h15v15h-7v-8h-36v8h-8v14h-7v-7h-14v7h-29v7h-22v15h-7v7h-7v43h7v15h-7v-8h-15v22h-21v-7h-7v7h-22v14h-7v-7h-15v15h-7v-8h-7v15h7v7h-7v7h-7v8h-29v-8h-7v-7h-15v-7h-14v-7h-15v-15h-7v-7h-7v-7h-15v7h8v7h-8v15h8v21h7v8h-7v28h-8v8h15v7h-29v-7h-7v7h-15v-7h-21v7h-15v-22h-7v-7h-7v-7h-36v7h-15v-7h-14v7h-36v7h-7v15h7v7h14v7h8v14h-8v8h-7v7h-7v7h7v7h22v7h7v-7h7v7h7v8h8v-8h7v22h7v7h15v8h36v14h-8v14h15v7h7v8h7v21h-14v8h7v21h14v7h-7v15h7v7h22v7h7v15h7v21h-7v7h-7v22h7v-7h7v29h-14v7h-7v7h14v7h-7v8h-7v7h-7v7h7v22h7v7h-7v7h-7v7h-15v22h7v7h-7v7h7v8h-7v7h-14v36h-7v7h-8v7h-21v-7h-15v7h-7v-7h-22v-7h-7v-7h-21v7h-15v-7h-7v-8h-7v-7h-7v-7h-8v7h-36v7h-14v-7h-22v-14h-21v-7h-15v-8h-21v-7h-8v-7h-14v7h-14v-7h-29v-7h-36v-7h-8v-8h-7v-14h-21v-7h-22v7h-22v14h-7v8h-21v-8h-8v8h-7v-8h-7v8h-7v7h-15v7h-7v7h7v15h15v7h-8v14h-7v7h22v8h-7v7h-8v-7h-7v14h7v7h8v7h-15v29h-7v22h7v14h-7v65h-14v22h-8v7h-7v29h-7v7h-7v22h-15v21h-7v8h-14v7h-7v21h-15v44h7v21h22v-7h14v15h-7v7h-7v21h7v8h-14v7h7v7h-7v15h-7v21h7v15h-15v14h-7v7h7v7h8v-14h7v7h29v7h7v8h7v14h22v-7h7v-7h14v7h29v7h22v14h14v8h7v36h8v7h7v21h-7v8h7v14h7v-14h7v14h7v15h22v-8h14v-7h8v-22h7v8h50v-15h8v7h7v-7h43v7h43v8h44v7h7v-15h7v8h7v7h22v-7h14v-8h7v-21h8v-7h21v-15h15v-7h7v7h7v-14h7v14h8v-14h21v-15h7v-21h8v-15h7v-7h7v-7h14v-7h15v-7h14v-15h-7v-14h-7v-7h-7v-15h7v-7h-15v-22h15v-7h-7v-7h14v-7h7v-22h7v-7h15v-15h14v-7h8v-7h7v-22h21v-14h8v-7h7v-15h14v7h7v-14h8v7h7v-14h7v14h15v-7h28v-22h8v7h14v-14h7v-7h22v7h7v-14h14v-7h15v-8h-7v-29h7v-7h-7v-21h-8v-8h-7v-7h7v-14h8v-7h-8v-15h8v7h7v-21h7v-7h7v7h8v-7h7v-8h21v-7h29v7h7v-7h15v7h7v15h22v-22h7v15h7v7h7v14h15v7h21v8h8v-8h7v15h21v-15h15v8h7v-22h14v-7h8v-15h14v-7h7v-7h15v-7h14v7h7v-7h22v-22h7v-14h15v-15h14v-7h29v14h21v8h15v7h14v7h22v22h7v29h7v7h8v14h7v29h-7v7h21v7h7v8h8v14h8v7h7v7h14v15h22v14h15v8h7v14h14v14h15v7h14v22h29v15h22v-8h7v8h29v7h14v21h7v8h22v7h7v14h7v-7h22v15h7v7h15v29h7v7h14v7h7v-7h22v21h7v15h7v22h15v21h7v7h-7v15h7v14h-14v7h-8v15h8v14h-8v7h-7v8h-7v-8h-15v8h-14v14h-36v7h-36v8h-29v7h-7v-7h-22v-8h-28v8h-22v-8h-22v29h-7v14h36v15h22v7h7v7h22v8h7v7h43v7h14v14h8v15h21v7h8v-7h7v7h7v-29h14v-29h-7v-36h7v-28h15v-15h-8v-7h22v22h29v-8h7v-14h7v-15h8v-7h14v-14h-7v-15h-7v-7h7v-14h22v-7h21v-44h-7v-7h-7v-7h-22v-7h-14v-8h-8v-14h8v-7h7v-7h-7v-15h14v-29h36v8h22v7h29v14h7v15h7v7h14v-15h8v-28h-8v-8h-7v-7h-14v-7h-7v-7h-15v-8h-22v-7h-7v-14h-14v7h-7v-14h-15v-8h-14v-7h-29v-7h-14v-7h-22v-8h-7v-7h14v-14h15v-7h-8v-7h-29v7h-14v-7h-14v7h-15v-7h-7v-8h-22v-7h-14v-7h-7v-15h-7v-7h-8v-7h-14v-22h-14v-7h7v-7h-7v-22h-8v-28h-14v-15h-22v-7h-14v-7h-15v-15h-7v-7h-14v-7h-7v-15h-8v-14h-7v-7h-7v-15h7v-7h7v-7h8v-14h-8v-8h-7v-21h-7v-15h7v-7h7v-7h22v-7h29v-8h14v8h8v-15h14v22h-7v29h7v21h7v8h7v7h8v-7h7v-15h7v-29h22v22h-8v7h15v-7h21v7h-7v43h15v22h21v7h-14v7h7v15h7v7h22v14h21v15h8v7h21v-7h15v14h7v-7h14v15h8v7h14v7h15v7h-15v15h-22v7h29v-15h29v8h22v7h14v14h7v7h15v8h21v-8h8v22h7v7h14v7h8v8h14v14h7v-7h15v7h7v15h-7v21h-8v14h8v8h-8v7h8v14h-8v29h8v22h7v14h14v8h7v7h8v14h7v-7h7v14h7v15h8v7h7v22h7v7h14v7h7v7h37v-7h7v22h-15v21h8v8h7v7h7v7h43v7h-7v7h-7v8h-7v7h-8v7h-7v7h-7v7h14v8h8v7h14v7h14v36h-7v14h15v8h7v14h14v-22h7v-7h8v15h7v7h7v7h7v-7h15v-15h7v8h14v7h8v14h7v8h7v-15h-7v-14h7v-8h-14v-14h-8v-21h-7v-8h-14v-21h14v7h15v7h14v-7h-7v-7h14v7h15v-7h-8v-8h-21v-7h-7v-21h-8v-8h15v8h21v-15h15v7h14v-7h7v-7h-7v-14h7v-8h-14v-7h7v-7h7v7h8v-14h-8v-7h-7v-8h-21v-7h-15v-7h-21v-7h-8v-8h-14v15h-14v-22h-8v-14h15v7h7v-7h7v-7h-14v-8h-7v-7h-8v-14h-7v-7h-7v-8h-7v-7h-8v-7h-7v-15h7v-7h-7v-21h7v-8h8v-7h7v15h7v7h7v7h44v7h7v7h7v8h7v-8h7v-14h-14v-7h29v7h14v-7h-7v-7h-14v-8h-8v8h-7v-8h-14v-7h-7v-22h21v-7h7v-7h8v-14h21v7h7v-7h8v-7h36v-8h14v8h29v-8h7v22h15v-7h36v7h7v7h-22v7h-14v22h-7v7h7v7h14v8h-7v7h-7v14h7v22h-7v7h14v-14h36v-8h7v15h-7v14h7v8h8v21h14v-7h7v14h-7v8h-7v7h-7v14h21v7h15v8h-22v7h-14v-7h-8v7h-7v7h-14v7h14v8h22v-8h14v8h22v7h7v7h7v22h-7v7h7v7h8v7h21v7h7v8h-14v7h-14v7h7v7h7v-7h7v7h15v-7h14v-7h7v-7h29v7h-22v21h8v8h14v-15h-7v-7h29v7h7v7h14v-14h15v14h14v15h7v7h22v7h7v-7h22v-7h7v-7h7v-8h29v-7h-7v-14h7v-15h-7v-21h7v-15h7v15h8v-7h21v-8h15v8h29v-29h-8v-29h-7v-29h-7v-29h-7v-29h-8v-29h-7v-21h-7v-29h-7v-29h-7v-29h-8v-21h-7v-29h-7v-29h-7v-29h-7v-21h-8v-22h-7v7h-7v7h-7v22h-22v14h-22v-7h-7v7h-29v8h-21v7h-15v-7h-7v7h-7v7h-7v-7h-29v7h-7v-7h-36v-7h-8v7h-7v-7h-7v-15h-7v-7h-15v-7h8v-7h-8v-15h-14v-7h-7v-22h-15v7h-7v-14h7v-7h7v-7h8v-15h-8v-21h8v-29h14v-7h22v-8h-7v-29h-8v-21h8v-22h-15v-7h7v-22h8v-7h-8v-7h-7v-15h7v-7h8v-7h7v7h21v-14h15v-15h-7v-43h-8v-7h-7v-7h7v-15h15v-7h-7v-7h21v-36h15v-29h-8v-7h8v-15h14v-7h29v-7h14v-14h-7v-29h-7v-22h-7v-29h-8v-21h-7v-22h-7v-29h-7v-21h-7v-29h-8v-22h-7v-22h-7v-28h-7v-22h-7v-22h-8v-29h-7v-21h-7v-22h-7v-21h-7v-29h-8v-22h-7v-22h-7v-21h-7v-29h-8v-22h-7v-21h-7v-22h-7v-29h-7v-21h-7v-22h-8v-22h-7v-21h-7v-22h-7v-30h-8v-21h-7v-22h-7v-22h-7v-21h-7v-22h-8v-21h-7v-22h-7v-29h-7v-22h-7v-21h-8v-22h-7v-22h-7v-21h-7v-22h-8v-21h-7v-22h-7v-22h-7v-21h-7v-22h-8v-22h-7v-21h-7v14h-7v15h-7v-8h-8v-7h-7v-7h-7v-14h-7v-8h-7v-7h-8v-14h-7v-7h-7v-8h-15v-7h8v-7h14v-15h15v-21h7v14h14v-21h-7v-22h-7v-22h-7v-21h-8v-22h-7v-14h-7v-22h-7v-22h-8v-21h-7v-22h-7v-22h-7v-21h-7v-22h-8v-21h-7v-15h-7v-21h-7v-22h-7v-22h-8v-21h-7v-22h-7v-14h-7v-22h-7v-22h-8v-21h-7v-22h-7v-14h-7v-22h-8v-22h-14v-7h7v-14h-7v-22h-7v-14h-7v-22h-7v-22h-8v-21h-7v-15h-7v-21h-7v-22h-8v7h-7v-7h-21v-7h-8v7h-21v15h-7v-8h-8v-7h8v-7h-37v-7h44v-22h7v-7h7v-15h-7v-7h-22v-7h-14v-7h-7v7h-8v-7h-21v14h-7v-14h-15v-7zM1912 14h7v7h-7zM1998 21h8v15h7v7h-15zM1912 43h14v36h-7v7h7v7h-7v22h-7v-36h-7v-14h7zM1840 108h14v7h-14zM1854 115h7v14h-7zM1811 129h7v22h-14v-7h7zM1724 165h8v8h-8zM1696 223h7v15h-7zM1688 238h8v7h-8zM1681 295h15v8h-15zM1652 303h8v14h-8zM1667 303h14v7h-14zM1623 367h8v15h-8zM1616 396h7v7h-7zM1616 411h7v7h8v14h-8v-7h-7zM1559 519h14v7h-14zM1471 728h14v14h-7v8h7v7h-14zM1464 757h7v7h-7zM1435 771h22v15h-36v-8h14zM1384 786h8v7h-8zM2352 836h7v14h-7zM1233 923h14v7h-14zM2366 987h7v8h-7zM1204 995h7v7h8v-7h21v14h-36zM1298 995h14v7h-14zM1247 1002h22v7h-22zM1284 1002h14v7h-14zM1211 1052h15v8h-15zM1240 1081h7v15h-7zM1219 1096h7v7h-7zM1226 1103h7v7h-7zM2467 1110h7v7h-7zM2258 1117h36v29h7v7h-21v-14h-8v-7h-7v-8h-7zM1449 1124h8v15h-8zM1746 1139h14v7h-14zM1782 1139h7v14h8v8h-8v7h-7v-7h-7v-15h7zM1832 1139h8v7h-8zM1442 1153h7v15h-7zM1587 1189h29v15h-7v14h-7v-7h-7v-7h-8zM1559 1211h21v14h-7v15h-7v-22h-7zM1652 1240h8v22h-8v21h-7v-29h7zM1501 1276h7v7h-7zM1370 1391h14v30h-7v-7h-7v7h-7v-7h-7v-15h14zM1384 1421h8v7h-8zM1399 1594h7v7h-7zM1645 1688h43v7h-7v15h-7v-15h-29zM1255 1738h14v8h-14zM1060 1890h14v7h22v14h-22v-7h-7v-7h-7zM2727 2214h7v8h14v7h-7v7h-7v-7h-7zM2705 2294h7v7h-7zM2683 2366h8v14h-8zM2770 2741h29v7h7v7h-7v14h-15v15h-7v7h14v7h-21v8h-15v-8h-7v8h-21v7h-15v7h-7v7h-7v7h-15v-7h-7v-7h-29v7h-7v-7h-7v-7h14v-7h7v-8h8v-7h7v-22h14v-7h29v-14h58zM2071 2755h7v7h-7zM2813 2755h7v7h-7zM2417 2878h14v7h-14zM2373 3022h8v7h-8zM2402 3022h7v14h8v8h-15v-8h-21v-7h21zM2662 3029h7v7h-7zM2417 3044h7v7h-7zM2445 3058h8v7h-8zM2460 3058h7v7h-7zM2344 3072h15v8h22v7h21v14h-7v15h-7v-8h-22v-7h-29v-7h-14v-7h21zM2409 3094h8v7h-8z">
          <text:p/>
        </draw:path>
        <draw:polygon draw:style-name="gr32" draw:text-style-name="P2" draw:layer="layout" svg:width="0.217cm" svg:height="0.058cm" svg:x="12.004cm" svg:y="6.457cm" svg:viewBox="0 0 218 59" draw:points="211,0 211,7 189,7 189,16 182,16 182,23 167,23 167,7 146,7 146,16 139,16 139,7 131,7 131,16 117,16 117,7 88,7 88,16 81,16 81,23 51,23 51,16 44,16 44,7 29,7 29,16 8,16 8,23 0,23 0,44 29,44 29,37 65,37 65,44 81,44 81,52 88,52 88,44 95,44 95,59 102,59 102,52 139,52 139,44 131,44 131,37 160,37 160,30 182,30 182,37 189,37 189,30 196,30 196,23 218,23 218,0">
          <text:p/>
        </draw:polygon>
        <draw:polygon draw:style-name="gr32" draw:text-style-name="P2" draw:layer="layout" svg:width="0.014cm" svg:height="0.007cm" svg:x="11.291cm" svg:y="6.522cm" svg:viewBox="0 0 15 8" draw:points="0,0 15,0 15,8 0,8">
          <text:p/>
        </draw:polygon>
        <draw:polygon draw:style-name="gr15" draw:text-style-name="P2" draw:layer="layout" svg:width="3.288cm" svg:height="3.548cm" svg:x="9.351cm" svg:y="3.104cm" svg:viewBox="0 0 3289 3549" draw:points="0,0 3289,0 3289,3549 0,3549">
          <text:p/>
        </draw:polygon>
        <draw:polygon draw:style-name="gr33" draw:text-style-name="P22" draw:layer="layout" svg:width="0.175cm" svg:height="0.247cm" svg:x="9.4cm" svg:y="6.868cm" svg:viewBox="0 0 176 248" draw:points="0,0 176,0 176,248 0,248">
          <text:p/>
        </draw:polygon>
        <draw:polygon draw:style-name="gr34" draw:text-style-name="P23" draw:layer="layout" svg:width="0.175cm" svg:height="0.247cm" svg:x="9.4cm" svg:y="7.308cm" svg:viewBox="0 0 176 248" draw:points="0,0 176,0 176,248 0,248">
          <text:p/>
        </draw:polygon>
        <draw:polygon draw:style-name="gr35" draw:text-style-name="P24" draw:layer="layout" svg:width="0.175cm" svg:height="0.247cm" svg:x="10.616cm" svg:y="6.868cm" svg:viewBox="0 0 176 248" draw:points="0,0 176,0 176,248 0,248">
          <text:p/>
        </draw:polygon>
        <draw:polygon draw:style-name="gr36" draw:text-style-name="P25" draw:layer="layout" svg:width="0.175cm" svg:height="0.247cm" svg:x="10.616cm" svg:y="7.308cm" svg:viewBox="0 0 176 248" draw:points="0,0 176,0 176,248 0,248">
          <text:p/>
        </draw:polygon>
        <draw:polygon draw:style-name="gr37" draw:text-style-name="P26" draw:layer="layout" svg:width="0.175cm" svg:height="0.247cm" svg:x="11.691cm" svg:y="6.868cm" svg:viewBox="0 0 176 248" draw:points="0,0 176,0 176,248 0,248">
          <text:p/>
        </draw:polygon>
        <draw:polygon draw:style-name="gr38" draw:text-style-name="P27" draw:layer="layout" svg:width="0.175cm" svg:height="0.247cm" svg:x="11.691cm" svg:y="7.308cm" svg:viewBox="0 0 176 248" draw:points="0,0 176,0 176,248 0,248">
          <text:p/>
        </draw:polygon>
        <draw:frame draw:style-name="gr27" draw:text-style-name="P20" draw:layer="layout" svg:width="1.01cm" svg:height="0.217cm" draw:transform="rotate (1.5707963267949) translate (9.567cm 2.212cm)">
          <draw:text-box>
            <text:p text:style-name="P10"><text:span text:style-name="T4">Scots pine</text:span></text:p>
          </draw:text-box>
        </draw:frame>
        <draw:frame draw:style-name="gr26" draw:text-style-name="P28" draw:layer="layout" svg:width="0.904cm" svg:height="0.23cm" svg:x="9.611cm" svg:y="6.904cm">
          <draw:text-box>
            <text:p text:style-name="P10"><text:span text:style-name="T3">Mediterr.</text:span></text:p>
          </draw:text-box>
        </draw:frame>
        <draw:frame draw:style-name="gr26" draw:text-style-name="P28" draw:layer="layout" svg:width="0.752cm" svg:height="0.23cm" svg:x="9.611cm" svg:y="7.344cm">
          <draw:text-box>
            <text:p text:style-name="P10"><text:span text:style-name="T3">Atlantic</text:span></text:p>
          </draw:text-box>
        </draw:frame>
        <draw:frame draw:style-name="gr26" draw:text-style-name="P28" draw:layer="layout" svg:width="0.726cm" svg:height="0.23cm" svg:x="10.827cm" svg:y="6.904cm">
          <draw:text-box>
            <text:p text:style-name="P10"><text:span text:style-name="T3">Contin.</text:span></text:p>
          </draw:text-box>
        </draw:frame>
        <draw:frame draw:style-name="gr26" draw:text-style-name="P28" draw:layer="layout" svg:width="0.637cm" svg:height="0.23cm" svg:x="10.827cm" svg:y="7.344cm">
          <draw:text-box>
            <text:p text:style-name="P10"><text:span text:style-name="T3">Alpine</text:span></text:p>
          </draw:text-box>
        </draw:frame>
        <draw:frame draw:style-name="gr26" draw:text-style-name="P28" draw:layer="layout" svg:width="0.663cm" svg:height="0.23cm" svg:x="11.902cm" svg:y="6.904cm">
          <draw:text-box>
            <text:p text:style-name="P10"><text:span text:style-name="T3">Boreal</text:span></text:p>
          </draw:text-box>
        </draw:frame>
        <draw:frame draw:style-name="gr26" draw:text-style-name="P28" draw:layer="layout" svg:width="0.574cm" svg:height="0.23cm" svg:x="11.902cm" svg:y="7.344cm">
          <draw:text-box>
            <text:p text:style-name="P10"><text:span text:style-name="T3">Other</text:span></text:p>
          </draw:text-box>
        </draw:frame>
        <draw:frame draw:style-name="gr17" draw:text-style-name="P30" draw:layer="layout" svg:width="0.246cm" svg:height="0.352cm" svg:x="1.654cm" svg:y="0.603cm">
          <draw:text-box>
            <text:p text:style-name="P29"><text:span text:style-name="T5">a</text:span></text:p>
          </draw:text-box>
        </draw:frame>
        <draw:frame draw:style-name="gr17" draw:text-style-name="P30" draw:layer="layout" svg:width="0.246cm" svg:height="0.352cm" svg:x="9.454cm" svg:y="0.603cm">
          <draw:text-box>
            <text:p text:style-name="P29"><text:span text:style-name="T5">b</text:span></text:p>
          </draw:text-box>
        </draw:frame>
        <draw:frame draw:style-name="gr17" draw:text-style-name="P30" draw:layer="layout" svg:width="0.246cm" svg:height="0.352cm" svg:x="9.454cm" svg:y="3.203cm">
          <draw:text-box>
            <text:p text:style-name="P29"><text:span text:style-name="T5">c</text:span></text:p>
          </draw:text-box>
        </draw:frame>
        <draw:frame draw:style-name="gr18" draw:text-style-name="P32" draw:layer="layout" svg:width="2.685cm" svg:height="0.299cm" draw:transform="rotate (1.5707963267949) translate (0.37cm 5.529cm)">
          <draw:text-box>
            <text:p text:style-name="P31"><text:span text:style-name="T6">(</text:span><text:span text:style-name="T6">r</text:span><text:span text:style-name="T6">e</text:span><text:span text:style-name="T6">l</text:span><text:span text:style-name="T6">a</text:span><text:span text:style-name="T6">t</text:span><text:span text:style-name="T6">i</text:span><text:span text:style-name="T6">v</text:span><text:span text:style-name="T6">e</text:span><text:span text:style-name="T6"> </text:span><text:span text:style-name="T6">t</text:span><text:span text:style-name="T6">o</text:span><text:span text:style-name="T6"> </text:span><text:span text:style-name="T6">1</text:span><text:span text:style-name="T6">9</text:span><text:span text:style-name="T6">7</text:span><text:span text:style-name="T6">0</text:span><text:span text:style-name="T6">-</text:span><text:span text:style-name="T6">2</text:span><text:span text:style-name="T6">0</text:span><text:span text:style-name="T6">0</text:span><text:span text:style-name="T6">0</text:span><text:span text:style-name="T6">)</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Sans" svg:font-family="NimbusSan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stroke-dash66" draw:style="rect" draw:dots1="1" draw:dots1-length="0.10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2.7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2-20T23:15:12.266013448</dc:date>
    <meta:editing-duration>P1DT5H21M34S</meta:editing-duration>
    <meta:editing-cycles>2</meta:editing-cycles>
    <meta:generator>LibreOffice/24.8.4.2$Linux_X86_64 LibreOffice_project/480$Build-2</meta:generator>
    <meta:print-date>2025-02-19T17:36:57.189263877</meta:print-date>
    <meta:printed-by>PDF files</meta:printed-by>
    <meta:document-statistic meta:object-count="771"/>
  </office:meta>
</office:document-meta>
</file>